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0.472in"/>
    </style:style>
    <style:style style:name="co2" style:family="table-column">
      <style:table-column-properties fo:break-before="auto" style:column-width="0.8193in"/>
    </style:style>
    <style:style style:name="co3" style:family="table-column">
      <style:table-column-properties fo:break-before="auto" style:column-width="0.361in"/>
    </style:style>
    <style:style style:name="co4" style:family="table-column">
      <style:table-column-properties fo:break-before="auto" style:column-width="1.1252in"/>
    </style:style>
    <style:style style:name="co5" style:family="table-column">
      <style:table-column-properties fo:break-before="auto" style:column-width="1.1665in"/>
    </style:style>
    <style:style style:name="co6" style:family="table-column">
      <style:table-column-properties fo:break-before="auto" style:column-width="0.75in"/>
    </style:style>
    <style:style style:name="co7" style:family="table-column">
      <style:table-column-properties fo:break-before="auto" style:column-width="0.6528in"/>
    </style:style>
    <style:style style:name="co8" style:family="table-column">
      <style:table-column-properties fo:break-before="auto" style:column-width="0.8055in"/>
    </style:style>
    <style:style style:name="co9" style:family="table-column">
      <style:table-column-properties fo:break-before="auto" style:column-width="1.0417in"/>
    </style:style>
    <style:style style:name="co10" style:family="table-column">
      <style:table-column-properties fo:break-before="auto" style:column-width="0.2083in"/>
    </style:style>
    <style:style style:name="co11" style:family="table-column">
      <style:table-column-properties fo:break-before="auto" style:column-width="0.9445in"/>
    </style:style>
    <style:style style:name="co12" style:family="table-column">
      <style:table-column-properties fo:break-before="auto" style:column-width="1.361in"/>
    </style:style>
    <style:style style:name="co13" style:family="table-column">
      <style:table-column-properties fo:break-before="auto" style:column-width="0.8339in"/>
    </style:style>
    <style:style style:name="co14" style:family="table-column">
      <style:table-column-properties fo:break-before="auto" style:column-width="1.028in"/>
    </style:style>
    <style:style style:name="co15" style:family="table-column">
      <style:table-column-properties fo:break-before="auto" style:column-width="0.4583in"/>
    </style:style>
    <style:style style:name="co16" style:family="table-column">
      <style:table-column-properties fo:break-before="auto" style:column-width="1.0835in"/>
    </style:style>
    <style:style style:name="co17" style:family="table-column">
      <style:table-column-properties fo:break-before="auto" style:column-width="1.8063in"/>
    </style:style>
    <style:style style:name="co18" style:family="table-column">
      <style:table-column-properties fo:break-before="auto" style:column-width="1.5563in"/>
    </style:style>
    <style:style style:name="co19" style:family="table-column">
      <style:table-column-properties fo:break-before="auto" style:column-width="0.8472in"/>
    </style:style>
    <style:style style:name="co20" style:family="table-column">
      <style:table-column-properties fo:break-before="auto" style:column-width="0.1807in"/>
    </style:style>
    <style:style style:name="co21" style:family="table-column">
      <style:table-column-properties fo:break-before="auto" style:column-width="0.8335in"/>
    </style:style>
    <style:style style:name="co22" style:family="table-column">
      <style:table-column-properties fo:break-before="auto" style:column-width="0.8752in"/>
    </style:style>
    <style:style style:name="co23" style:family="table-column">
      <style:table-column-properties fo:break-before="auto" style:column-width="0.972in"/>
    </style:style>
    <style:style style:name="ro1" style:family="table-row">
      <style:table-row-properties style:row-height="0.2083in" fo:break-before="auto" style:use-optimal-row-height="true"/>
    </style:style>
    <style:style style:name="ta1" style:family="table" style:master-page-name="PageStyle_5f_Tag_20_1_20_probe_20_1">
      <style:table-properties table:display="true" style:writing-mode="lr-tb"/>
    </style:style>
    <style:style style:name="ta2" style:family="table" style:master-page-name="PageStyle_5f_Tag_20_1_20_probe_20_2">
      <style:table-properties table:display="true" style:writing-mode="lr-tb"/>
    </style:style>
    <style:style style:name="ta3" style:family="table" style:master-page-name="PageStyle_5f_Tag_20_2">
      <style:table-properties table:display="true" style:writing-mode="lr-tb"/>
    </style: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Excel_20_Built-in_20_Heading_20_4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2" style:family="table-cell" style:parent-style-name="Excel_20_Built-in_20_Explanatory_20_Tex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style:vertical-justify="auto"/>
      <style:paragraph-properties fo:text-align="end" css3t:text-justify="auto" fo:margin-left="0in" style:writing-mode="page"/>
    </style:style>
    <style:style style:name="ce4" style:family="table-cell" style:parent-style-name="Excel_20_Built-in_20_Heading_20_4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5" style:family="table-cell" style:parent-style-name="Excel_20_Built-in_20_Explanatory_20_Tex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6" style:family="table-cell" style:parent-style-name="Excel_20_Built-in_20_Input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7" style:family="table-cell" style:parent-style-name="Excel_20_Built-in_20_Calculation" style:data-style-name="N0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8" style:family="table-cell" style:parent-style-name="Excel_20_Built-in_20_Bad" style:data-style-name="N0">
      <style:table-cell-properties style:cell-protect="protected" style:print-content="true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9" style:family="table-cell" style:parent-style-name="Excel_20_Built-in_20_Calculation" style:data-style-name="N61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0" style:family="table-cell" style:parent-style-name="Excel_20_Built-in_20_Bad" style:data-style-name="N61">
      <style:table-cell-properties style:cell-protect="protected" style:print-content="true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1" style:family="table-cell" style:parent-style-name="Excel_20_Built-in_20_Calculation" style:data-style-name="N124">
      <style:table-cell-properties style:cell-protect="protected" style:print-content="true" style:text-align-source="value-type" style:repeat-content="false" fo:wrap-option="no-wrap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2" style:family="table-cell" style:parent-style-name="Excel_20_Built-in_20_Bad" style:data-style-name="N125">
      <style:table-cell-properties style:cell-protect="protected" style:print-content="true" style:diagonal-bl-tr="none" style:diagonal-tl-br="none" style:text-align-source="value-type" style:repeat-content="false" fo:wrap-option="no-wrap" fo:border="0.74pt solid #7f7f7f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svg:stroke-width="0in" draw:fill="none" draw:textarea-horizontal-align="center" draw:textarea-vertical-align="top" draw:auto-grow-height="false" fo:padding-top="0.0492in" fo:padding-bottom="0.0492in" fo:padding-left="0.0984in" fo:padding-right="0.0984in" fo:wrap-option="wrap" draw:ole-draw-aspect="1"/>
    </style:style>
    <style:style style:name="P1" style:family="paragraph"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g 1 probe 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column table:style-name="co10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1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8" table:default-cell-style-name="Default"/>
        <table:table-column table:style-name="co14" table:default-cell-style-name="Default"/>
        <table:table-column table:style-name="co13" table:number-columns-repeated="989" table:default-cell-style-name="Default"/>
        <table:table-row table:style-name="ro1">
          <table:table-cell table:style-name="ce1"/>
          <table:table-cell table:style-name="ce4" office:value-type="string" calcext:value-type="string">
            <text:p>mess nr.</text:p>
          </table:table-cell>
          <table:table-cell table:style-name="ce4"/>
          <table:table-cell table:style-name="ce4" office:value-type="string" calcext:value-type="string">
            <text:p>druchgang 1</text:p>
          </table:table-cell>
          <table:table-cell table:style-name="ce4" office:value-type="string" calcext:value-type="string">
            <text:p>durchgang 2</text:p>
          </table:table-cell>
          <table:table-cell table:style-name="ce4" table:number-columns-repeated="3"/>
          <table:table-cell table:style-name="ce4" office:value-type="string" calcext:value-type="string">
            <text:p>Average</text:p>
          </table:table-cell>
          <table:table-cell table:style-name="ce4" office:value-type="string" calcext:value-type="string">
            <text:p>sigma</text:p>
          </table:table-cell>
          <table:table-cell table:style-name="ce4" office:value-type="string" calcext:value-type="string">
            <text:p>average v</text:p>
          </table:table-cell>
          <table:table-cell table:style-name="ce4" office:value-type="string" calcext:value-type="string">
            <text:p>sigma v</text:p>
          </table:table-cell>
          <table:table-cell/>
          <table:table-cell table:style-name="ce4"/>
          <table:table-cell table:style-name="ce4" office:value-type="string" calcext:value-type="string">
            <text:p>R</text:p>
          </table:table-cell>
          <table:table-cell table:number-columns-repeated="1009"/>
        </table:table-row>
        <table:table-row table:style-name="ro1">
          <table:table-cell table:style-name="ce2" office:value-type="string" calcext:value-type="string">
            <text:p>V1</text:p>
          </table:table-cell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4" table:style-name="ce6" office:value-type="float" office:value="-0.244" calcext:value-type="float">
            <text:p>-0.244</text:p>
          </table:table-cell>
          <table:table-cell table:style-name="ce6" office:value-type="float" office:value="-0.243" calcext:value-type="float">
            <text:p>-0.243</text:p>
          </table:table-cell>
          <table:table-cell table:style-name="ce7" table:formula="of:=AVERAGE([.D2:.H2])" office:value-type="float" office:value="-0.2438" calcext:value-type="float">
            <text:p>-0.2438</text:p>
          </table:table-cell>
          <table:table-cell table:style-name="ce8" table:formula="of:=COM.MICROSOFT.STDEV.P([.D2:.H2])" office:value-type="float" office:value="0.0004" calcext:value-type="float">
            <text:p>0.0004</text:p>
          </table:table-cell>
          <table:table-cell table:style-name="ce7" table:formula="of:=[.I2]/1000" office:value-type="float" office:value="-0.0002438" calcext:value-type="float">
            <text:p>-0.0002438</text:p>
          </table:table-cell>
          <table:table-cell table:style-name="ce8" table:formula="of:=[.J2]/1000" office:value-type="float" office:value="0.0000004" calcext:value-type="float">
            <text:p>0.0000004</text:p>
          </table:table-cell>
          <table:table-cell/>
          <table:table-cell table:style-name="ce5" office:value-type="string" calcext:value-type="string">
            <text:p>R12,34</text:p>
          </table:table-cell>
          <table:table-cell table:style-name="ce7" table:formula="of:=ABS([.D2]-[.D3])/(2*[.$D$31])/1000" office:value-type="float" office:value="2.425" calcext:value-type="float">
            <text:p>2.425</text:p>
          </table:table-cell>
          <table:table-cell table:style-name="ce7" table:formula="of:=ABS([.E2]-[.E3])/(2*[.$D$31])/1000" office:value-type="float" office:value="2.425" calcext:value-type="float">
            <text:p>2.425</text:p>
          </table:table-cell>
          <table:table-cell table:style-name="ce7" table:formula="of:=ABS([.F2]-[.F3])/(2*[.$D$31])/1000" office:value-type="float" office:value="2.43" calcext:value-type="float">
            <text:p>2.43</text:p>
          </table:table-cell>
          <table:table-cell table:style-name="ce7" table:formula="of:=ABS([.G2]-[.G3])/(2*[.$D$31])/1000" office:value-type="float" office:value="2.43" calcext:value-type="float">
            <text:p>2.43</text:p>
          </table:table-cell>
          <table:table-cell table:style-name="ce7" table:formula="of:=ABS([.H2]-[.H3])/(2*[.$D$31])/1000" office:value-type="float" office:value="2.42" calcext:value-type="float">
            <text:p>2.42</text:p>
          </table:table-cell>
          <table:table-cell/>
          <table:table-cell table:style-name="ce7" table:formula="of:=[.O2]/[.O3]" office:value-type="float" office:value="1.26631853785901" calcext:value-type="float">
            <text:p>1.2663185379</text:p>
          </table:table-cell>
          <table:table-cell table:style-name="ce7" table:formula="of:=[.P2]/[.P3]" office:value-type="float" office:value="1.26631853785901" calcext:value-type="float">
            <text:p>1.2663185379</text:p>
          </table:table-cell>
          <table:table-cell table:style-name="ce7" table:formula="of:=[.Q2]/[.Q3]" office:value-type="float" office:value="1.26892950391645" calcext:value-type="float">
            <text:p>1.2689295039</text:p>
          </table:table-cell>
          <table:table-cell table:style-name="ce7" table:formula="of:=[.R2]/[.R3]" office:value-type="float" office:value="1.26892950391645" calcext:value-type="float">
            <text:p>1.2689295039</text:p>
          </table:table-cell>
          <table:table-cell table:style-name="ce7" table:formula="of:=[.S2]/[.S3]" office:value-type="float" office:value="1.26370757180157" calcext:value-type="float">
            <text:p>1.2637075718</text:p>
          </table:table-cell>
          <table:table-cell/>
          <table:table-cell table:style-name="ce7" table:formula="of:=(PI()*[.$D$27]/(LN(2)))*(([.O2]+[.O3])/2)*[.$V$7]" office:value-type="float" office:value="9.83522150776501" calcext:value-type="float">
            <text:p>9.8352215078</text:p>
          </table:table-cell>
          <table:table-cell table:style-name="ce7" table:formula="of:=(PI()*[.$D$27]/(LN(2)))*(([.P2]+[.P3])/2)*[.$V$7]" office:value-type="float" office:value="9.83522150776501" calcext:value-type="float">
            <text:p>9.8352215078</text:p>
          </table:table-cell>
          <table:table-cell table:style-name="ce7" table:formula="of:=(PI()*[.$D$27]/(LN(2)))*(([.Q2]+[.Q3])/2)*[.$V$7]" office:value-type="float" office:value="9.84655240811958" calcext:value-type="float">
            <text:p>9.8465524081</text:p>
          </table:table-cell>
          <table:table-cell table:style-name="ce7" table:formula="of:=(PI()*[.$D$27]/(LN(2)))*(([.R2]+[.R3])/2)*[.$V$7]" office:value-type="float" office:value="9.84655240811958" calcext:value-type="float">
            <text:p>9.8465524081</text:p>
          </table:table-cell>
          <table:table-cell table:style-name="ce7" table:formula="of:=(PI()*[.$D$27]/(LN(2)))*(([.S2]+[.S3])/2)*[.$V$7]" office:value-type="float" office:value="9.82389060741044" calcext:value-type="float">
            <text:p>9.8238906074</text:p>
          </table:table-cell>
          <table:table-cell/>
          <table:table-cell table:style-name="ce11" table:formula="of:=AVERAGE([.AA2:.AE2])" office:value-type="float" office:value="9.83748768783592" calcext:value-type="float">
            <text:p>9.8375E+00</text:p>
          </table:table-cell>
          <table:table-cell table:style-name="ce12" table:formula="of:=COM.MICROSOFT.STDEV.P([.AA2:.AE2])" office:value-type="float" office:value="0.00847926940209432" calcext:value-type="float">
            <text:p>8.5E-03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V2</text:p>
          </table:table-cell>
          <table:table-cell table:style-name="ce5" office:value-type="float" office:value="2" calcext:value-type="float">
            <text:p>2</text:p>
          </table:table-cell>
          <table:table-cell table:style-name="ce5"/>
          <table:table-cell table:number-columns-repeated="2" table:style-name="ce6" office:value-type="float" office:value="0.241" calcext:value-type="float">
            <text:p>0.241</text:p>
          </table:table-cell>
          <table:table-cell table:number-columns-repeated="2" table:style-name="ce6" office:value-type="float" office:value="0.242" calcext:value-type="float">
            <text:p>0.242</text:p>
          </table:table-cell>
          <table:table-cell table:style-name="ce6" office:value-type="float" office:value="0.241" calcext:value-type="float">
            <text:p>0.241</text:p>
          </table:table-cell>
          <table:table-cell table:style-name="ce7" table:formula="of:=AVERAGE([.D3:.H3])" office:value-type="float" office:value="0.2414" calcext:value-type="float">
            <text:p>0.2414</text:p>
          </table:table-cell>
          <table:table-cell table:style-name="ce8" table:formula="of:=COM.MICROSOFT.STDEV.P([.D3:.H3])" office:value-type="float" office:value="0.000489897948556636" calcext:value-type="float">
            <text:p>0.0004898979</text:p>
          </table:table-cell>
          <table:table-cell table:style-name="ce7" table:formula="of:=[.I3]/1000" office:value-type="float" office:value="0.0002414" calcext:value-type="float">
            <text:p>0.0002414</text:p>
          </table:table-cell>
          <table:table-cell table:style-name="ce8" table:formula="of:=[.J3]/1000" office:value-type="float" office:value="0.000000489897948556636" calcext:value-type="float">
            <text:p>4.89897948556636E-007</text:p>
          </table:table-cell>
          <table:table-cell/>
          <table:table-cell table:style-name="ce5" office:value-type="string" calcext:value-type="string">
            <text:p>R23,41</text:p>
          </table:table-cell>
          <table:table-cell table:style-name="ce7" table:formula="of:=ABS([.D4]-[.D5])/(2*[.$D$31])/1000" office:value-type="float" office:value="1.915" calcext:value-type="float">
            <text:p>1.915</text:p>
          </table:table-cell>
          <table:table-cell table:style-name="ce7" table:formula="of:=ABS([.E4]-[.E5])/(2*[.$D$31])/1000" office:value-type="float" office:value="1.915" calcext:value-type="float">
            <text:p>1.915</text:p>
          </table:table-cell>
          <table:table-cell table:style-name="ce7" table:formula="of:=ABS([.F4]-[.F5])/(2*[.$D$31])/1000" office:value-type="float" office:value="1.915" calcext:value-type="float">
            <text:p>1.915</text:p>
          </table:table-cell>
          <table:table-cell table:style-name="ce7" table:formula="of:=ABS([.G4]-[.G5])/(2*[.$D$31])/1000" office:value-type="float" office:value="1.915" calcext:value-type="float">
            <text:p>1.915</text:p>
          </table:table-cell>
          <table:table-cell table:style-name="ce7" table:formula="of:=ABS([.H4]-[.H5])/(2*[.$D$31])/1000" office:value-type="float" office:value="1.915" calcext:value-type="float">
            <text:p>1.915</text:p>
          </table:table-cell>
          <table:table-cell/>
          <table:table-cell table:style-name="ce7" table:formula="of:=[.O4]/[.O5]" office:value-type="float" office:value="1.26631853785901" calcext:value-type="float">
            <text:p>1.2663185379</text:p>
          </table:table-cell>
          <table:table-cell table:style-name="ce7" table:formula="of:=[.P4]/[.P5]" office:value-type="float" office:value="1.26631853785901" calcext:value-type="float">
            <text:p>1.2663185379</text:p>
          </table:table-cell>
          <table:table-cell table:style-name="ce7" table:formula="of:=[.Q4]/[.Q5]" office:value-type="float" office:value="1.26631853785901" calcext:value-type="float">
            <text:p>1.2663185379</text:p>
          </table:table-cell>
          <table:table-cell table:style-name="ce7" table:formula="of:=[.R4]/[.R5]" office:value-type="float" office:value="1.2696335078534" calcext:value-type="float">
            <text:p>1.2696335079</text:p>
          </table:table-cell>
          <table:table-cell table:style-name="ce7" table:formula="of:=[.S4]/[.S5]" office:value-type="float" office:value="1.26370757180157" calcext:value-type="float">
            <text:p>1.2637075718</text:p>
          </table:table-cell>
          <table:table-cell/>
          <table:table-cell table:style-name="ce7" table:formula="of:=(PI()*[.$D$27]/(LN(2)))*(([.O4]+[.O5])/2)*[.$V$8]" office:value-type="float" office:value="9.83522150776501" calcext:value-type="float">
            <text:p>9.8352215078</text:p>
          </table:table-cell>
          <table:table-cell table:style-name="ce7" table:formula="of:=(PI()*[.$D$27]/(LN(2)))*(([.P4]+[.P5])/2)*[.$V$8]" office:value-type="float" office:value="9.83522150776501" calcext:value-type="float">
            <text:p>9.8352215078</text:p>
          </table:table-cell>
          <table:table-cell table:style-name="ce7" table:formula="of:=(PI()*[.$D$27]/(LN(2)))*(([.Q4]+[.Q5])/2)*[.$V$8]" office:value-type="float" office:value="9.83522150776501" calcext:value-type="float">
            <text:p>9.8352215078</text:p>
          </table:table-cell>
          <table:table-cell table:style-name="ce7" table:formula="of:=(PI()*[.$D$27]/(LN(2)))*(([.R4]+[.R5])/2)*[.$V$8]" office:value-type="float" office:value="9.82389060741044" calcext:value-type="float">
            <text:p>9.8238906074</text:p>
          </table:table-cell>
          <table:table-cell table:style-name="ce7" table:formula="of:=(PI()*[.$D$27]/(LN(2)))*(([.S4]+[.S5])/2)*[.$V$8]" office:value-type="float" office:value="9.82389060741044" calcext:value-type="float">
            <text:p>9.8238906074</text:p>
          </table:table-cell>
          <table:table-cell/>
          <table:table-cell table:style-name="ce11" table:formula="of:=AVERAGE([.AA3:.AE3])" office:value-type="float" office:value="9.83068914762318" calcext:value-type="float">
            <text:p>9.8307E+00</text:p>
          </table:table-cell>
          <table:table-cell table:style-name="ce12" table:formula="of:=COM.MICROSOFT.STDEV.P([.AA3:.AE3])" office:value-type="float" office:value="0.00555098483900288" calcext:value-type="float">
            <text:p>5.6E-03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V3</text:p>
          </table:table-cell>
          <table:table-cell table:style-name="ce5" office:value-type="float" office:value="3" calcext:value-type="float">
            <text:p>3</text:p>
          </table:table-cell>
          <table:table-cell table:style-name="ce5"/>
          <table:table-cell table:number-columns-repeated="5" table:style-name="ce6" office:value-type="float" office:value="-0.193" calcext:value-type="float">
            <text:p>-0.193</text:p>
          </table:table-cell>
          <table:table-cell table:style-name="ce7" table:formula="of:=AVERAGE([.D4:.H4])" office:value-type="float" office:value="-0.193" calcext:value-type="float">
            <text:p>-0.193</text:p>
          </table:table-cell>
          <table:table-cell table:style-name="ce8" table:formula="of:=COM.MICROSOFT.STDEV.P([.D4:.H4])" office:value-type="float" office:value="0" calcext:value-type="float">
            <text:p>0</text:p>
          </table:table-cell>
          <table:table-cell table:style-name="ce7" table:formula="of:=[.I4]/1000" office:value-type="float" office:value="-0.000193" calcext:value-type="float">
            <text:p>-0.000193</text:p>
          </table:table-cell>
          <table:table-cell table:style-name="ce8" table:formula="of:=[.J4]/1000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R34, 12</text:p>
          </table:table-cell>
          <table:table-cell table:style-name="ce7" table:formula="of:=ABS([.D6]-[.D7])/(2*[.$D$31])/1000" office:value-type="float" office:value="2.425" calcext:value-type="float">
            <text:p>2.425</text:p>
          </table:table-cell>
          <table:table-cell table:style-name="ce7" table:formula="of:=ABS([.E6]-[.E7])/(2*[.$D$31])/1000" office:value-type="float" office:value="2.425" calcext:value-type="float">
            <text:p>2.425</text:p>
          </table:table-cell>
          <table:table-cell table:style-name="ce7" table:formula="of:=ABS([.F6]-[.F7])/(2*[.$D$31])/1000" office:value-type="float" office:value="2.425" calcext:value-type="float">
            <text:p>2.425</text:p>
          </table:table-cell>
          <table:table-cell table:style-name="ce7" table:formula="of:=ABS([.G6]-[.G7])/(2*[.$D$31])/1000" office:value-type="float" office:value="2.425" calcext:value-type="float">
            <text:p>2.425</text:p>
          </table:table-cell>
          <table:table-cell table:style-name="ce7" table:formula="of:=ABS([.H6]-[.H7])/(2*[.$D$31])/1000" office:value-type="float" office:value="2.42" calcext:value-type="float">
            <text:p>2.42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V4</text:p>
          </table:table-cell>
          <table:table-cell table:style-name="ce5" office:value-type="float" office:value="4" calcext:value-type="float">
            <text:p>4</text:p>
          </table:table-cell>
          <table:table-cell table:style-name="ce5"/>
          <table:table-cell table:number-columns-repeated="5" table:style-name="ce6" office:value-type="float" office:value="0.19" calcext:value-type="float">
            <text:p>0.19</text:p>
          </table:table-cell>
          <table:table-cell table:style-name="ce7" table:formula="of:=AVERAGE([.D5:.H5])" office:value-type="float" office:value="0.19" calcext:value-type="float">
            <text:p>0.19</text:p>
          </table:table-cell>
          <table:table-cell table:style-name="ce8" table:formula="of:=COM.MICROSOFT.STDEV.P([.D5:.H5])" office:value-type="float" office:value="0" calcext:value-type="float">
            <text:p>0</text:p>
          </table:table-cell>
          <table:table-cell table:style-name="ce7" table:formula="of:=[.I5]/1000" office:value-type="float" office:value="0.00019" calcext:value-type="float">
            <text:p>0.00019</text:p>
          </table:table-cell>
          <table:table-cell table:style-name="ce8" table:formula="of:=[.J5]/1000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R41,23</text:p>
          </table:table-cell>
          <table:table-cell table:style-name="ce7" table:formula="of:=ABS([.D8]-[.D9])/(2*[.$D$31])/1000" office:value-type="float" office:value="1.915" calcext:value-type="float">
            <text:p>1.915</text:p>
          </table:table-cell>
          <table:table-cell table:style-name="ce7" table:formula="of:=ABS([.E8]-[.E9])/(2*[.$D$31])/1000" office:value-type="float" office:value="1.915" calcext:value-type="float">
            <text:p>1.915</text:p>
          </table:table-cell>
          <table:table-cell table:style-name="ce7" table:formula="of:=ABS([.F8]-[.F9])/(2*[.$D$31])/1000" office:value-type="float" office:value="1.915" calcext:value-type="float">
            <text:p>1.915</text:p>
          </table:table-cell>
          <table:table-cell table:style-name="ce7" table:formula="of:=ABS([.G8]-[.G9])/(2*[.$D$31])/1000" office:value-type="float" office:value="1.91" calcext:value-type="float">
            <text:p>1.91</text:p>
          </table:table-cell>
          <table:table-cell table:style-name="ce7" table:formula="of:=ABS([.H8]-[.H9])/(2*[.$D$31])/1000" office:value-type="float" office:value="1.915" calcext:value-type="float">
            <text:p>1.915</text:p>
          </table:table-cell>
          <table:table-cell table:number-columns-repeated="13"/>
          <table:table-cell table:style-name="ce9" table:formula="of:=([.AG2]+[.AG3])/2" office:value-type="float" office:value="9.83408841772955" calcext:value-type="float">
            <text:p>9.83E+00</text:p>
          </table:table-cell>
          <table:table-cell table:style-name="ce10" table:formula="of:=([.AH2]+[.AH3])/2" office:value-type="float" office:value="0.0070151271205486" calcext:value-type="float">
            <text:p>7.02E-03</text:p>
          </table:table-cell>
          <table:table-cell table:number-columns-repeated="990"/>
        </table:table-row>
        <table:table-row table:style-name="ro1">
          <table:table-cell table:style-name="ce2" office:value-type="string" calcext:value-type="string">
            <text:p>V5</text:p>
          </table:table-cell>
          <table:table-cell table:style-name="ce5" office:value-type="float" office:value="5" calcext:value-type="float">
            <text:p>5</text:p>
          </table:table-cell>
          <table:table-cell table:style-name="ce5"/>
          <table:table-cell table:number-columns-repeated="4" table:style-name="ce6" office:value-type="float" office:value="-0.243" calcext:value-type="float">
            <text:p>-0.243</text:p>
          </table:table-cell>
          <table:table-cell table:style-name="ce6" office:value-type="float" office:value="-0.242" calcext:value-type="float">
            <text:p>-0.242</text:p>
          </table:table-cell>
          <table:table-cell table:style-name="ce7" table:formula="of:=AVERAGE([.D6:.H6])" office:value-type="float" office:value="-0.2428" calcext:value-type="float">
            <text:p>-0.2428</text:p>
          </table:table-cell>
          <table:table-cell table:style-name="ce8" table:formula="of:=COM.MICROSOFT.STDEV.P([.D6:.H6])" office:value-type="float" office:value="0.0004" calcext:value-type="float">
            <text:p>0.0004</text:p>
          </table:table-cell>
          <table:table-cell table:style-name="ce7" table:formula="of:=[.I6]/1000" office:value-type="float" office:value="-0.0002428" calcext:value-type="float">
            <text:p>-0.0002428</text:p>
          </table:table-cell>
          <table:table-cell table:style-name="ce8" table:formula="of:=[.J6]/1000" office:value-type="float" office:value="0.0000004" calcext:value-type="float">
            <text:p>0.0000004</text:p>
          </table:table-cell>
          <table:table-cell/>
          <table:table-cell table:style-name="ce4"/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dR</text:p>
          </table:table-cell>
          <table:table-cell/>
          <table:table-cell table:style-name="ce4" table:number-columns-repeated="2"/>
          <table:table-cell table:style-name="ce4" office:value-type="string" calcext:value-type="string">
            <text:p>delta</text:p>
          </table:table-cell>
          <table:table-cell/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f</text:p>
          </table:table-cell>
          <table:table-cell table:style-name="ce4"/>
          <table:table-cell/>
          <table:table-cell table:style-name="ce4" office:value-type="string" calcext:value-type="string">
            <text:p>rho</text:p>
          </table:table-cell>
          <table:table-cell table:style-name="ce4" office:value-type="string" calcext:value-type="string">
            <text:p>drho</text:p>
          </table:table-cell>
          <table:table-cell table:number-columns-repeated="997"/>
        </table:table-row>
        <table:table-row table:style-name="ro1">
          <table:table-cell table:style-name="ce2" office:value-type="string" calcext:value-type="string">
            <text:p>V6</text:p>
          </table:table-cell>
          <table:table-cell table:style-name="ce5" office:value-type="float" office:value="6" calcext:value-type="float">
            <text:p>6</text:p>
          </table:table-cell>
          <table:table-cell table:style-name="ce5"/>
          <table:table-cell table:number-columns-repeated="5" table:style-name="ce6" office:value-type="float" office:value="0.242" calcext:value-type="float">
            <text:p>0.242</text:p>
          </table:table-cell>
          <table:table-cell table:style-name="ce7" table:formula="of:=AVERAGE([.D7:.H7])" office:value-type="float" office:value="0.242" calcext:value-type="float">
            <text:p>0.242</text:p>
          </table:table-cell>
          <table:table-cell table:style-name="ce8" table:formula="of:=COM.MICROSOFT.STDEV.P([.D7:.H7])" office:value-type="float" office:value="0" calcext:value-type="float">
            <text:p>0</text:p>
          </table:table-cell>
          <table:table-cell table:style-name="ce7" table:formula="of:=[.I7]/1000" office:value-type="float" office:value="0.000242" calcext:value-type="float">
            <text:p>0.000242</text:p>
          </table:table-cell>
          <table:table-cell table:style-name="ce8" table:formula="of:=[.J7]/1000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R12,34</text:p>
          </table:table-cell>
          <table:table-cell table:style-name="ce7" table:formula="of:=ABS([.K2]-[.K3])/(2*[.$D$31])" office:value-type="float" office:value="2.426" calcext:value-type="float">
            <text:p>2.426</text:p>
          </table:table-cell>
          <table:table-cell table:style-name="ce8" table:formula="of:=SQRT(([.L2]/(2*[.$D$31]))^2+([.L3]/(2*[.$D$31]))^2+(([.$E$31]*ABS([.K2]-[.K3]))/(2*[.$D$31]^2))^2)" office:value-type="float" office:value="0.00316460324369423" calcext:value-type="float">
            <text:p>0.0031646032</text:p>
          </table:table-cell>
          <table:table-cell/>
          <table:table-cell table:style-name="ce5" office:value-type="string" calcext:value-type="string">
            <text:p>R12,34/R23,41</text:p>
          </table:table-cell>
          <table:table-cell table:style-name="ce7" table:formula="of:=[.O7]/[.O8]" office:value-type="float" office:value="1.2668407310705" calcext:value-type="float">
            <text:p>1.2668407311</text:p>
          </table:table-cell>
          <table:table-cell table:style-name="ce8" table:formula="of:=SQRT(([.P7]/[.O8])^2+([.O7]*[.P8]/[.O8]^2)^2)" office:value-type="float" office:value="0.00165374784306243" calcext:value-type="float">
            <text:p>0.0016537478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rho1</text:p>
          </table:table-cell>
          <table:table-cell table:style-name="ce7" table:formula="of:=(PI()*[.$D$27]/(LN(2)))*(([.O7]+[.O8])/2)*[.V7]" office:value-type="float" office:value="9.83748768783592" calcext:value-type="float">
            <text:p>9.8374876878</text:p>
          </table:table-cell>
          <table:table-cell table:style-name="ce8"/>
          <table:table-cell table:number-columns-repeated="997"/>
        </table:table-row>
        <table:table-row table:style-name="ro1">
          <table:table-cell table:style-name="ce2" office:value-type="string" calcext:value-type="string">
            <text:p>V7</text:p>
          </table:table-cell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6" office:value-type="float" office:value="-0.193" calcext:value-type="float">
            <text:p>-0.193</text:p>
          </table:table-cell>
          <table:table-cell table:style-name="ce6" office:value-type="float" office:value="-0.192" calcext:value-type="float">
            <text:p>-0.192</text:p>
          </table:table-cell>
          <table:table-cell table:style-name="ce6" office:value-type="float" office:value="-0.193" calcext:value-type="float">
            <text:p>-0.193</text:p>
          </table:table-cell>
          <table:table-cell table:number-columns-repeated="2" table:style-name="ce6" office:value-type="float" office:value="-0.192" calcext:value-type="float">
            <text:p>-0.192</text:p>
          </table:table-cell>
          <table:table-cell table:style-name="ce7" table:formula="of:=AVERAGE([.D8:.H8])" office:value-type="float" office:value="-0.1924" calcext:value-type="float">
            <text:p>-0.1924</text:p>
          </table:table-cell>
          <table:table-cell table:style-name="ce8" table:formula="of:=COM.MICROSOFT.STDEV.P([.D8:.H8])" office:value-type="float" office:value="0.000489897948556636" calcext:value-type="float">
            <text:p>0.0004898979</text:p>
          </table:table-cell>
          <table:table-cell table:style-name="ce7" table:formula="of:=[.I8]/1000" office:value-type="float" office:value="-0.0001924" calcext:value-type="float">
            <text:p>-0.0001924</text:p>
          </table:table-cell>
          <table:table-cell table:style-name="ce8" table:formula="of:=[.J8]/1000" office:value-type="float" office:value="0.000000489897948556636" calcext:value-type="float">
            <text:p>4.89897948556636E-007</text:p>
          </table:table-cell>
          <table:table-cell/>
          <table:table-cell table:style-name="ce5" office:value-type="string" calcext:value-type="string">
            <text:p>R23,41</text:p>
          </table:table-cell>
          <table:table-cell table:style-name="ce7" table:formula="of:=ABS([.K4]-[.K5])/(2*[.$D$31])" office:value-type="float" office:value="1.915" calcext:value-type="float">
            <text:p>1.915</text:p>
          </table:table-cell>
          <table:table-cell table:style-name="ce8" table:formula="of:=SQRT(([.L4]/(2*[.$D$31]))^2+([.L5]/(2*[.$D$31]))^2+(([.$E$31]*ABS([.K4]-[.K5]))/(2*[.$D$31]^2))^2)" office:value-type="float" office:value="0.00009575" calcext:value-type="float">
            <text:p>0.00009575</text:p>
          </table:table-cell>
          <table:table-cell/>
          <table:table-cell table:style-name="ce5" office:value-type="string" calcext:value-type="string">
            <text:p>R34,12/R41,23</text:p>
          </table:table-cell>
          <table:table-cell table:style-name="ce7" table:formula="of:=[.O9]/[.O10]" office:value-type="float" office:value="1.26645768025078" calcext:value-type="float">
            <text:p>1.2664576803</text:p>
          </table:table-cell>
          <table:table-cell table:style-name="ce8" table:formula="of:=SQRT(([.P9]/[.O10])^2+([.O9]*[.P10]/[.O10]^2)^2)" office:value-type="float" office:value="0.00252066769291984" calcext:value-type="float">
            <text:p>0.0025206677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rho2</text:p>
          </table:table-cell>
          <table:table-cell table:style-name="ce7" table:formula="of:=(PI()*[.$D$27]/(LN(2)))*(([.O9]+[.O10])/2)*[.V8]" office:value-type="float" office:value="9.83068914762318" calcext:value-type="float">
            <text:p>9.8306891476</text:p>
          </table:table-cell>
          <table:table-cell table:style-name="ce8"/>
          <table:table-cell table:number-columns-repeated="997"/>
        </table:table-row>
        <table:table-row table:style-name="ro1">
          <table:table-cell table:style-name="ce2" office:value-type="string" calcext:value-type="string">
            <text:p>V8</text:p>
          </table:table-cell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6" office:value-type="float" office:value="0.19" calcext:value-type="float">
            <text:p>0.19</text:p>
          </table:table-cell>
          <table:table-cell table:style-name="ce6" office:value-type="float" office:value="0.191" calcext:value-type="float">
            <text:p>0.191</text:p>
          </table:table-cell>
          <table:table-cell table:number-columns-repeated="2" table:style-name="ce6" office:value-type="float" office:value="0.19" calcext:value-type="float">
            <text:p>0.19</text:p>
          </table:table-cell>
          <table:table-cell table:style-name="ce6" office:value-type="float" office:value="0.191" calcext:value-type="float">
            <text:p>0.191</text:p>
          </table:table-cell>
          <table:table-cell table:style-name="ce7" table:formula="of:=AVERAGE([.D9:.H9])" office:value-type="float" office:value="0.1904" calcext:value-type="float">
            <text:p>0.1904</text:p>
          </table:table-cell>
          <table:table-cell table:style-name="ce8" table:formula="of:=COM.MICROSOFT.STDEV.P([.D9:.H9])" office:value-type="float" office:value="0.000489897948556636" calcext:value-type="float">
            <text:p>0.0004898979</text:p>
          </table:table-cell>
          <table:table-cell table:style-name="ce7" table:formula="of:=[.I9]/1000" office:value-type="float" office:value="0.0001904" calcext:value-type="float">
            <text:p>0.0001904</text:p>
          </table:table-cell>
          <table:table-cell table:style-name="ce8" table:formula="of:=[.J9]/1000" office:value-type="float" office:value="0.000000489897948556636" calcext:value-type="float">
            <text:p>4.89897948556636E-007</text:p>
          </table:table-cell>
          <table:table-cell/>
          <table:table-cell table:style-name="ce5" office:value-type="string" calcext:value-type="string">
            <text:p>R34, 12</text:p>
          </table:table-cell>
          <table:table-cell table:style-name="ce7" table:formula="of:=ABS([.K6]-[.K7])/(2*[.$D$31])" office:value-type="float" office:value="2.424" calcext:value-type="float">
            <text:p>2.424</text:p>
          </table:table-cell>
          <table:table-cell table:style-name="ce8" table:formula="of:=SQRT(([.L6]/(2*[.$D$31]))^2+([.L7]/(2*[.$D$31]))^2+(([.$E$31]*ABS([.K6]-[.K7]))/(2*[.$D$31]^2))^2)" office:value-type="float" office:value="0.00200366899461962" calcext:value-type="float">
            <text:p>0.002003669</text:p>
          </table:table-cell>
          <table:table-cell table:number-columns-repeated="1008"/>
        </table:table-row>
        <table:table-row table:style-name="ro1">
          <table:table-cell table:style-name="ce2"/>
          <table:table-cell table:style-name="ce5" table:number-columns-repeated="2"/>
          <table:table-cell table:number-columns-repeated="10"/>
          <table:table-cell table:style-name="ce5" office:value-type="string" calcext:value-type="string">
            <text:p>R41,23</text:p>
          </table:table-cell>
          <table:table-cell table:style-name="ce7" table:formula="of:=ABS([.K8]-[.K9])/(2*[.$D$31])" office:value-type="float" office:value="1.914" calcext:value-type="float">
            <text:p>1.914</text:p>
          </table:table-cell>
          <table:table-cell table:style-name="ce8" table:formula="of:=SQRT(([.L8]/(2*[.$D$31]))^2+([.L9]/(2*[.$D$31]))^2+(([.$E$31]*ABS([.K8]-[.K9]))/(2*[.$D$31]^2))^2)" office:value-type="float" office:value="0.00346542327717698" calcext:value-type="float">
            <text:p>0.0034654233</text:p>
          </table:table-cell>
          <table:table-cell table:number-columns-repeated="9"/>
          <table:table-cell table:style-name="ce7" table:formula="of:=([.Z7]+[.Z8])/2" office:value-type="float" office:value="9.83408841772955" calcext:value-type="float">
            <text:p>9.8340884177</text:p>
          </table:table-cell>
          <table:table-cell table:number-columns-repeated="998"/>
        </table:table-row>
        <table:table-row table:style-name="ro1">
          <table:table-cell table:style-name="ce2"/>
          <table:table-cell table:style-name="ce5" office:value-type="string" calcext:value-type="string">
            <text:p>mess nr</text:p>
          </table:table-cell>
          <table:table-cell table:style-name="ce5"/>
          <table:table-cell table:number-columns-repeated="11"/>
          <table:table-cell office:value-type="string" calcext:value-type="string">
            <text:p>V</text:p>
          </table:table-cell>
          <table:table-cell office:value-type="string" calcext:value-type="string">
            <text:p>mit nullfel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V1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B+</text:p>
          </table:table-cell>
          <table:table-cell table:number-columns-repeated="3" table:style-name="ce6" office:value-type="float" office:value="-0.008" calcext:value-type="float">
            <text:p>-0.008</text:p>
          </table:table-cell>
          <table:table-cell table:number-columns-repeated="2" table:style-name="ce6" office:value-type="float" office:value="-0.007" calcext:value-type="float">
            <text:p>-0.007</text:p>
          </table:table-cell>
          <table:table-cell table:style-name="ce7" table:formula="of:=AVERAGE([.D12:.H12])" office:value-type="float" office:value="-0.0076" calcext:value-type="float">
            <text:p>-0.0076</text:p>
          </table:table-cell>
          <table:table-cell table:style-name="ce8" table:formula="of:=COM.MICROSOFT.STDEV.P([.D12:.H12])" office:value-type="float" office:value="0.000489897948556636" calcext:value-type="float">
            <text:p>0.0004898979</text:p>
          </table:table-cell>
          <table:table-cell table:style-name="ce7" table:formula="of:=[.I12]/1000" office:value-type="float" office:value="-0.0000076" calcext:value-type="float">
            <text:p>-0.0000076</text:p>
          </table:table-cell>
          <table:table-cell table:style-name="ce8" table:formula="of:=[.J12]/1000" office:value-type="float" office:value="0.000000489897948556636" calcext:value-type="float">
            <text:p>4.89897948556636E-007</text:p>
          </table:table-cell>
          <table:table-cell/>
          <table:table-cell table:style-name="ce5" office:value-type="string" calcext:value-type="string">
            <text:p>V_A</text:p>
          </table:table-cell>
          <table:table-cell table:style-name="ce7" table:formula="of:=([.D12]-[.D20])/1000" office:value-type="float" office:value="0.000043" calcext:value-type="float">
            <text:p>0.000043</text:p>
          </table:table-cell>
          <table:table-cell table:style-name="ce7" table:formula="of:=([.E12]-[.E20])/1000" office:value-type="float" office:value="0.000043" calcext:value-type="float">
            <text:p>0.000043</text:p>
          </table:table-cell>
          <table:table-cell table:style-name="ce7" table:formula="of:=([.F12]-[.F20])/1000" office:value-type="float" office:value="0.000043" calcext:value-type="float">
            <text:p>0.000043</text:p>
          </table:table-cell>
          <table:table-cell table:style-name="ce7" table:formula="of:=([.G12]-[.G20])/1000" office:value-type="float" office:value="0.000044" calcext:value-type="float">
            <text:p>0.000044</text:p>
          </table:table-cell>
          <table:table-cell table:style-name="ce7" table:formula="of:=([.H12]-[.H20])/1000" office:value-type="float" office:value="0.000043" calcext:value-type="float">
            <text:p>0.000043</text:p>
          </table:table-cell>
          <table:table-cell/>
          <table:table-cell table:style-name="ce5" office:value-type="string" calcext:value-type="string">
            <text:p>V_H+</text:p>
          </table:table-cell>
          <table:table-cell table:style-name="ce7" table:formula="of:=([.O12]-[.O13])/2" office:value-type="float" office:value="0.000044" calcext:value-type="float">
            <text:p>0.000044</text:p>
          </table:table-cell>
          <table:table-cell table:style-name="ce7" table:formula="of:=([.P12]-[.P13])/2" office:value-type="float" office:value="0.0000435" calcext:value-type="float">
            <text:p>0.0000435</text:p>
          </table:table-cell>
          <table:table-cell table:style-name="ce7" table:formula="of:=([.Q12]-[.Q13])/2" office:value-type="float" office:value="0.0000435" calcext:value-type="float">
            <text:p>0.0000435</text:p>
          </table:table-cell>
          <table:table-cell table:style-name="ce7" table:formula="of:=([.R12]-[.R13])/2" office:value-type="float" office:value="0.000044" calcext:value-type="float">
            <text:p>0.000044</text:p>
          </table:table-cell>
          <table:table-cell table:style-name="ce7" table:formula="of:=([.S12]-[.S13])/2" office:value-type="float" office:value="0.000044" calcext:value-type="float">
            <text:p>0.000044</text:p>
          </table:table-cell>
          <table:table-cell/>
          <table:table-cell table:style-name="ce5" office:value-type="string" calcext:value-type="string">
            <text:p>R_H+</text:p>
          </table:table-cell>
          <table:table-cell table:style-name="ce7" table:formula="of:=[.V12]/([.$D$25]*[.$D$31])" office:value-type="float" office:value="3.18840579710145" calcext:value-type="float">
            <text:p>3.1884057971</text:p>
          </table:table-cell>
          <table:table-cell table:style-name="ce7" table:formula="of:=[.W12]/([.$D$25]*[.$D$31])" office:value-type="float" office:value="3.15217391304348" calcext:value-type="float">
            <text:p>3.152173913</text:p>
          </table:table-cell>
          <table:table-cell table:style-name="ce7" table:formula="of:=[.X12]/([.$D$25]*[.$D$31])" office:value-type="float" office:value="3.15217391304348" calcext:value-type="float">
            <text:p>3.152173913</text:p>
          </table:table-cell>
          <table:table-cell table:style-name="ce7" table:formula="of:=[.Y12]/([.$D$25]*[.$D$31])" office:value-type="float" office:value="3.18840579710145" calcext:value-type="float">
            <text:p>3.1884057971</text:p>
          </table:table-cell>
          <table:table-cell table:style-name="ce7" table:formula="of:=[.Z12]/([.$D$25]*[.$D$31])" office:value-type="float" office:value="3.18840579710145" calcext:value-type="float">
            <text:p>3.1884057971</text:p>
          </table:table-cell>
          <table:table-cell/>
          <table:table-cell table:style-name="ce11" table:formula="of:=AVERAGE([.AC12:.AG12])" office:value-type="float" office:value="3.17391304347826" calcext:value-type="float">
            <text:p>3.1739E+00</text:p>
          </table:table-cell>
          <table:table-cell table:style-name="ce12" table:formula="of:=COM.MICROSOFT.STDEV.P([.AC12:.AG12])" office:value-type="float" office:value="0.0177499256723417" calcext:value-type="float">
            <text:p>1.8E-02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V2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B+</text:p>
          </table:table-cell>
          <table:table-cell table:style-name="ce6" office:value-type="float" office:value="0.005" calcext:value-type="float">
            <text:p>0.005</text:p>
          </table:table-cell>
          <table:table-cell table:number-columns-repeated="4" table:style-name="ce6" office:value-type="float" office:value="0.006" calcext:value-type="float">
            <text:p>0.006</text:p>
          </table:table-cell>
          <table:table-cell table:style-name="ce7" table:formula="of:=AVERAGE([.D13:.H13])" office:value-type="float" office:value="0.0058" calcext:value-type="float">
            <text:p>0.0058</text:p>
          </table:table-cell>
          <table:table-cell table:style-name="ce8" table:formula="of:=COM.MICROSOFT.STDEV.P([.D13:.H13])" office:value-type="float" office:value="0.0004" calcext:value-type="float">
            <text:p>0.0004</text:p>
          </table:table-cell>
          <table:table-cell table:style-name="ce7" table:formula="of:=[.I13]/1000" office:value-type="float" office:value="0.0000058" calcext:value-type="float">
            <text:p>0.0000058</text:p>
          </table:table-cell>
          <table:table-cell table:style-name="ce8" table:formula="of:=[.J13]/1000" office:value-type="float" office:value="0.0000004" calcext:value-type="float">
            <text:p>0.0000004</text:p>
          </table:table-cell>
          <table:table-cell/>
          <table:table-cell table:style-name="ce5" office:value-type="string" calcext:value-type="string">
            <text:p>V_B</text:p>
          </table:table-cell>
          <table:table-cell table:style-name="ce7" table:formula="of:=([.D13]-[.D21])/1000" office:value-type="float" office:value="-0.000045" calcext:value-type="float">
            <text:p>-0.000045</text:p>
          </table:table-cell>
          <table:table-cell table:style-name="ce7" table:formula="of:=([.E13]-[.E21])/1000" office:value-type="float" office:value="-0.000044" calcext:value-type="float">
            <text:p>-0.000044</text:p>
          </table:table-cell>
          <table:table-cell table:style-name="ce7" table:formula="of:=([.F13]-[.F21])/1000" office:value-type="float" office:value="-0.000044" calcext:value-type="float">
            <text:p>-0.000044</text:p>
          </table:table-cell>
          <table:table-cell table:style-name="ce7" table:formula="of:=([.G13]-[.G21])/1000" office:value-type="float" office:value="-0.000044" calcext:value-type="float">
            <text:p>-0.000044</text:p>
          </table:table-cell>
          <table:table-cell table:style-name="ce7" table:formula="of:=([.H13]-[.H21])/1000" office:value-type="float" office:value="-0.000045" calcext:value-type="float">
            <text:p>-0.000045</text:p>
          </table:table-cell>
          <table:table-cell/>
          <table:table-cell table:style-name="ce5" office:value-type="string" calcext:value-type="string">
            <text:p>V_H-</text:p>
          </table:table-cell>
          <table:table-cell table:style-name="ce7" table:formula="of:=-([.O14]-[.O15])/2" office:value-type="float" office:value="0.0000255" calcext:value-type="float">
            <text:p>0.0000255</text:p>
          </table:table-cell>
          <table:table-cell table:style-name="ce7" table:formula="of:=-([.P14]-[.P15])/2" office:value-type="float" office:value="0.0000455" calcext:value-type="float">
            <text:p>0.0000455</text:p>
          </table:table-cell>
          <table:table-cell table:style-name="ce7" table:formula="of:=-([.Q14]-[.Q15])/2" office:value-type="float" office:value="0.000045" calcext:value-type="float">
            <text:p>0.000045</text:p>
          </table:table-cell>
          <table:table-cell table:style-name="ce7" table:formula="of:=-([.R14]-[.R15])/2" office:value-type="float" office:value="0.0000455" calcext:value-type="float">
            <text:p>0.0000455</text:p>
          </table:table-cell>
          <table:table-cell table:style-name="ce7" table:formula="of:=-([.S14]-[.S15])/2" office:value-type="float" office:value="0.0000445" calcext:value-type="float">
            <text:p>0.0000445</text:p>
          </table:table-cell>
          <table:table-cell/>
          <table:table-cell table:style-name="ce5" office:value-type="string" calcext:value-type="string">
            <text:p>R_H-</text:p>
          </table:table-cell>
          <table:table-cell table:style-name="ce7" table:formula="of:=[.V13]/([.$D$25]*[.$D$31])" office:value-type="float" office:value="1.84782608695652" calcext:value-type="float">
            <text:p>1.847826087</text:p>
          </table:table-cell>
          <table:table-cell table:style-name="ce7" table:formula="of:=[.W13]/([.$D$25]*[.$D$31])" office:value-type="float" office:value="3.29710144927536" calcext:value-type="float">
            <text:p>3.2971014493</text:p>
          </table:table-cell>
          <table:table-cell table:style-name="ce7" table:formula="of:=[.X13]/([.$D$25]*[.$D$31])" office:value-type="float" office:value="3.26086956521739" calcext:value-type="float">
            <text:p>3.2608695652</text:p>
          </table:table-cell>
          <table:table-cell table:style-name="ce7" table:formula="of:=[.Y13]/([.$D$25]*[.$D$31])" office:value-type="float" office:value="3.29710144927536" calcext:value-type="float">
            <text:p>3.2971014493</text:p>
          </table:table-cell>
          <table:table-cell table:style-name="ce7" table:formula="of:=[.Z13]/([.$D$25]*[.$D$31])" office:value-type="float" office:value="3.22463768115942" calcext:value-type="float">
            <text:p>3.2246376812</text:p>
          </table:table-cell>
          <table:table-cell/>
          <table:table-cell table:style-name="ce11" table:formula="of:=AVERAGE([.AC13:.AG13])" office:value-type="float" office:value="2.98550724637681" calcext:value-type="float">
            <text:p>2.9855E+00</text:p>
          </table:table-cell>
          <table:table-cell table:style-name="ce12" table:formula="of:=COM.MICROSOFT.STDEV.P([.AC13:.AG13])" office:value-type="float" office:value="0.569474860996768" calcext:value-type="float">
            <text:p>5.7E-01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V3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B+</text:p>
          </table:table-cell>
          <table:table-cell table:number-columns-repeated="3" table:style-name="ce6" office:value-type="float" office:value="0.094" calcext:value-type="float">
            <text:p>0.094</text:p>
          </table:table-cell>
          <table:table-cell table:number-columns-repeated="2" table:style-name="ce6" office:value-type="float" office:value="0.095" calcext:value-type="float">
            <text:p>0.095</text:p>
          </table:table-cell>
          <table:table-cell table:style-name="ce7" table:formula="of:=AVERAGE([.D14:.H14])" office:value-type="float" office:value="0.0944" calcext:value-type="float">
            <text:p>0.0944</text:p>
          </table:table-cell>
          <table:table-cell table:style-name="ce8" table:formula="of:=COM.MICROSOFT.STDEV.P([.D14:.H14])" office:value-type="float" office:value="0.000489897948556636" calcext:value-type="float">
            <text:p>0.0004898979</text:p>
          </table:table-cell>
          <table:table-cell table:style-name="ce7" table:formula="of:=[.I14]/1000" office:value-type="float" office:value="0.0000944" calcext:value-type="float">
            <text:p>0.0000944</text:p>
          </table:table-cell>
          <table:table-cell table:style-name="ce8" table:formula="of:=[.J14]/1000" office:value-type="float" office:value="0.000000489897948556636" calcext:value-type="float">
            <text:p>4.89897948556636E-007</text:p>
          </table:table-cell>
          <table:table-cell/>
          <table:table-cell table:style-name="ce5" office:value-type="string" calcext:value-type="string">
            <text:p>V_C</text:p>
          </table:table-cell>
          <table:table-cell table:style-name="ce7" table:formula="of:=([.D16]-[.D20])/1000" office:value-type="float" office:value="-0.000045" calcext:value-type="float">
            <text:p>-0.000045</text:p>
          </table:table-cell>
          <table:table-cell table:style-name="ce7" table:formula="of:=([.E16]-[.E20])/1000" office:value-type="float" office:value="-0.000046" calcext:value-type="float">
            <text:p>-0.000046</text:p>
          </table:table-cell>
          <table:table-cell table:style-name="ce7" table:formula="of:=([.F16]-[.F20])/1000" office:value-type="float" office:value="-0.000045" calcext:value-type="float">
            <text:p>-0.000045</text:p>
          </table:table-cell>
          <table:table-cell table:style-name="ce7" table:formula="of:=([.G16]-[.G20])/1000" office:value-type="float" office:value="-0.000045" calcext:value-type="float">
            <text:p>-0.000045</text:p>
          </table:table-cell>
          <table:table-cell table:style-name="ce7" table:formula="of:=([.H16]-[.H20])/1000" office:value-type="float" office:value="-0.000045" calcext:value-type="float">
            <text:p>-0.000045</text:p>
          </table:table-cell>
          <table:table-cell table:number-columns-repeated="1005"/>
        </table:table-row>
        <table:table-row table:style-name="ro1">
          <table:table-cell table:style-name="ce2" office:value-type="string" calcext:value-type="string">
            <text:p>V4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B+</text:p>
          </table:table-cell>
          <table:table-cell table:style-name="ce6" office:value-type="float" office:value="-0.097" calcext:value-type="float">
            <text:p>-0.097</text:p>
          </table:table-cell>
          <table:table-cell table:style-name="ce6" office:value-type="float" office:value="-0.096" calcext:value-type="float">
            <text:p>-0.096</text:p>
          </table:table-cell>
          <table:table-cell table:style-name="ce6" office:value-type="float" office:value="-0.0965" calcext:value-type="float">
            <text:p>-0.0965</text:p>
          </table:table-cell>
          <table:table-cell table:number-columns-repeated="2" table:style-name="ce6" office:value-type="float" office:value="-0.096" calcext:value-type="float">
            <text:p>-0.096</text:p>
          </table:table-cell>
          <table:table-cell table:style-name="ce7" table:formula="of:=AVERAGE([.D15:.H15])" office:value-type="float" office:value="-0.0963" calcext:value-type="float">
            <text:p>-0.0963</text:p>
          </table:table-cell>
          <table:table-cell table:style-name="ce8" table:formula="of:=COM.MICROSOFT.STDEV.P([.D15:.H15])" office:value-type="float" office:value="0.000400000000000005" calcext:value-type="float">
            <text:p>0.0004</text:p>
          </table:table-cell>
          <table:table-cell table:style-name="ce7" table:formula="of:=[.I15]/1000" office:value-type="float" office:value="-0.0000963" calcext:value-type="float">
            <text:p>-0.0000963</text:p>
          </table:table-cell>
          <table:table-cell table:style-name="ce8" table:formula="of:=[.J15]/1000" office:value-type="float" office:value="0.000000400000000000005" calcext:value-type="float">
            <text:p>0.0000004</text:p>
          </table:table-cell>
          <table:table-cell/>
          <table:table-cell table:style-name="ce5" office:value-type="string" calcext:value-type="string">
            <text:p>V_D</text:p>
          </table:table-cell>
          <table:table-cell table:style-name="ce7" table:formula="of:=([.D17]-[.D21])/1000" office:value-type="float" office:value="0.000006" calcext:value-type="float">
            <text:p>0.000006</text:p>
          </table:table-cell>
          <table:table-cell table:style-name="ce7" table:formula="of:=([.E17]-[.E21])/1000" office:value-type="float" office:value="0.000045" calcext:value-type="float">
            <text:p>0.000045</text:p>
          </table:table-cell>
          <table:table-cell table:style-name="ce7" table:formula="of:=([.F17]-[.F21])/1000" office:value-type="float" office:value="0.000045" calcext:value-type="float">
            <text:p>0.000045</text:p>
          </table:table-cell>
          <table:table-cell table:style-name="ce7" table:formula="of:=([.G17]-[.G21])/1000" office:value-type="float" office:value="0.000046" calcext:value-type="float">
            <text:p>0.000046</text:p>
          </table:table-cell>
          <table:table-cell table:style-name="ce7" table:formula="of:=([.H17]-[.H21])/1000" office:value-type="float" office:value="0.000044" calcext:value-type="float">
            <text:p>0.000044</text:p>
          </table:table-cell>
          <table:table-cell table:number-columns-repeated="15"/>
          <table:table-cell table:style-name="ce7" table:formula="of:=([.AI12]+[.AI13])/2" office:value-type="float" office:value="3.07971014492754" calcext:value-type="float">
            <text:p>3.0797101449</text:p>
          </table:table-cell>
          <table:table-cell table:style-name="ce8" table:formula="of:=([.AJ12]+[.AJ13])/2" office:value-type="float" office:value="0.293612393334555" calcext:value-type="float">
            <text:p>0.2936123933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V5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B-</text:p>
          </table:table-cell>
          <table:table-cell table:style-name="ce6" office:value-type="float" office:value="-0.096" calcext:value-type="float">
            <text:p>-0.096</text:p>
          </table:table-cell>
          <table:table-cell table:style-name="ce6" office:value-type="float" office:value="-0.097" calcext:value-type="float">
            <text:p>-0.097</text:p>
          </table:table-cell>
          <table:table-cell table:number-columns-repeated="2" table:style-name="ce6" office:value-type="float" office:value="-0.096" calcext:value-type="float">
            <text:p>-0.096</text:p>
          </table:table-cell>
          <table:table-cell table:style-name="ce6" office:value-type="float" office:value="-0.095" calcext:value-type="float">
            <text:p>-0.095</text:p>
          </table:table-cell>
          <table:table-cell table:style-name="ce7" table:formula="of:=AVERAGE([.D16:.H16])" office:value-type="float" office:value="-0.096" calcext:value-type="float">
            <text:p>-0.096</text:p>
          </table:table-cell>
          <table:table-cell table:style-name="ce8" table:formula="of:=COM.MICROSOFT.STDEV.P([.D16:.H16])" office:value-type="float" office:value="0.000632455532033681" calcext:value-type="float">
            <text:p>0.0006324555</text:p>
          </table:table-cell>
          <table:table-cell table:style-name="ce7" table:formula="of:=[.I16]/1000" office:value-type="float" office:value="-0.000096" calcext:value-type="float">
            <text:p>-0.000096</text:p>
          </table:table-cell>
          <table:table-cell table:style-name="ce8" table:formula="of:=[.J16]/1000" office:value-type="float" office:value="0.000000632455532033681" calcext:value-type="float">
            <text:p>6.32455532033681E-007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V6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B-</text:p>
          </table:table-cell>
          <table:table-cell table:style-name="ce6" office:value-type="float" office:value="0.056" calcext:value-type="float">
            <text:p>0.056</text:p>
          </table:table-cell>
          <table:table-cell table:number-columns-repeated="2" table:style-name="ce6" office:value-type="float" office:value="0.095" calcext:value-type="float">
            <text:p>0.095</text:p>
          </table:table-cell>
          <table:table-cell table:style-name="ce6" office:value-type="float" office:value="0.096" calcext:value-type="float">
            <text:p>0.096</text:p>
          </table:table-cell>
          <table:table-cell table:style-name="ce6" office:value-type="float" office:value="0.095" calcext:value-type="float">
            <text:p>0.095</text:p>
          </table:table-cell>
          <table:table-cell table:style-name="ce7" table:formula="of:=AVERAGE([.D17:.H17])" office:value-type="float" office:value="0.0874" calcext:value-type="float">
            <text:p>0.0874</text:p>
          </table:table-cell>
          <table:table-cell table:style-name="ce8" table:formula="of:=COM.MICROSOFT.STDEV.P([.D17:.H17])" office:value-type="float" office:value="0.0157047763435205" calcext:value-type="float">
            <text:p>0.0157047763</text:p>
          </table:table-cell>
          <table:table-cell table:style-name="ce7" table:formula="of:=[.I17]/1000" office:value-type="float" office:value="0.0000874" calcext:value-type="float">
            <text:p>0.0000874</text:p>
          </table:table-cell>
          <table:table-cell table:style-name="ce8" table:formula="of:=[.J17]/1000" office:value-type="float" office:value="0.0000157047763435205" calcext:value-type="float">
            <text:p>1.57047763435205E-005</text:p>
          </table:table-cell>
          <table:table-cell table:number-columns-repeated="3"/>
          <table:table-cell office:value-type="string" calcext:value-type="string">
            <text:p>ohne nullfeld</text:p>
          </table:table-cell>
          <table:table-cell table:number-columns-repeated="1008"/>
        </table:table-row>
        <table:table-row table:style-name="ro1">
          <table:table-cell table:style-name="ce2" office:value-type="string" calcext:value-type="string">
            <text:p>V7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B-</text:p>
          </table:table-cell>
          <table:table-cell table:number-columns-repeated="4" table:style-name="ce6" office:value-type="float" office:value="0.005" calcext:value-type="float">
            <text:p>0.005</text:p>
          </table:table-cell>
          <table:table-cell table:style-name="ce6" office:value-type="float" office:value="0.006" calcext:value-type="float">
            <text:p>0.006</text:p>
          </table:table-cell>
          <table:table-cell table:style-name="ce7" table:formula="of:=AVERAGE([.D18:.H18])" office:value-type="float" office:value="0.0052" calcext:value-type="float">
            <text:p>0.0052</text:p>
          </table:table-cell>
          <table:table-cell table:style-name="ce8" table:formula="of:=COM.MICROSOFT.STDEV.P([.D18:.H18])" office:value-type="float" office:value="0.0004" calcext:value-type="float">
            <text:p>0.0004</text:p>
          </table:table-cell>
          <table:table-cell table:style-name="ce7" table:formula="of:=[.I18]/1000" office:value-type="float" office:value="0.0000052" calcext:value-type="float">
            <text:p>0.0000052</text:p>
          </table:table-cell>
          <table:table-cell table:style-name="ce8" table:formula="of:=[.J18]/1000" office:value-type="float" office:value="0.0000004" calcext:value-type="float">
            <text:p>0.0000004</text:p>
          </table:table-cell>
          <table:table-cell/>
          <table:table-cell table:style-name="ce5" office:value-type="string" calcext:value-type="string">
            <text:p>R_H1</text:p>
          </table:table-cell>
          <table:table-cell table:style-name="ce7" table:formula="of:=(([.D12]-[.D13])-([.D16]-[.D17]))/(4*1000*[.$D$25]*[.$D$31])" office:value-type="float" office:value="2.51811594202898" calcext:value-type="float">
            <text:p>2.518115942</text:p>
          </table:table-cell>
          <table:table-cell table:style-name="ce7" table:formula="of:=(([.E12]-[.E13])-([.E16]-[.E17]))/(4*1000*[.$D$25]*[.$D$31])" office:value-type="float" office:value="3.22463768115942" calcext:value-type="float">
            <text:p>3.2246376812</text:p>
          </table:table-cell>
          <table:table-cell table:style-name="ce7" table:formula="of:=(([.F12]-[.F13])-([.F16]-[.F17]))/(4*1000*[.$D$25]*[.$D$31])" office:value-type="float" office:value="3.20652173913043" calcext:value-type="float">
            <text:p>3.2065217391</text:p>
          </table:table-cell>
          <table:table-cell table:style-name="ce7" table:formula="of:=(([.G12]-[.G13])-([.G16]-[.G17]))/(4*1000*[.$D$25]*[.$D$31])" office:value-type="float" office:value="3.24275362318841" calcext:value-type="float">
            <text:p>3.2427536232</text:p>
          </table:table-cell>
          <table:table-cell table:style-name="ce7" table:formula="of:=(([.H12]-[.H13])-([.H16]-[.H17]))/(4*1000*[.$D$25]*[.$D$31])" office:value-type="float" office:value="3.20652173913043" calcext:value-type="float">
            <text:p>3.2065217391</text:p>
          </table:table-cell>
          <table:table-cell/>
          <table:table-cell table:style-name="ce11" table:formula="of:=AVERAGE([.O18:.S18])" office:value-type="float" office:value="3.07971014492754" calcext:value-type="float">
            <text:p>3.0797E+00</text:p>
          </table:table-cell>
          <table:table-cell table:style-name="ce12" table:formula="of:=COM.MICROSOFT.STDEV.P([.O18:.S18])" office:value-type="float" office:value="0.281118329583635" calcext:value-type="float">
            <text:p>2.8E-01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V8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B-</text:p>
          </table:table-cell>
          <table:table-cell table:number-columns-repeated="4" table:style-name="ce6" office:value-type="float" office:value="-0.008" calcext:value-type="float">
            <text:p>-0.008</text:p>
          </table:table-cell>
          <table:table-cell table:style-name="ce6" office:value-type="float" office:value="-0.007" calcext:value-type="float">
            <text:p>-0.007</text:p>
          </table:table-cell>
          <table:table-cell table:style-name="ce7" table:formula="of:=AVERAGE([.D19:.H19])" office:value-type="float" office:value="-0.0078" calcext:value-type="float">
            <text:p>-0.0078</text:p>
          </table:table-cell>
          <table:table-cell table:style-name="ce8" table:formula="of:=COM.MICROSOFT.STDEV.P([.D19:.H19])" office:value-type="float" office:value="0.0004" calcext:value-type="float">
            <text:p>0.0004</text:p>
          </table:table-cell>
          <table:table-cell table:style-name="ce7" table:formula="of:=[.I19]/1000" office:value-type="float" office:value="-0.0000078" calcext:value-type="float">
            <text:p>-0.0000078</text:p>
          </table:table-cell>
          <table:table-cell table:style-name="ce8" table:formula="of:=[.J19]/1000" office:value-type="float" office:value="0.0000004" calcext:value-type="float">
            <text:p>0.0000004</text:p>
          </table:table-cell>
          <table:table-cell/>
          <table:table-cell table:style-name="ce5" office:value-type="string" calcext:value-type="string">
            <text:p>R_H2</text:p>
          </table:table-cell>
          <table:table-cell table:style-name="ce7" table:formula="of:=(([.D14]-[.D15])-([.D18]-[.D19]))/(4*1000*[.$D$25]*[.$D$31])" office:value-type="float" office:value="3.22463768115942" calcext:value-type="float">
            <text:p>3.2246376812</text:p>
          </table:table-cell>
          <table:table-cell table:style-name="ce7" table:formula="of:=(([.E14]-[.E15])-([.E18]-[.E19]))/(4*1000*[.$D$25]*[.$D$31])" office:value-type="float" office:value="3.20652173913043" calcext:value-type="float">
            <text:p>3.2065217391</text:p>
          </table:table-cell>
          <table:table-cell table:style-name="ce7" table:formula="of:=(([.F14]-[.F15])-([.F18]-[.F19]))/(4*1000*[.$D$25]*[.$D$31])" office:value-type="float" office:value="3.21557971014493" calcext:value-type="float">
            <text:p>3.2155797101</text:p>
          </table:table-cell>
          <table:table-cell table:style-name="ce7" table:formula="of:=(([.G14]-[.G15])-([.G18]-[.G19]))/(4*1000*[.$D$25]*[.$D$31])" office:value-type="float" office:value="3.22463768115942" calcext:value-type="float">
            <text:p>3.2246376812</text:p>
          </table:table-cell>
          <table:table-cell table:style-name="ce7" table:formula="of:=(([.H14]-[.H15])-([.H18]-[.H19]))/(4*1000*[.$D$25]*[.$D$31])" office:value-type="float" office:value="3.22463768115942" calcext:value-type="float">
            <text:p>3.2246376812</text:p>
          </table:table-cell>
          <table:table-cell/>
          <table:table-cell table:style-name="ce11" table:formula="of:=AVERAGE([.O19:.S19])" office:value-type="float" office:value="3.21920289855072" calcext:value-type="float">
            <text:p>3.2192E+00</text:p>
          </table:table-cell>
          <table:table-cell table:style-name="ce12" table:formula="of:=COM.MICROSOFT.STDEV.P([.O19:.S19])" office:value-type="float" office:value="0.00724637681159435" calcext:value-type="float">
            <text:p>7.2E-03</text:p>
          </table:table-cell>
          <table:table-cell table:number-columns-repeated="1002"/>
        </table:table-row>
        <table:table-row table:style-name="ro1">
          <table:table-cell table:style-name="ce2" office:value-type="string" calcext:value-type="string">
            <text:p>V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6" office:value-type="float" office:value="-0.051" calcext:value-type="float">
            <text:p>-0.051</text:p>
          </table:table-cell>
          <table:table-cell table:style-name="ce6" office:value-type="float" office:value="-0.05" calcext:value-type="float">
            <text:p>-0.05</text:p>
          </table:table-cell>
          <table:table-cell table:style-name="ce7" table:formula="of:=AVERAGE([.D20:.H20])" office:value-type="float" office:value="-0.0508" calcext:value-type="float">
            <text:p>-0.0508</text:p>
          </table:table-cell>
          <table:table-cell table:style-name="ce8" table:formula="of:=COM.MICROSOFT.STDEV.P([.D20:.H20])" office:value-type="float" office:value="0.000399999999999998" calcext:value-type="float">
            <text:p>0.0004</text:p>
          </table:table-cell>
          <table:table-cell table:style-name="ce7" table:formula="of:=[.I20]/1000" office:value-type="float" office:value="-0.0000508" calcext:value-type="float">
            <text:p>-0.0000508</text:p>
          </table:table-cell>
          <table:table-cell table:style-name="ce8" table:formula="of:=[.J20]/1000" office:value-type="float" office:value="0.000000399999999999998" calcext:value-type="float">
            <text:p>0.0000004</text:p>
          </table:table-cell>
          <table:table-cell table:number-columns-repeated="1012"/>
        </table:table-row>
        <table:table-row table:style-name="ro1">
          <table:table-cell table:style-name="ce2" office:value-type="string" calcext:value-type="string">
            <text:p>V10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4" table:style-name="ce6" office:value-type="float" office:value="0.05" calcext:value-type="float">
            <text:p>0.05</text:p>
          </table:table-cell>
          <table:table-cell table:style-name="ce6" office:value-type="float" office:value="0.051" calcext:value-type="float">
            <text:p>0.051</text:p>
          </table:table-cell>
          <table:table-cell table:style-name="ce7" table:formula="of:=AVERAGE([.D21:.H21])" office:value-type="float" office:value="0.0502" calcext:value-type="float">
            <text:p>0.0502</text:p>
          </table:table-cell>
          <table:table-cell table:style-name="ce8" table:formula="of:=COM.MICROSOFT.STDEV.P([.D21:.H21])" office:value-type="float" office:value="0.000399999999999998" calcext:value-type="float">
            <text:p>0.0004</text:p>
          </table:table-cell>
          <table:table-cell table:style-name="ce7" table:formula="of:=[.I21]/1000" office:value-type="float" office:value="0.0000502" calcext:value-type="float">
            <text:p>0.0000502</text:p>
          </table:table-cell>
          <table:table-cell table:style-name="ce8" table:formula="of:=[.J21]/1000" office:value-type="float" office:value="0.000000399999999999998" calcext:value-type="float">
            <text:p>0.0000004</text:p>
          </table:table-cell>
          <table:table-cell/>
          <table:table-cell table:style-name="ce5" office:value-type="string" calcext:value-type="string">
            <text:p>R_H</text:p>
          </table:table-cell>
          <table:table-cell table:style-name="ce7" table:formula="of:=AVERAGE([.O18:.O19])" office:value-type="float" office:value="2.8713768115942" calcext:value-type="float">
            <text:p>2.8713768116</text:p>
          </table:table-cell>
          <table:table-cell table:style-name="ce7" table:formula="of:=AVERAGE([.P18:.P19])" office:value-type="float" office:value="3.21557971014493" calcext:value-type="float">
            <text:p>3.2155797101</text:p>
          </table:table-cell>
          <table:table-cell table:style-name="ce7" table:formula="of:=AVERAGE([.Q18:.Q19])" office:value-type="float" office:value="3.21105072463768" calcext:value-type="float">
            <text:p>3.2110507246</text:p>
          </table:table-cell>
          <table:table-cell table:style-name="ce7" table:formula="of:=AVERAGE([.R18:.R19])" office:value-type="float" office:value="3.23369565217391" calcext:value-type="float">
            <text:p>3.2336956522</text:p>
          </table:table-cell>
          <table:table-cell table:style-name="ce7" table:formula="of:=AVERAGE([.S18:.S19])" office:value-type="float" office:value="3.21557971014493" calcext:value-type="float">
            <text:p>3.2155797101</text:p>
          </table:table-cell>
          <table:table-cell/>
          <table:table-cell table:style-name="ce9" table:formula="of:=([.U18]+[.U19])/2" office:value-type="float" office:value="3.14945652173913" calcext:value-type="float">
            <text:p>3.15E+00</text:p>
          </table:table-cell>
          <table:table-cell table:style-name="ce10" table:formula="of:=([.V18]+[.V19])/2" office:value-type="float" office:value="0.144182353197615" calcext:value-type="float">
            <text:p>1.44E-01</text:p>
          </table:table-cell>
          <table:table-cell table:number-columns-repeated="1002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8"/>
          <table:table-cell table:style-name="ce7" table:formula="of:=AVERAGE([.O21:.S21])" office:value-type="float" office:value="3.14945652173913" calcext:value-type="float">
            <text:p>3.1494565217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office:value-type="string" calcext:value-type="string">
            <text:p>delta</text:p>
          </table:table-cell>
          <table:table-cell table:number-columns-repeated="13"/>
          <table:table-cell table:style-name="ce8" table:formula="of:=COM.MICROSOFT.STDEV.P([.O21:.S21])" office:value-type="float" office:value="0.139257282905635" calcext:value-type="float">
            <text:p>0.1392572829</text:p>
          </table:table-cell>
          <table:table-cell table:number-columns-repeated="1005"/>
        </table:table-row>
        <table:table-row table:style-name="ro1">
          <table:table-cell table:number-columns-repeated="3"/>
          <table:table-cell office:value-type="float" office:value="0.138" calcext:value-type="float">
            <text:p>0.138</text:p>
          </table:table-cell>
          <table:table-cell office:value-type="float" office:value="0.001" calcext:value-type="float">
            <text:p>0.001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 office:value-type="string" calcext:value-type="string">
            <text:p>delta</text:p>
          </table:table-cell>
          <table:table-cell table:number-columns-repeated="8"/>
          <table:table-cell table:style-name="ce4" office:value-type="string" calcext:value-type="string">
            <text:p>Beweglichkeit</text:p>
          </table:table-cell>
          <table:table-cell table:number-columns-repeated="1010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table:style-name="ce5" office:value-type="string" calcext:value-type="string">
            <text:p>rho</text:p>
          </table:table-cell>
          <table:table-cell table:style-name="ce9" table:formula="of:=[.AG5]" office:value-type="float" office:value="9.83408841772955" calcext:value-type="float">
            <text:p>9.83E+00</text:p>
          </table:table-cell>
          <table:table-cell table:style-name="ce10" table:formula="of:=[.AH5]" office:value-type="float" office:value="0.0070151271205486" calcext:value-type="float">
            <text:p>7.02E-03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Spannung</text:p>
          </table:table-cell>
          <table:table-cell office:value-type="string" calcext:value-type="string">
            <text:p>delta</text:p>
          </table:table-cell>
          <table:table-cell table:number-columns-repeated="8"/>
          <table:table-cell table:style-name="ce5" office:value-type="string" calcext:value-type="string">
            <text:p>sigma</text:p>
          </table:table-cell>
          <table:table-cell table:style-name="ce7" table:formula="of:=1/[.O27]" office:value-type="float" office:value="0.101687106879895" calcext:value-type="float">
            <text:p>0.1016871069</text:p>
          </table:table-cell>
          <table:table-cell table:style-name="ce10" table:formula="of:=[.P27]/[.O27]^2" office:value-type="float" office:value="0.0000725382924153094" calcext:value-type="float">
            <text:p>7.25E-05</text:p>
          </table:table-cell>
          <table:table-cell table:number-columns-repeated="1008"/>
        </table:table-row>
        <table:table-row table:style-name="ro1">
          <table:table-cell table:number-columns-repeated="4"/>
          <table:table-cell office:value-type="float" office:value="0.000001" calcext:value-type="float">
            <text:p>0.000001</text:p>
          </table:table-cell>
          <table:table-cell table:number-columns-repeated="8"/>
          <table:table-cell table:style-name="ce5" office:value-type="string" calcext:value-type="string">
            <text:p>R_HS</text:p>
          </table:table-cell>
          <table:table-cell table:style-name="ce7" table:formula="of:=[.S23]" office:value-type="float" office:value="3.14945652173913" calcext:value-type="float">
            <text:p>3.1494565217</text:p>
          </table:table-cell>
          <table:table-cell table:style-name="ce8" table:formula="of:=[.S24]" office:value-type="float" office:value="0.139257282905635" calcext:value-type="float">
            <text:p>0.1392572829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Strom</text:p>
          </table:table-cell>
          <table:table-cell office:value-type="string" calcext:value-type="string">
            <text:p>delta</text:p>
          </table:table-cell>
          <table:table-cell table:number-columns-repeated="8"/>
          <table:table-cell table:style-name="ce5" office:value-type="string" calcext:value-type="string">
            <text:p>mu_HS</text:p>
          </table:table-cell>
          <table:table-cell table:style-name="ce7" table:formula="of:=ABS([.O29]/[.O27])" office:value-type="float" office:value="0.320259121939668" calcext:value-type="float">
            <text:p>0.3202591219</text:p>
          </table:table-cell>
          <table:table-cell table:style-name="ce8" table:formula="of:=SQRT(([.P29]/[.O27])^2+([.O29]*[.P27]/[.O27]^2)^2)" office:value-type="float" office:value="0.0141625129496378" calcext:value-type="float">
            <text:p>0.0141625129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float" office:value="0.0001" calcext:value-type="float">
            <text:p>0.0001</text:p>
          </table:table-cell>
          <table:table-cell office:value-type="float" office:value="0.000000005" calcext:value-type="float">
            <text:p>0.000000005</text:p>
          </table:table-cell>
          <table:table-cell table:number-columns-repeated="8"/>
          <table:table-cell table:style-name="ce5" office:value-type="string" calcext:value-type="string">
            <text:p>p_S</text:p>
          </table:table-cell>
          <table:table-cell table:style-name="ce7" table:formula="of:=1/([.D33]*[.O29])" office:value-type="float" office:value="1.98199188029631E+018" calcext:value-type="float">
            <text:p>1981991880296310000</text:p>
          </table:table-cell>
          <table:table-cell table:style-name="ce8" table:formula="of:=[.P29]/([.D33]*[.O29]^2)" office:value-type="float" office:value="8.76363277555848E+016" calcext:value-type="float">
            <text:p>87636327755584800</text:p>
          </table:table-cell>
          <table:table-cell table:number-columns-repeated="1008"/>
        </table:table-row>
        <table:table-row table:style-name="ro1">
          <table:table-cell table:number-columns-repeated="3"/>
          <table:table-cell office:value-type="string" calcext:value-type="string">
            <text:p>e</text:p>
          </table:table-cell>
          <table:table-cell table:number-columns-repeated="1020"/>
        </table:table-row>
        <table:table-row table:style-name="ro1">
          <table:table-cell table:number-columns-repeated="3"/>
          <table:table-cell table:formula="of:=1.602*10^-19" office:value-type="float" office:value="1.602E-019" calcext:value-type="float">
            <text:p>1.602E-019</text:p>
          </table:table-cell>
          <table:table-cell table:number-columns-repeated="1020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g 1 probe 2" table:style-name="ta2">
        <office:forms form:automatic-focus="false" form:apply-design-mode="false"/>
        <table:table-column table:style-name="co8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5" table:default-cell-style-name="Default"/>
        <table:table-column table:style-name="co9" table:default-cell-style-name="Default"/>
        <table:table-column table:style-name="co5" table:default-cell-style-name="Default"/>
        <table:table-column table:style-name="co20" table:default-cell-style-name="Default"/>
        <table:table-column table:style-name="co6" table:default-cell-style-name="Default"/>
        <table:table-column table:style-name="co5" table:number-columns-repeated="3" table:default-cell-style-name="Default"/>
        <table:table-column table:style-name="co12" table:default-cell-style-name="Default"/>
        <table:table-column table:style-name="co5" table:number-columns-repeated="8" table:default-cell-style-name="Default"/>
        <table:table-column table:style-name="co21" table:number-columns-repeated="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4" table:default-cell-style-name="Default"/>
        <table:table-column table:style-name="co13" table:number-columns-repeated="990" table:default-cell-style-name="Default"/>
        <table:table-row table:style-name="ro1">
          <table:table-cell table:style-name="ce13" office:value-type="string" calcext:value-type="string">
            <text:p>Probe</text:p>
          </table:table-cell>
          <table:table-cell table:style-name="ce13" office:value-type="string" calcext:value-type="string">
            <text:p>InAs</text:p>
          </table:table-cell>
          <table:table-cell table:style-name="ce13" office:value-type="string" calcext:value-type="string">
            <text:p>FH301-040</text:p>
          </table:table-cell>
          <table:table-cell table:style-name="ce13" office:value-type="string" calcext:value-type="string">
            <text:p>I= 15,003 15,008 mA</text:p>
          </table:table-cell>
          <table:table-cell table:style-name="ce13" office:value-type="string" calcext:value-type="string">
            <text:p>T=26</text:p>
          </table:table-cell>
          <table:table-cell table:style-name="ce13" office:value-type="string" calcext:value-type="string">
            <text:p>B=0,138+-0,001 T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4" office:value-type="string" calcext:value-type="string">
            <text:p>Mess Nr</text:p>
          </table:table-cell>
          <table:table-cell table:style-name="ce4"/>
          <table:table-cell table:style-name="ce4" office:value-type="string" calcext:value-type="string">
            <text:p>Spannung 1</text:p>
          </table:table-cell>
          <table:table-cell table:style-name="ce4" office:value-type="string" calcext:value-type="string">
            <text:p>Spannung 2</text:p>
          </table:table-cell>
          <table:table-cell table:style-name="ce4" office:value-type="string" calcext:value-type="string">
            <text:p>Spannung 3</text:p>
          </table:table-cell>
          <table:table-cell table:style-name="ce4" office:value-type="string" calcext:value-type="string">
            <text:p>Spannung 4</text:p>
          </table:table-cell>
          <table:table-cell table:style-name="ce4" office:value-type="string" calcext:value-type="string">
            <text:p>Spannung 5</text:p>
          </table:table-cell>
          <table:table-cell table:style-name="ce4" office:value-type="string" calcext:value-type="string">
            <text:p>average</text:p>
          </table:table-cell>
          <table:table-cell table:style-name="ce4"/>
          <table:table-cell table:style-name="ce4" office:value-type="string" calcext:value-type="string">
            <text:p>average v</text:p>
          </table:table-cell>
          <table:table-cell table:style-name="ce4" office:value-type="string" calcext:value-type="string">
            <text:p>sigma v</text:p>
          </table:table-cell>
          <table:table-cell/>
          <table:table-cell table:style-name="ce4"/>
          <table:table-cell table:style-name="ce4" office:value-type="string" calcext:value-type="string">
            <text:p>R</text:p>
          </table:table-cell>
          <table:table-cell table:number-columns-repeated="1010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6" office:value-type="float" office:value="-89.887" calcext:value-type="float">
            <text:p>-89.887</text:p>
          </table:table-cell>
          <table:table-cell table:style-name="ce6" office:value-type="float" office:value="-89.905" calcext:value-type="float">
            <text:p>-89.905</text:p>
          </table:table-cell>
          <table:table-cell table:style-name="ce6" office:value-type="float" office:value="-89.907" calcext:value-type="float">
            <text:p>-89.907</text:p>
          </table:table-cell>
          <table:table-cell table:style-name="ce6" office:value-type="float" office:value="-89.905" calcext:value-type="float">
            <text:p>-89.905</text:p>
          </table:table-cell>
          <table:table-cell table:style-name="ce6" office:value-type="float" office:value="-89.91" calcext:value-type="float">
            <text:p>-89.91</text:p>
          </table:table-cell>
          <table:table-cell table:style-name="ce7" table:formula="of:=AVERAGE([.C4:.G4])" office:value-type="float" office:value="-89.9028" calcext:value-type="float">
            <text:p>-89.9028</text:p>
          </table:table-cell>
          <table:table-cell table:style-name="ce8" table:formula="of:=COM.MICROSOFT.STDEV.P([.C4:.G4])" office:value-type="float" office:value="0.00810925397308429" calcext:value-type="float">
            <text:p>0.008109254</text:p>
          </table:table-cell>
          <table:table-cell table:style-name="ce7" table:formula="of:=[.H4]/1000" office:value-type="float" office:value="-0.0899028" calcext:value-type="float">
            <text:p>-0.0899028</text:p>
          </table:table-cell>
          <table:table-cell table:style-name="ce8" table:formula="of:=[.I4]/1000" office:value-type="float" office:value="0.00000810925397308429" calcext:value-type="float">
            <text:p>8.10925397308429E-006</text:p>
          </table:table-cell>
          <table:table-cell/>
          <table:table-cell table:style-name="ce5" office:value-type="string" calcext:value-type="string">
            <text:p>R12,34</text:p>
          </table:table-cell>
          <table:table-cell table:style-name="ce7" table:formula="of:=ABS([.C4]-[.C5])/(2*[.$D$31])/1000" office:value-type="float" office:value="5.98996867293208" calcext:value-type="float">
            <text:p>5.9899686729</text:p>
          </table:table-cell>
          <table:table-cell table:style-name="ce7" table:formula="of:=ABS([.D4]-[.D5])/(2*[.$D$31])/1000" office:value-type="float" office:value="5.99110177964407" calcext:value-type="float">
            <text:p>5.9911017796</text:p>
          </table:table-cell>
          <table:table-cell table:style-name="ce7" table:formula="of:=ABS([.E4]-[.E5])/(2*[.$D$31])/1000" office:value-type="float" office:value="5.99123508631607" calcext:value-type="float">
            <text:p>5.9912350863</text:p>
          </table:table-cell>
          <table:table-cell table:style-name="ce7" table:formula="of:=ABS([.F4]-[.F5])/(2*[.$D$31])/1000" office:value-type="float" office:value="5.99116843298007" calcext:value-type="float">
            <text:p>5.991168433</text:p>
          </table:table-cell>
          <table:table-cell table:style-name="ce7" table:formula="of:=ABS([.G4]-[.G5])/(2*[.$D$31])/1000" office:value-type="float" office:value="5.99140171965607" calcext:value-type="float">
            <text:p>5.9914017197</text:p>
          </table:table-cell>
          <table:table-cell/>
          <table:table-cell table:style-name="ce7" table:formula="of:=[.N4]/[.N5]" office:value-type="float" office:value="1.00403322663717" calcext:value-type="float">
            <text:p>1.0040332266</text:p>
          </table:table-cell>
          <table:table-cell table:style-name="ce7" table:formula="of:=[.O4]/[.O5]" office:value-type="float" office:value="1.00407171581769" calcext:value-type="float">
            <text:p>1.0040717158</text:p>
          </table:table-cell>
          <table:table-cell table:style-name="ce7" table:formula="of:=[.P4]/[.P5]" office:value-type="float" office:value="1.00407723284351" calcext:value-type="float">
            <text:p>1.0040772328</text:p>
          </table:table-cell>
          <table:table-cell table:style-name="ce7" table:formula="of:=[.Q4]/[.Q5]" office:value-type="float" office:value="1.00405484654696" calcext:value-type="float">
            <text:p>1.0040548465</text:p>
          </table:table-cell>
          <table:table-cell table:style-name="ce7" table:formula="of:=[.R4]/[.R5]" office:value-type="float" office:value="1.00408272688177" calcext:value-type="float">
            <text:p>1.0040827269</text:p>
          </table:table-cell>
          <table:table-cell/>
          <table:table-cell table:style-name="ce7" table:formula="of:=(PI()*[.$D$27]/(LN(2)))*(([.N4]+[.N5])/2)*[.$U$9]" office:value-type="float" office:value="27.0941667693165" calcext:value-type="float">
            <text:p>27.0941667693</text:p>
          </table:table-cell>
          <table:table-cell table:style-name="ce7" table:formula="of:=(PI()*[.$D$27]/(LN(2)))*(([.O4]+[.O5])/2)*[.$U$9]" office:value-type="float" office:value="27.0987737473984" calcext:value-type="float">
            <text:p>27.0987737474</text:p>
          </table:table-cell>
          <table:table-cell table:style-name="ce7" table:formula="of:=(PI()*[.$D$27]/(LN(2)))*(([.P4]+[.P5])/2)*[.$U$9]" office:value-type="float" office:value="27.0993024170144" calcext:value-type="float">
            <text:p>27.099302417</text:p>
          </table:table-cell>
          <table:table-cell table:style-name="ce7" table:formula="of:=(PI()*[.$D$27]/(LN(2)))*(([.Q4]+[.Q5])/2)*[.$U$9]" office:value-type="float" office:value="27.0993024170144" calcext:value-type="float">
            <text:p>27.099302417</text:p>
          </table:table-cell>
          <table:table-cell table:style-name="ce7" table:formula="of:=(PI()*[.$D$27]/(LN(2)))*(([.R4]+[.R5])/2)*[.$U$9]" office:value-type="float" office:value="27.099982135092" calcext:value-type="float">
            <text:p>27.0999821351</text:p>
          </table:table-cell>
          <table:table-cell/>
          <table:table-cell table:style-name="ce11" table:formula="of:=AVERAGE([.Z4:.AD4])" office:value-type="float" office:value="27.0983054971671" calcext:value-type="float">
            <text:p>2.7098E+01</text:p>
          </table:table-cell>
          <table:table-cell table:style-name="ce12" table:formula="of:=COM.MICROSOFT.STDEV.P([.Z4:.AD4])" office:value-type="float" office:value="0.00210462061167666" calcext:value-type="float">
            <text:p>2.1E-03</text:p>
          </table:table-cell>
          <table:table-cell table:number-columns-repeated="991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/>
          <table:table-cell table:style-name="ce6" office:value-type="float" office:value="89.848" calcext:value-type="float">
            <text:p>89.848</text:p>
          </table:table-cell>
          <table:table-cell table:style-name="ce6" office:value-type="float" office:value="89.864" calcext:value-type="float">
            <text:p>89.864</text:p>
          </table:table-cell>
          <table:table-cell table:number-columns-repeated="2" table:style-name="ce6" office:value-type="float" office:value="89.866" calcext:value-type="float">
            <text:p>89.866</text:p>
          </table:table-cell>
          <table:table-cell table:style-name="ce6" office:value-type="float" office:value="89.868" calcext:value-type="float">
            <text:p>89.868</text:p>
          </table:table-cell>
          <table:table-cell table:style-name="ce7" table:formula="of:=AVERAGE([.C5:.G5])" office:value-type="float" office:value="89.8624" calcext:value-type="float">
            <text:p>89.8624</text:p>
          </table:table-cell>
          <table:table-cell table:style-name="ce8" table:formula="of:=COM.MICROSOFT.STDEV.P([.C5:.G5])" office:value-type="float" office:value="0.00731026675299859" calcext:value-type="float">
            <text:p>0.0073102668</text:p>
          </table:table-cell>
          <table:table-cell table:style-name="ce7" table:formula="of:=[.H5]/1000" office:value-type="float" office:value="0.0898624" calcext:value-type="float">
            <text:p>0.0898624</text:p>
          </table:table-cell>
          <table:table-cell table:style-name="ce8" table:formula="of:=[.I5]/1000" office:value-type="float" office:value="0.00000731026675299859" calcext:value-type="float">
            <text:p>7.31026675299859E-006</text:p>
          </table:table-cell>
          <table:table-cell/>
          <table:table-cell table:style-name="ce5" office:value-type="string" calcext:value-type="string">
            <text:p>R23,41</text:p>
          </table:table-cell>
          <table:table-cell table:style-name="ce7" table:formula="of:=ABS([.C6]-[.C7])/(2*[.$D$31])/1000" office:value-type="float" office:value="5.96590681863627" calcext:value-type="float">
            <text:p>5.9659068186</text:p>
          </table:table-cell>
          <table:table-cell table:style-name="ce7" table:formula="of:=ABS([.D6]-[.D7])/(2*[.$D$31])/1000" office:value-type="float" office:value="5.96680663867226" calcext:value-type="float">
            <text:p>5.9668066387</text:p>
          </table:table-cell>
          <table:table-cell table:style-name="ce7" table:formula="of:=ABS([.E6]-[.E7])/(2*[.$D$31])/1000" office:value-type="float" office:value="5.96690661867626" calcext:value-type="float">
            <text:p>5.9669066187</text:p>
          </table:table-cell>
          <table:table-cell table:style-name="ce7" table:formula="of:=ABS([.F6]-[.F7])/(2*[.$D$31])/1000" office:value-type="float" office:value="5.96697327201226" calcext:value-type="float">
            <text:p>5.966973272</text:p>
          </table:table-cell>
          <table:table-cell table:style-name="ce7" table:formula="of:=ABS([.G6]-[.G7])/(2*[.$D$31])/1000" office:value-type="float" office:value="5.96703992534826" calcext:value-type="float">
            <text:p>5.9670399253</text:p>
          </table:table-cell>
          <table:table-cell/>
          <table:table-cell table:style-name="ce7" table:formula="of:=[.N6]/[.N7]" office:value-type="float" office:value="1.00394905881696" calcext:value-type="float">
            <text:p>1.0039490588</text:p>
          </table:table-cell>
          <table:table-cell table:style-name="ce7" table:formula="of:=[.O6]/[.O7]" office:value-type="float" office:value="1.00397663170358" calcext:value-type="float">
            <text:p>1.0039766317</text:p>
          </table:table-cell>
          <table:table-cell table:style-name="ce7" table:formula="of:=[.P6]/[.P7]" office:value-type="float" office:value="1.00397095783301" calcext:value-type="float">
            <text:p>1.0039709578</text:p>
          </table:table-cell>
          <table:table-cell table:style-name="ce7" table:formula="of:=[.Q6]/[.Q7]" office:value-type="float" office:value="1.00397647623888" calcext:value-type="float">
            <text:p>1.0039764762</text:p>
          </table:table-cell>
          <table:table-cell table:style-name="ce7" table:formula="of:=[.R6]/[.R7]" office:value-type="float" office:value="1.00397640961487" calcext:value-type="float">
            <text:p>1.0039764096</text:p>
          </table:table-cell>
          <table:table-cell/>
          <table:table-cell table:style-name="ce7" table:formula="of:=(PI()*[.$D$27]/(LN(2)))*(([.N6]+[.N7])/2)*[.$U$10]" office:value-type="float" office:value="27.0956017297027" calcext:value-type="float">
            <text:p>27.0956017297</text:p>
          </table:table-cell>
          <table:table-cell table:style-name="ce7" table:formula="of:=(PI()*[.$D$27]/(LN(2)))*(([.O6]+[.O7])/2)*[.$U$10]" office:value-type="float" office:value="27.0983961262442" calcext:value-type="float">
            <text:p>27.0983961262</text:p>
          </table:table-cell>
          <table:table-cell table:style-name="ce7" table:formula="of:=(PI()*[.$D$27]/(LN(2)))*(([.P6]+[.P7])/2)*[.$U$10]" office:value-type="float" office:value="27.0989247958601" calcext:value-type="float">
            <text:p>27.0989247959</text:p>
          </table:table-cell>
          <table:table-cell table:style-name="ce7" table:formula="of:=(PI()*[.$D$27]/(LN(2)))*(([.Q6]+[.Q7])/2)*[.$U$10]" office:value-type="float" office:value="27.0994534654761" calcext:value-type="float">
            <text:p>27.0994534655</text:p>
          </table:table-cell>
          <table:table-cell table:style-name="ce7" table:formula="of:=(PI()*[.$D$27]/(LN(2)))*(([.R6]+[.R7])/2)*[.$U$10]" office:value-type="float" office:value="27.0999066108612" calcext:value-type="float">
            <text:p>27.0999066109</text:p>
          </table:table-cell>
          <table:table-cell/>
          <table:table-cell table:style-name="ce11" table:formula="of:=AVERAGE([.Z5:.AD5])" office:value-type="float" office:value="27.0984565456288" calcext:value-type="float">
            <text:p>2.7098E+01</text:p>
          </table:table-cell>
          <table:table-cell table:style-name="ce12" table:formula="of:=COM.MICROSOFT.STDEV.P([.Z5:.AD5])" office:value-type="float" office:value="0.00151455743458439" calcext:value-type="float">
            <text:p>1.5E-03</text:p>
          </table:table-cell>
          <table:table-cell table:number-columns-repeated="991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/>
          <table:table-cell table:style-name="ce6" office:value-type="float" office:value="-89.529" calcext:value-type="float">
            <text:p>-89.529</text:p>
          </table:table-cell>
          <table:table-cell table:style-name="ce6" office:value-type="float" office:value="-89.543" calcext:value-type="float">
            <text:p>-89.543</text:p>
          </table:table-cell>
          <table:table-cell table:style-name="ce6" office:value-type="float" office:value="-89.544" calcext:value-type="float">
            <text:p>-89.544</text:p>
          </table:table-cell>
          <table:table-cell table:style-name="ce6" office:value-type="float" office:value="-89.545" calcext:value-type="float">
            <text:p>-89.545</text:p>
          </table:table-cell>
          <table:table-cell table:style-name="ce6" office:value-type="float" office:value="-89.546" calcext:value-type="float">
            <text:p>-89.546</text:p>
          </table:table-cell>
          <table:table-cell table:style-name="ce7" table:formula="of:=AVERAGE([.C6:.G6])" office:value-type="float" office:value="-89.5414" calcext:value-type="float">
            <text:p>-89.5414</text:p>
          </table:table-cell>
          <table:table-cell table:style-name="ce8" table:formula="of:=COM.MICROSOFT.STDEV.P([.C6:.G6])" office:value-type="float" office:value="0.00628012738724568" calcext:value-type="float">
            <text:p>0.0062801274</text:p>
          </table:table-cell>
          <table:table-cell table:style-name="ce7" table:formula="of:=[.H6]/1000" office:value-type="float" office:value="-0.0895414" calcext:value-type="float">
            <text:p>-0.0895414</text:p>
          </table:table-cell>
          <table:table-cell table:style-name="ce8" table:formula="of:=[.I6]/1000" office:value-type="float" office:value="0.00000628012738724568" calcext:value-type="float">
            <text:p>6.28012738724568E-006</text:p>
          </table:table-cell>
          <table:table-cell/>
          <table:table-cell table:style-name="ce5" office:value-type="string" calcext:value-type="string">
            <text:p>R34, 12</text:p>
          </table:table-cell>
          <table:table-cell table:style-name="ce7" table:formula="of:=ABS([.C8]-[.C9])/(2*[.$D$31])/1000" office:value-type="float" office:value="5.99003532626808" calcext:value-type="float">
            <text:p>5.9900353263</text:p>
          </table:table-cell>
          <table:table-cell table:style-name="ce7" table:formula="of:=ABS([.D8]-[.D9])/(2*[.$D$31])/1000" office:value-type="float" office:value="5.99073518629607" calcext:value-type="float">
            <text:p>5.9907351863</text:p>
          </table:table-cell>
          <table:table-cell table:style-name="ce7" table:formula="of:=ABS([.E8]-[.E9])/(2*[.$D$31])/1000" office:value-type="float" office:value="5.99083516630007" calcext:value-type="float">
            <text:p>5.9908351663</text:p>
          </table:table-cell>
          <table:table-cell table:style-name="ce7" table:formula="of:=ABS([.F8]-[.F9])/(2*[.$D$31])/1000" office:value-type="float" office:value="5.99096847297207" calcext:value-type="float">
            <text:p>5.990968473</text:p>
          </table:table-cell>
          <table:table-cell table:style-name="ce7" table:formula="of:=ABS([.G8]-[.G9])/(2*[.$D$31])/1000" office:value-type="float" office:value="5.99106845297607" calcext:value-type="float">
            <text:p>5.991068453</text:p>
          </table:table-cell>
          <table:table-cell table:number-columns-repeated="1006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/>
          <table:table-cell table:style-name="ce6" office:value-type="float" office:value="89.484" calcext:value-type="float">
            <text:p>89.484</text:p>
          </table:table-cell>
          <table:table-cell table:style-name="ce6" office:value-type="float" office:value="89.497" calcext:value-type="float">
            <text:p>89.497</text:p>
          </table:table-cell>
          <table:table-cell table:style-name="ce6" office:value-type="float" office:value="89.499" calcext:value-type="float">
            <text:p>89.499</text:p>
          </table:table-cell>
          <table:table-cell table:style-name="ce6" office:value-type="float" office:value="89.5" calcext:value-type="float">
            <text:p>89.5</text:p>
          </table:table-cell>
          <table:table-cell table:style-name="ce6" office:value-type="float" office:value="89.501" calcext:value-type="float">
            <text:p>89.501</text:p>
          </table:table-cell>
          <table:table-cell table:style-name="ce7" table:formula="of:=AVERAGE([.C7:.G7])" office:value-type="float" office:value="89.4962" calcext:value-type="float">
            <text:p>89.4962</text:p>
          </table:table-cell>
          <table:table-cell table:style-name="ce8" table:formula="of:=COM.MICROSOFT.STDEV.P([.C7:.G7])" office:value-type="float" office:value="0.00624179461373329" calcext:value-type="float">
            <text:p>0.0062417946</text:p>
          </table:table-cell>
          <table:table-cell table:style-name="ce7" table:formula="of:=[.H7]/1000" office:value-type="float" office:value="0.0894962" calcext:value-type="float">
            <text:p>0.0894962</text:p>
          </table:table-cell>
          <table:table-cell table:style-name="ce8" table:formula="of:=[.I7]/1000" office:value-type="float" office:value="0.00000624179461373329" calcext:value-type="float">
            <text:p>6.24179461373329E-006</text:p>
          </table:table-cell>
          <table:table-cell/>
          <table:table-cell table:style-name="ce5" office:value-type="string" calcext:value-type="string">
            <text:p>R41,23</text:p>
          </table:table-cell>
          <table:table-cell table:style-name="ce7" table:formula="of:=ABS([.C10]-[.C11])/(2*[.$D$31])/1000" office:value-type="float" office:value="5.96647337199227" calcext:value-type="float">
            <text:p>5.966473372</text:p>
          </table:table-cell>
          <table:table-cell table:style-name="ce7" table:formula="of:=ABS([.D10]-[.D11])/(2*[.$D$31])/1000" office:value-type="float" office:value="5.96700659868026" calcext:value-type="float">
            <text:p>5.9670065987</text:p>
          </table:table-cell>
          <table:table-cell table:style-name="ce7" table:formula="of:=ABS([.E10]-[.E11])/(2*[.$D$31])/1000" office:value-type="float" office:value="5.96713990535226" calcext:value-type="float">
            <text:p>5.9671399054</text:p>
          </table:table-cell>
          <table:table-cell table:style-name="ce7" table:formula="of:=ABS([.F10]-[.F11])/(2*[.$D$31])/1000" office:value-type="float" office:value="5.96723988535626" calcext:value-type="float">
            <text:p>5.9672398854</text:p>
          </table:table-cell>
          <table:table-cell table:style-name="ce7" table:formula="of:=ABS([.G10]-[.G11])/(2*[.$D$31])/1000" office:value-type="float" office:value="5.96733986536026" calcext:value-type="float">
            <text:p>5.9673398654</text:p>
          </table:table-cell>
          <table:table-cell table:number-columns-repeated="13"/>
          <table:table-cell table:style-name="ce7" table:formula="of:=([.AF4]+[.AF5])/2" office:value-type="float" office:value="27.098381021398" calcext:value-type="float">
            <text:p>27.0983810214</text:p>
          </table:table-cell>
          <table:table-cell table:style-name="ce8" table:formula="of:=([.AG4]+[.AG5])/2" office:value-type="float" office:value="0.00180958902313053" calcext:value-type="float">
            <text:p>0.001809589</text:p>
          </table:table-cell>
          <table:table-cell table:number-columns-repeated="991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/>
          <table:table-cell table:style-name="ce6" office:value-type="float" office:value="-89.848" calcext:value-type="float">
            <text:p>-89.848</text:p>
          </table:table-cell>
          <table:table-cell table:style-name="ce6" office:value-type="float" office:value="-89.86" calcext:value-type="float">
            <text:p>-89.86</text:p>
          </table:table-cell>
          <table:table-cell table:style-name="ce6" office:value-type="float" office:value="-89.861" calcext:value-type="float">
            <text:p>-89.861</text:p>
          </table:table-cell>
          <table:table-cell table:style-name="ce6" office:value-type="float" office:value="-89.863" calcext:value-type="float">
            <text:p>-89.863</text:p>
          </table:table-cell>
          <table:table-cell table:style-name="ce6" office:value-type="float" office:value="-89.864" calcext:value-type="float">
            <text:p>-89.864</text:p>
          </table:table-cell>
          <table:table-cell table:style-name="ce7" table:formula="of:=AVERAGE([.C8:.G8])" office:value-type="float" office:value="-89.8592" calcext:value-type="float">
            <text:p>-89.8592</text:p>
          </table:table-cell>
          <table:table-cell table:style-name="ce8" table:formula="of:=COM.MICROSOFT.STDEV.P([.C8:.G8])" office:value-type="float" office:value="0.00577581163127876" calcext:value-type="float">
            <text:p>0.0057758116</text:p>
          </table:table-cell>
          <table:table-cell table:style-name="ce7" table:formula="of:=[.H8]/1000" office:value-type="float" office:value="-0.0898592" calcext:value-type="float">
            <text:p>-0.0898592</text:p>
          </table:table-cell>
          <table:table-cell table:style-name="ce8" table:formula="of:=[.I8]/1000" office:value-type="float" office:value="0.00000577581163127876" calcext:value-type="float">
            <text:p>5.77581163127876E-006</text:p>
          </table:table-cell>
          <table:table-cell/>
          <table:table-cell table:style-name="ce4"/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dR</text:p>
          </table:table-cell>
          <table:table-cell/>
          <table:table-cell table:style-name="ce4" table:number-columns-repeated="2"/>
          <table:table-cell table:style-name="ce4" office:value-type="string" calcext:value-type="string">
            <text:p>delta</text:p>
          </table:table-cell>
          <table:table-cell/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df</text:p>
          </table:table-cell>
          <table:table-cell table:style-name="ce4"/>
          <table:table-cell/>
          <table:table-cell table:style-name="ce4" office:value-type="string" calcext:value-type="string">
            <text:p>rho</text:p>
          </table:table-cell>
          <table:table-cell table:style-name="ce4" office:value-type="string" calcext:value-type="string">
            <text:p>drho</text:p>
          </table:table-cell>
          <table:table-cell table:number-columns-repeated="998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/>
          <table:table-cell table:style-name="ce6" office:value-type="float" office:value="89.889" calcext:value-type="float">
            <text:p>89.889</text:p>
          </table:table-cell>
          <table:table-cell table:style-name="ce6" office:value-type="float" office:value="89.898" calcext:value-type="float">
            <text:p>89.898</text:p>
          </table:table-cell>
          <table:table-cell table:style-name="ce6" office:value-type="float" office:value="89.9" calcext:value-type="float">
            <text:p>89.9</text:p>
          </table:table-cell>
          <table:table-cell table:style-name="ce6" office:value-type="float" office:value="89.902" calcext:value-type="float">
            <text:p>89.902</text:p>
          </table:table-cell>
          <table:table-cell table:style-name="ce6" office:value-type="float" office:value="89.904" calcext:value-type="float">
            <text:p>89.904</text:p>
          </table:table-cell>
          <table:table-cell table:style-name="ce7" table:formula="of:=AVERAGE([.C9:.G9])" office:value-type="float" office:value="89.8986" calcext:value-type="float">
            <text:p>89.8986</text:p>
          </table:table-cell>
          <table:table-cell table:style-name="ce8" table:formula="of:=COM.MICROSOFT.STDEV.P([.C9:.G9])" office:value-type="float" office:value="0.00520000000000133" calcext:value-type="float">
            <text:p>0.0052</text:p>
          </table:table-cell>
          <table:table-cell table:style-name="ce7" table:formula="of:=[.H9]/1000" office:value-type="float" office:value="0.0898986" calcext:value-type="float">
            <text:p>0.0898986</text:p>
          </table:table-cell>
          <table:table-cell table:style-name="ce8" table:formula="of:=[.I9]/1000" office:value-type="float" office:value="0.00000520000000000133" calcext:value-type="float">
            <text:p>0.0000052</text:p>
          </table:table-cell>
          <table:table-cell/>
          <table:table-cell table:style-name="ce5" office:value-type="string" calcext:value-type="string">
            <text:p>R12,34</text:p>
          </table:table-cell>
          <table:table-cell table:style-name="ce7" table:formula="of:=ABS([.J4]-[.J5])/(2*[.$D$31])" office:value-type="float" office:value="5.99097513830567" calcext:value-type="float">
            <text:p>5.9909751383</text:p>
          </table:table-cell>
          <table:table-cell table:style-name="ce8" table:formula="of:=SQRT(([.K4]/(2*[.$D$31]))^2+([.K5]/(2*[.$D$31]))^2+(([.$E$31]*ABS([.J4]-[.J5]))/(2*[.$D$31]^2))^2)" office:value-type="float" office:value="0.00202947595982096" calcext:value-type="float">
            <text:p>0.002029476</text:p>
          </table:table-cell>
          <table:table-cell/>
          <table:table-cell table:style-name="ce5" office:value-type="string" calcext:value-type="string">
            <text:p>R12,34/R23,41</text:p>
          </table:table-cell>
          <table:table-cell table:style-name="ce7" table:formula="of:=[.N9]/[.N10]" office:value-type="float" office:value="1.00406395081257" calcext:value-type="float">
            <text:p>1.0040639508</text:p>
          </table:table-cell>
          <table:table-cell table:style-name="ce8" table:formula="of:=SQRT(([.O9]/[.N10])^2+([.N9]*[.O10]/[.N10]^2)^2)" office:value-type="float" office:value="0.000479715473013328" calcext:value-type="float">
            <text:p>0.0004797155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rho1</text:p>
          </table:table-cell>
          <table:table-cell table:style-name="ce7" table:formula="of:=(PI()*[.$D$27]/(LN(2)))*(([.N9]+[.N10])/2)*[.U9]" office:value-type="float" office:value="27.0983054971671" calcext:value-type="float">
            <text:p>27.0983054972</text:p>
          </table:table-cell>
          <table:table-cell table:style-name="ce8"/>
          <table:table-cell table:number-columns-repeated="998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/>
          <table:table-cell table:style-name="ce6" office:value-type="float" office:value="-89.492" calcext:value-type="float">
            <text:p>-89.492</text:p>
          </table:table-cell>
          <table:table-cell table:style-name="ce6" office:value-type="float" office:value="-89.5" calcext:value-type="float">
            <text:p>-89.5</text:p>
          </table:table-cell>
          <table:table-cell table:style-name="ce6" office:value-type="float" office:value="-89.501" calcext:value-type="float">
            <text:p>-89.501</text:p>
          </table:table-cell>
          <table:table-cell table:style-name="ce6" office:value-type="float" office:value="-89.503" calcext:value-type="float">
            <text:p>-89.503</text:p>
          </table:table-cell>
          <table:table-cell table:style-name="ce6" office:value-type="float" office:value="-89.505" calcext:value-type="float">
            <text:p>-89.505</text:p>
          </table:table-cell>
          <table:table-cell table:style-name="ce7" table:formula="of:=AVERAGE([.C10:.G10])" office:value-type="float" office:value="-89.5002" calcext:value-type="float">
            <text:p>-89.5002</text:p>
          </table:table-cell>
          <table:table-cell table:style-name="ce8" table:formula="of:=COM.MICROSOFT.STDEV.P([.C10:.G10])" office:value-type="float" office:value="0.00444522215417614" calcext:value-type="float">
            <text:p>0.0044452222</text:p>
          </table:table-cell>
          <table:table-cell table:style-name="ce7" table:formula="of:=[.H10]/1000" office:value-type="float" office:value="-0.0895002" calcext:value-type="float">
            <text:p>-0.0895002</text:p>
          </table:table-cell>
          <table:table-cell table:style-name="ce8" table:formula="of:=[.I10]/1000" office:value-type="float" office:value="0.00000444522215417614" calcext:value-type="float">
            <text:p>4.44522215417614E-006</text:p>
          </table:table-cell>
          <table:table-cell/>
          <table:table-cell table:style-name="ce5" office:value-type="string" calcext:value-type="string">
            <text:p>R23,41</text:p>
          </table:table-cell>
          <table:table-cell table:style-name="ce7" table:formula="of:=ABS([.J6]-[.J7])/(2*[.$D$31])" office:value-type="float" office:value="5.96672665466907" calcext:value-type="float">
            <text:p>5.9667266547</text:p>
          </table:table-cell>
          <table:table-cell table:style-name="ce8" table:formula="of:=SQRT(([.K6]/(2*[.$D$31]))^2+([.K7]/(2*[.$D$31]))^2+(([.$E$31]*ABS([.J6]-[.J7]))/(2*[.$D$31]^2))^2)" office:value-type="float" office:value="0.00201028679562244" calcext:value-type="float">
            <text:p>0.0020102868</text:p>
          </table:table-cell>
          <table:table-cell/>
          <table:table-cell table:style-name="ce5" office:value-type="string" calcext:value-type="string">
            <text:p>R34,12/R41,23</text:p>
          </table:table-cell>
          <table:table-cell table:style-name="ce7" table:formula="of:=[.N11]/[.N12]" office:value-type="float" office:value="1.00396990734276" calcext:value-type="float">
            <text:p>1.0039699073</text:p>
          </table:table-cell>
          <table:table-cell table:style-name="ce8" table:formula="of:=SQRT(([.O11]/[.N12])^2+([.N11]*[.O12]/[.N12]^2)^2)" office:value-type="float" office:value="0.000476552928528055" calcext:value-type="float">
            <text:p>0.0004765529</text:p>
          </table:table-cell>
          <table:table-cell/>
          <table:table-cell table:style-name="ce7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rho2</text:p>
          </table:table-cell>
          <table:table-cell table:style-name="ce7" table:formula="of:=(PI()*[.$D$27]/(LN(2)))*(([.N11]+[.N12])/2)*[.U10]" office:value-type="float" office:value="27.0984565456288" calcext:value-type="float">
            <text:p>27.0984565456</text:p>
          </table:table-cell>
          <table:table-cell table:style-name="ce8"/>
          <table:table-cell table:number-columns-repeated="998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/>
          <table:table-cell table:style-name="ce6" office:value-type="float" office:value="89.538" calcext:value-type="float">
            <text:p>89.538</text:p>
          </table:table-cell>
          <table:table-cell table:style-name="ce6" office:value-type="float" office:value="89.546" calcext:value-type="float">
            <text:p>89.546</text:p>
          </table:table-cell>
          <table:table-cell table:style-name="ce6" office:value-type="float" office:value="89.549" calcext:value-type="float">
            <text:p>89.549</text:p>
          </table:table-cell>
          <table:table-cell table:style-name="ce6" office:value-type="float" office:value="89.55" calcext:value-type="float">
            <text:p>89.55</text:p>
          </table:table-cell>
          <table:table-cell table:style-name="ce6" office:value-type="float" office:value="89.551" calcext:value-type="float">
            <text:p>89.551</text:p>
          </table:table-cell>
          <table:table-cell table:style-name="ce7" table:formula="of:=AVERAGE([.C11:.G11])" office:value-type="float" office:value="89.5468" calcext:value-type="float">
            <text:p>89.5468</text:p>
          </table:table-cell>
          <table:table-cell table:style-name="ce8" table:formula="of:=COM.MICROSOFT.STDEV.P([.C11:.G11])" office:value-type="float" office:value="0.00470744091837751" calcext:value-type="float">
            <text:p>0.0047074409</text:p>
          </table:table-cell>
          <table:table-cell table:style-name="ce7" table:formula="of:=[.H11]/1000" office:value-type="float" office:value="0.0895468" calcext:value-type="float">
            <text:p>0.0895468</text:p>
          </table:table-cell>
          <table:table-cell table:style-name="ce8" table:formula="of:=[.I11]/1000" office:value-type="float" office:value="0.00000470744091837751" calcext:value-type="float">
            <text:p>4.70744091837751E-006</text:p>
          </table:table-cell>
          <table:table-cell/>
          <table:table-cell table:style-name="ce5" office:value-type="string" calcext:value-type="string">
            <text:p>R34, 12</text:p>
          </table:table-cell>
          <table:table-cell table:style-name="ce7" table:formula="of:=ABS([.J8]-[.J9])/(2*[.$D$31])" office:value-type="float" office:value="5.99072852096248" calcext:value-type="float">
            <text:p>5.990728521</text:p>
          </table:table-cell>
          <table:table-cell table:style-name="ce8" table:formula="of:=SQRT(([.K8]/(2*[.$D$31]))^2+([.K9]/(2*[.$D$31]))^2+(([.$E$31]*ABS([.J8]-[.J9]))/(2*[.$D$31]^2))^2)" office:value-type="float" office:value="0.00201324049064522" calcext:value-type="float">
            <text:p>0.0020132405</text:p>
          </table:table-cell>
          <table:table-cell table:number-columns-repeated="1009"/>
        </table:table-row>
        <table:table-row table:style-name="ro1">
          <table:table-cell table:number-columns-repeated="12"/>
          <table:table-cell table:style-name="ce5" office:value-type="string" calcext:value-type="string">
            <text:p>R41,23</text:p>
          </table:table-cell>
          <table:table-cell table:style-name="ce7" table:formula="of:=ABS([.J10]-[.J11])/(2*[.$D$31])" office:value-type="float" office:value="5.96703992534826" calcext:value-type="float">
            <text:p>5.9670399253</text:p>
          </table:table-cell>
          <table:table-cell table:style-name="ce8" table:formula="of:=SQRT(([.K10]/(2*[.$D$31]))^2+([.K11]/(2*[.$D$31]))^2+(([.$E$31]*ABS([.J10]-[.J11]))/(2*[.$D$31]^2))^2)" office:value-type="float" office:value="0.00200028775391973" calcext:value-type="float">
            <text:p>0.0020002878</text:p>
          </table:table-cell>
          <table:table-cell table:number-columns-repeated="9"/>
          <table:table-cell table:style-name="ce7" table:formula="of:=([.Y9]+[.Y10])/2" office:value-type="float" office:value="27.098381021398" calcext:value-type="float">
            <text:p>27.0983810214</text:p>
          </table:table-cell>
          <table:table-cell table:style-name="ce8" table:formula="of:=([.Z9]+[.Z10])/2" office:value-type="float" office:value="0" calcext:value-type="float">
            <text:p>0</text:p>
          </table:table-cell>
          <table:table-cell table:number-columns-repeated="998"/>
        </table:table-row>
        <table:table-row table:style-name="ro1">
          <table:table-cell table:style-name="ce4" office:value-type="string" calcext:value-type="string">
            <text:p>Mess Nr</text:p>
          </table:table-cell>
          <table:table-cell table:style-name="ce4"/>
          <table:table-cell table:style-name="ce4" office:value-type="string" calcext:value-type="string">
            <text:p>Spannung 1</text:p>
          </table:table-cell>
          <table:table-cell table:style-name="ce4" office:value-type="string" calcext:value-type="string">
            <text:p>Spannung 2</text:p>
          </table:table-cell>
          <table:table-cell table:style-name="ce4" office:value-type="string" calcext:value-type="string">
            <text:p>Spannung 3</text:p>
          </table:table-cell>
          <table:table-cell table:style-name="ce4" office:value-type="string" calcext:value-type="string">
            <text:p>Spannung 4</text:p>
          </table:table-cell>
          <table:table-cell table:style-name="ce4" office:value-type="string" calcext:value-type="string">
            <text:p>Spannung 5</text:p>
          </table:table-cell>
          <table:table-cell table:style-name="ce4" table:number-columns-repeated="2"/>
          <table:table-cell table:number-columns-repeated="4"/>
          <table:table-cell office:value-type="string" calcext:value-type="string">
            <text:p>V</text:p>
          </table:table-cell>
          <table:table-cell office:value-type="string" calcext:value-type="string">
            <text:p>mit nullfeld</text:p>
          </table:table-cell>
          <table:table-cell table:number-columns-repeated="1009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B+</text:p>
          </table:table-cell>
          <table:table-cell table:style-name="ce6" office:value-type="float" office:value="26.524" calcext:value-type="float">
            <text:p>26.524</text:p>
          </table:table-cell>
          <table:table-cell table:number-columns-repeated="2" table:style-name="ce6" office:value-type="float" office:value="26.516" calcext:value-type="float">
            <text:p>26.516</text:p>
          </table:table-cell>
          <table:table-cell table:style-name="ce6" office:value-type="float" office:value="26.513" calcext:value-type="float">
            <text:p>26.513</text:p>
          </table:table-cell>
          <table:table-cell table:style-name="ce6" office:value-type="float" office:value="26.499" calcext:value-type="float">
            <text:p>26.499</text:p>
          </table:table-cell>
          <table:table-cell table:style-name="ce7" table:formula="of:=AVERAGE([.C14:.G14])" office:value-type="float" office:value="26.5136" calcext:value-type="float">
            <text:p>26.5136</text:p>
          </table:table-cell>
          <table:table-cell table:style-name="ce8" table:formula="of:=COM.MICROSOFT.STDEV.P([.C14:.G14])" office:value-type="float" office:value="0.00816333265278386" calcext:value-type="float">
            <text:p>0.0081633327</text:p>
          </table:table-cell>
          <table:table-cell table:style-name="ce7" table:formula="of:=[.H14]/1000" office:value-type="float" office:value="0.0265136" calcext:value-type="float">
            <text:p>0.0265136</text:p>
          </table:table-cell>
          <table:table-cell table:style-name="ce8" table:formula="of:=[.I14]/1000" office:value-type="float" office:value="0.00000816333265278386" calcext:value-type="float">
            <text:p>8.16333265278386E-006</text:p>
          </table:table-cell>
          <table:table-cell/>
          <table:table-cell table:style-name="ce5" office:value-type="string" calcext:value-type="string">
            <text:p>V_A</text:p>
          </table:table-cell>
          <table:table-cell table:style-name="ce7" table:formula="of:=([.C14]-[.C22])/1000" office:value-type="float" office:value="0.026854" calcext:value-type="float">
            <text:p>0.026854</text:p>
          </table:table-cell>
          <table:table-cell table:style-name="ce7" table:formula="of:=([.D14]-[.D22])/1000" office:value-type="float" office:value="0.026846" calcext:value-type="float">
            <text:p>0.026846</text:p>
          </table:table-cell>
          <table:table-cell table:style-name="ce7" table:formula="of:=([.E14]-[.E22])/1000" office:value-type="float" office:value="0.026847" calcext:value-type="float">
            <text:p>0.026847</text:p>
          </table:table-cell>
          <table:table-cell table:style-name="ce7" table:formula="of:=([.F14]-[.F22])/1000" office:value-type="float" office:value="0.026842" calcext:value-type="float">
            <text:p>0.026842</text:p>
          </table:table-cell>
          <table:table-cell table:style-name="ce7" table:formula="of:=([.G14]-[.G22])/1000" office:value-type="float" office:value="0.02683" calcext:value-type="float">
            <text:p>0.02683</text:p>
          </table:table-cell>
          <table:table-cell/>
          <table:table-cell table:style-name="ce5" office:value-type="string" calcext:value-type="string">
            <text:p>V_H+</text:p>
          </table:table-cell>
          <table:table-cell table:style-name="ce7" table:formula="of:=([.N14]-[.N15])/2" office:value-type="float" office:value="0.026855" calcext:value-type="float">
            <text:p>0.026855</text:p>
          </table:table-cell>
          <table:table-cell table:style-name="ce7" table:formula="of:=([.O14]-[.O15])/2" office:value-type="float" office:value="0.0268465" calcext:value-type="float">
            <text:p>0.0268465</text:p>
          </table:table-cell>
          <table:table-cell table:style-name="ce7" table:formula="of:=([.P14]-[.P15])/2" office:value-type="float" office:value="0.026847" calcext:value-type="float">
            <text:p>0.026847</text:p>
          </table:table-cell>
          <table:table-cell table:style-name="ce7" table:formula="of:=([.Q14]-[.Q15])/2" office:value-type="float" office:value="0.0268435" calcext:value-type="float">
            <text:p>0.0268435</text:p>
          </table:table-cell>
          <table:table-cell table:style-name="ce7" table:formula="of:=([.R14]-[.R15])/2" office:value-type="float" office:value="0.02683" calcext:value-type="float">
            <text:p>0.02683</text:p>
          </table:table-cell>
          <table:table-cell/>
          <table:table-cell table:style-name="ce5" office:value-type="string" calcext:value-type="string">
            <text:p>R_H+</text:p>
          </table:table-cell>
          <table:table-cell table:style-name="ce7" table:formula="of:=[.U14]/([.$D$25]*[.$D$31])" office:value-type="float" office:value="12.9708357845339" calcext:value-type="float">
            <text:p>12.9708357845</text:p>
          </table:table-cell>
          <table:table-cell table:style-name="ce7" table:formula="of:=[.V14]/([.$D$25]*[.$D$31])" office:value-type="float" office:value="12.9667303254325" calcext:value-type="float">
            <text:p>12.9667303254</text:p>
          </table:table-cell>
          <table:table-cell table:style-name="ce7" table:formula="of:=[.W14]/([.$D$25]*[.$D$31])" office:value-type="float" office:value="12.9669718230267" calcext:value-type="float">
            <text:p>12.966971823</text:p>
          </table:table-cell>
          <table:table-cell table:style-name="ce7" table:formula="of:=[.X14]/([.$D$25]*[.$D$31])" office:value-type="float" office:value="12.9652813398673" calcext:value-type="float">
            <text:p>12.9652813399</text:p>
          </table:table-cell>
          <table:table-cell table:style-name="ce7" table:formula="of:=[.Y14]/([.$D$25]*[.$D$31])" office:value-type="float" office:value="12.9587609048239" calcext:value-type="float">
            <text:p>12.9587609048</text:p>
          </table:table-cell>
          <table:table-cell/>
          <table:table-cell table:style-name="ce11" table:formula="of:=AVERAGE([.AB14:.AF14])" office:value-type="float" office:value="12.9657160355369" calcext:value-type="float">
            <text:p>1.2966E+01</text:p>
          </table:table-cell>
          <table:table-cell table:style-name="ce12" table:formula="of:=COM.MICROSOFT.STDEV.P([.AB14:.AF14])" office:value-type="float" office:value="0.00393396541837454" calcext:value-type="float">
            <text:p>3.9E-03</text:p>
          </table:table-cell>
          <table:table-cell table:number-columns-repeated="989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B+</text:p>
          </table:table-cell>
          <table:table-cell table:style-name="ce6" office:value-type="float" office:value="-26.462" calcext:value-type="float">
            <text:p>-26.462</text:p>
          </table:table-cell>
          <table:table-cell table:number-columns-repeated="2" table:style-name="ce6" office:value-type="float" office:value="-26.454" calcext:value-type="float">
            <text:p>-26.454</text:p>
          </table:table-cell>
          <table:table-cell table:style-name="ce6" office:value-type="float" office:value="-26.451" calcext:value-type="float">
            <text:p>-26.451</text:p>
          </table:table-cell>
          <table:table-cell table:style-name="ce6" office:value-type="float" office:value="-26.437" calcext:value-type="float">
            <text:p>-26.437</text:p>
          </table:table-cell>
          <table:table-cell table:style-name="ce7" table:formula="of:=AVERAGE([.C15:.G15])" office:value-type="float" office:value="-26.4516" calcext:value-type="float">
            <text:p>-26.4516</text:p>
          </table:table-cell>
          <table:table-cell table:style-name="ce8" table:formula="of:=COM.MICROSOFT.STDEV.P([.C15:.G15])" office:value-type="float" office:value="0.00816333265278301" calcext:value-type="float">
            <text:p>0.0081633327</text:p>
          </table:table-cell>
          <table:table-cell table:style-name="ce7" table:formula="of:=[.H15]/1000" office:value-type="float" office:value="-0.0264516" calcext:value-type="float">
            <text:p>-0.0264516</text:p>
          </table:table-cell>
          <table:table-cell table:style-name="ce8" table:formula="of:=[.I15]/1000" office:value-type="float" office:value="0.00000816333265278301" calcext:value-type="float">
            <text:p>8.16333265278301E-006</text:p>
          </table:table-cell>
          <table:table-cell/>
          <table:table-cell table:style-name="ce5" office:value-type="string" calcext:value-type="string">
            <text:p>V_B</text:p>
          </table:table-cell>
          <table:table-cell table:style-name="ce7" table:formula="of:=([.C15]-[.C23])/1000" office:value-type="float" office:value="-0.026856" calcext:value-type="float">
            <text:p>-0.026856</text:p>
          </table:table-cell>
          <table:table-cell table:style-name="ce7" table:formula="of:=([.D15]-[.D23])/1000" office:value-type="float" office:value="-0.026847" calcext:value-type="float">
            <text:p>-0.026847</text:p>
          </table:table-cell>
          <table:table-cell table:style-name="ce7" table:formula="of:=([.E15]-[.E23])/1000" office:value-type="float" office:value="-0.026847" calcext:value-type="float">
            <text:p>-0.026847</text:p>
          </table:table-cell>
          <table:table-cell table:style-name="ce7" table:formula="of:=([.F15]-[.F23])/1000" office:value-type="float" office:value="-0.026845" calcext:value-type="float">
            <text:p>-0.026845</text:p>
          </table:table-cell>
          <table:table-cell table:style-name="ce7" table:formula="of:=([.G15]-[.G23])/1000" office:value-type="float" office:value="-0.02683" calcext:value-type="float">
            <text:p>-0.02683</text:p>
          </table:table-cell>
          <table:table-cell/>
          <table:table-cell table:style-name="ce5" office:value-type="string" calcext:value-type="string">
            <text:p>V_H-</text:p>
          </table:table-cell>
          <table:table-cell table:style-name="ce7" table:formula="of:=-([.N16]-[.N17])/2" office:value-type="float" office:value="0.026866" calcext:value-type="float">
            <text:p>0.026866</text:p>
          </table:table-cell>
          <table:table-cell table:style-name="ce7" table:formula="of:=-([.O16]-[.O17])/2" office:value-type="float" office:value="0.0268695" calcext:value-type="float">
            <text:p>0.0268695</text:p>
          </table:table-cell>
          <table:table-cell table:style-name="ce7" table:formula="of:=-([.P16]-[.P17])/2" office:value-type="float" office:value="0.026863" calcext:value-type="float">
            <text:p>0.026863</text:p>
          </table:table-cell>
          <table:table-cell table:style-name="ce7" table:formula="of:=-([.Q16]-[.Q17])/2" office:value-type="float" office:value="0.026857" calcext:value-type="float">
            <text:p>0.026857</text:p>
          </table:table-cell>
          <table:table-cell table:style-name="ce7" table:formula="of:=-([.R16]-[.R17])/2" office:value-type="float" office:value="0.0268495" calcext:value-type="float">
            <text:p>0.0268495</text:p>
          </table:table-cell>
          <table:table-cell/>
          <table:table-cell table:style-name="ce5" office:value-type="string" calcext:value-type="string">
            <text:p>R_H-</text:p>
          </table:table-cell>
          <table:table-cell table:style-name="ce7" table:formula="of:=[.U15]/([.$D$25]*[.$D$31])" office:value-type="float" office:value="12.9761487316063" calcext:value-type="float">
            <text:p>12.9761487316</text:p>
          </table:table-cell>
          <table:table-cell table:style-name="ce7" table:formula="of:=[.V15]/([.$D$25]*[.$D$31])" office:value-type="float" office:value="12.9778392147657" calcext:value-type="float">
            <text:p>12.9778392148</text:p>
          </table:table-cell>
          <table:table-cell table:style-name="ce7" table:formula="of:=[.W15]/([.$D$25]*[.$D$31])" office:value-type="float" office:value="12.9746997460411" calcext:value-type="float">
            <text:p>12.974699746</text:p>
          </table:table-cell>
          <table:table-cell table:style-name="ce7" table:formula="of:=[.X15]/([.$D$25]*[.$D$31])" office:value-type="float" office:value="12.9718017749107" calcext:value-type="float">
            <text:p>12.9718017749</text:p>
          </table:table-cell>
          <table:table-cell table:style-name="ce7" table:formula="of:=[.Y15]/([.$D$25]*[.$D$31])" office:value-type="float" office:value="12.9681793109977" calcext:value-type="float">
            <text:p>12.968179311</text:p>
          </table:table-cell>
          <table:table-cell/>
          <table:table-cell table:style-name="ce11" table:formula="of:=AVERAGE([.AB15:.AF15])" office:value-type="float" office:value="12.9737337556643" calcext:value-type="float">
            <text:p>1.2974E+01</text:p>
          </table:table-cell>
          <table:table-cell table:style-name="ce12" table:formula="of:=COM.MICROSOFT.STDEV.P([.AB15:.AF15])" office:value-type="float" office:value="0.00341187472891074" calcext:value-type="float">
            <text:p>3.4E-03</text:p>
          </table:table-cell>
          <table:table-cell table:number-columns-repeated="989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string" calcext:value-type="string">
            <text:p>B+</text:p>
          </table:table-cell>
          <table:table-cell table:style-name="ce6" office:value-type="float" office:value="27.192" calcext:value-type="float">
            <text:p>27.192</text:p>
          </table:table-cell>
          <table:table-cell table:number-columns-repeated="2" table:style-name="ce6" office:value-type="float" office:value="27.184" calcext:value-type="float">
            <text:p>27.184</text:p>
          </table:table-cell>
          <table:table-cell table:style-name="ce6" office:value-type="float" office:value="27.182" calcext:value-type="float">
            <text:p>27.182</text:p>
          </table:table-cell>
          <table:table-cell table:style-name="ce6" office:value-type="float" office:value="27.169" calcext:value-type="float">
            <text:p>27.169</text:p>
          </table:table-cell>
          <table:table-cell table:style-name="ce7" table:formula="of:=AVERAGE([.C16:.G16])" office:value-type="float" office:value="27.1822" calcext:value-type="float">
            <text:p>27.1822</text:p>
          </table:table-cell>
          <table:table-cell table:style-name="ce8" table:formula="of:=COM.MICROSOFT.STDEV.P([.C16:.G16])" office:value-type="float" office:value="0.00744043009509529" calcext:value-type="float">
            <text:p>0.0074404301</text:p>
          </table:table-cell>
          <table:table-cell table:style-name="ce7" table:formula="of:=[.H16]/1000" office:value-type="float" office:value="0.0271822" calcext:value-type="float">
            <text:p>0.0271822</text:p>
          </table:table-cell>
          <table:table-cell table:style-name="ce8" table:formula="of:=[.I16]/1000" office:value-type="float" office:value="0.00000744043009509529" calcext:value-type="float">
            <text:p>7.44043009509529E-006</text:p>
          </table:table-cell>
          <table:table-cell/>
          <table:table-cell table:style-name="ce5" office:value-type="string" calcext:value-type="string">
            <text:p>V_C</text:p>
          </table:table-cell>
          <table:table-cell table:style-name="ce7" table:formula="of:=([.C18]-[.C22])/1000" office:value-type="float" office:value="-0.026866" calcext:value-type="float">
            <text:p>-0.026866</text:p>
          </table:table-cell>
          <table:table-cell table:style-name="ce7" table:formula="of:=([.D18]-[.D22])/1000" office:value-type="float" office:value="-0.026869" calcext:value-type="float">
            <text:p>-0.026869</text:p>
          </table:table-cell>
          <table:table-cell table:style-name="ce7" table:formula="of:=([.E18]-[.E22])/1000" office:value-type="float" office:value="-0.026862" calcext:value-type="float">
            <text:p>-0.026862</text:p>
          </table:table-cell>
          <table:table-cell table:style-name="ce7" table:formula="of:=([.F18]-[.F22])/1000" office:value-type="float" office:value="-0.026858" calcext:value-type="float">
            <text:p>-0.026858</text:p>
          </table:table-cell>
          <table:table-cell table:style-name="ce7" table:formula="of:=([.G18]-[.G22])/1000" office:value-type="float" office:value="-0.026849" calcext:value-type="float">
            <text:p>-0.026849</text:p>
          </table:table-cell>
          <table:table-cell table:number-columns-repeated="1006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5" office:value-type="string" calcext:value-type="string">
            <text:p>B+</text:p>
          </table:table-cell>
          <table:table-cell table:style-name="ce6" office:value-type="float" office:value="-27.203" calcext:value-type="float">
            <text:p>-27.203</text:p>
          </table:table-cell>
          <table:table-cell table:number-columns-repeated="2" table:style-name="ce6" office:value-type="float" office:value="-27.194" calcext:value-type="float">
            <text:p>-27.194</text:p>
          </table:table-cell>
          <table:table-cell table:style-name="ce6" office:value-type="float" office:value="-27.192" calcext:value-type="float">
            <text:p>-27.192</text:p>
          </table:table-cell>
          <table:table-cell table:style-name="ce6" office:value-type="float" office:value="-27.178" calcext:value-type="float">
            <text:p>-27.178</text:p>
          </table:table-cell>
          <table:table-cell table:style-name="ce7" table:formula="of:=AVERAGE([.C17:.G17])" office:value-type="float" office:value="-27.1922" calcext:value-type="float">
            <text:p>-27.1922</text:p>
          </table:table-cell>
          <table:table-cell table:style-name="ce8" table:formula="of:=COM.MICROSOFT.STDEV.P([.C17:.G17])" office:value-type="float" office:value="0.00805977667184342" calcext:value-type="float">
            <text:p>0.0080597767</text:p>
          </table:table-cell>
          <table:table-cell table:style-name="ce7" table:formula="of:=[.H17]/1000" office:value-type="float" office:value="-0.0271922" calcext:value-type="float">
            <text:p>-0.0271922</text:p>
          </table:table-cell>
          <table:table-cell table:style-name="ce8" table:formula="of:=[.I17]/1000" office:value-type="float" office:value="0.00000805977667184342" calcext:value-type="float">
            <text:p>8.05977667184342E-006</text:p>
          </table:table-cell>
          <table:table-cell/>
          <table:table-cell table:style-name="ce5" office:value-type="string" calcext:value-type="string">
            <text:p>V_D</text:p>
          </table:table-cell>
          <table:table-cell table:style-name="ce7" table:formula="of:=([.C19]-[.C23])/1000" office:value-type="float" office:value="0.026866" calcext:value-type="float">
            <text:p>0.026866</text:p>
          </table:table-cell>
          <table:table-cell table:style-name="ce7" table:formula="of:=([.D19]-[.D23])/1000" office:value-type="float" office:value="0.02687" calcext:value-type="float">
            <text:p>0.02687</text:p>
          </table:table-cell>
          <table:table-cell table:style-name="ce7" table:formula="of:=([.E19]-[.E23])/1000" office:value-type="float" office:value="0.026864" calcext:value-type="float">
            <text:p>0.026864</text:p>
          </table:table-cell>
          <table:table-cell table:style-name="ce7" table:formula="of:=([.F19]-[.F23])/1000" office:value-type="float" office:value="0.026856" calcext:value-type="float">
            <text:p>0.026856</text:p>
          </table:table-cell>
          <table:table-cell table:style-name="ce7" table:formula="of:=([.G19]-[.G23])/1000" office:value-type="float" office:value="0.02685" calcext:value-type="float">
            <text:p>0.02685</text:p>
          </table:table-cell>
          <table:table-cell table:number-columns-repeated="15"/>
          <table:table-cell table:style-name="ce7" table:formula="of:=([.AH14]+[.AH15])/2" office:value-type="float" office:value="12.9697248956006" calcext:value-type="float">
            <text:p>12.9697248956</text:p>
          </table:table-cell>
          <table:table-cell table:style-name="ce8" table:formula="of:=([.AI14]+[.AI15])/2" office:value-type="float" office:value="0.00367292007364264" calcext:value-type="float">
            <text:p>0.0036729201</text:p>
          </table:table-cell>
          <table:table-cell table:number-columns-repeated="989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office:value-type="string" calcext:value-type="string">
            <text:p>B-</text:p>
          </table:table-cell>
          <table:table-cell table:style-name="ce6" office:value-type="float" office:value="-27.196" calcext:value-type="float">
            <text:p>-27.196</text:p>
          </table:table-cell>
          <table:table-cell table:style-name="ce6" office:value-type="float" office:value="-27.199" calcext:value-type="float">
            <text:p>-27.199</text:p>
          </table:table-cell>
          <table:table-cell table:style-name="ce6" office:value-type="float" office:value="-27.193" calcext:value-type="float">
            <text:p>-27.193</text:p>
          </table:table-cell>
          <table:table-cell table:style-name="ce6" office:value-type="float" office:value="-27.187" calcext:value-type="float">
            <text:p>-27.187</text:p>
          </table:table-cell>
          <table:table-cell table:style-name="ce6" office:value-type="float" office:value="-27.18" calcext:value-type="float">
            <text:p>-27.18</text:p>
          </table:table-cell>
          <table:table-cell table:style-name="ce7" table:formula="of:=AVERAGE([.C18:.G18])" office:value-type="float" office:value="-27.191" calcext:value-type="float">
            <text:p>-27.191</text:p>
          </table:table-cell>
          <table:table-cell table:style-name="ce8" table:formula="of:=COM.MICROSOFT.STDEV.P([.C18:.G18])" office:value-type="float" office:value="0.00678232998312591" calcext:value-type="float">
            <text:p>0.00678233</text:p>
          </table:table-cell>
          <table:table-cell table:style-name="ce7" table:formula="of:=[.H18]/1000" office:value-type="float" office:value="-0.027191" calcext:value-type="float">
            <text:p>-0.027191</text:p>
          </table:table-cell>
          <table:table-cell table:style-name="ce8" table:formula="of:=[.I18]/1000" office:value-type="float" office:value="0.00000678232998312591" calcext:value-type="float">
            <text:p>6.78232998312591E-006</text:p>
          </table:table-cell>
          <table:table-cell table:number-columns-repeated="1013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5" office:value-type="string" calcext:value-type="string">
            <text:p>B-</text:p>
          </table:table-cell>
          <table:table-cell table:style-name="ce6" office:value-type="float" office:value="27.26" calcext:value-type="float">
            <text:p>27.26</text:p>
          </table:table-cell>
          <table:table-cell table:style-name="ce6" office:value-type="float" office:value="27.263" calcext:value-type="float">
            <text:p>27.263</text:p>
          </table:table-cell>
          <table:table-cell table:style-name="ce6" office:value-type="float" office:value="27.257" calcext:value-type="float">
            <text:p>27.257</text:p>
          </table:table-cell>
          <table:table-cell table:style-name="ce6" office:value-type="float" office:value="27.25" calcext:value-type="float">
            <text:p>27.25</text:p>
          </table:table-cell>
          <table:table-cell table:style-name="ce6" office:value-type="float" office:value="27.243" calcext:value-type="float">
            <text:p>27.243</text:p>
          </table:table-cell>
          <table:table-cell table:style-name="ce7" table:formula="of:=AVERAGE([.C19:.G19])" office:value-type="float" office:value="27.2546" calcext:value-type="float">
            <text:p>27.2546</text:p>
          </table:table-cell>
          <table:table-cell table:style-name="ce8" table:formula="of:=COM.MICROSOFT.STDEV.P([.C19:.G19])" office:value-type="float" office:value="0.00722772439983825" calcext:value-type="float">
            <text:p>0.0072277244</text:p>
          </table:table-cell>
          <table:table-cell table:style-name="ce7" table:formula="of:=[.H19]/1000" office:value-type="float" office:value="0.0272546" calcext:value-type="float">
            <text:p>0.0272546</text:p>
          </table:table-cell>
          <table:table-cell table:style-name="ce8" table:formula="of:=[.I19]/1000" office:value-type="float" office:value="0.00000722772439983825" calcext:value-type="float">
            <text:p>7.22772439983825E-006</text:p>
          </table:table-cell>
          <table:table-cell table:number-columns-repeated="3"/>
          <table:table-cell office:value-type="string" calcext:value-type="string">
            <text:p>ohne nullfeld</text:p>
          </table:table-cell>
          <table:table-cell table:number-columns-repeated="1009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5" office:value-type="string" calcext:value-type="string">
            <text:p>B-</text:p>
          </table:table-cell>
          <table:table-cell table:style-name="ce6" office:value-type="float" office:value="-26.501" calcext:value-type="float">
            <text:p>-26.501</text:p>
          </table:table-cell>
          <table:table-cell table:style-name="ce6" office:value-type="float" office:value="-26.504" calcext:value-type="float">
            <text:p>-26.504</text:p>
          </table:table-cell>
          <table:table-cell table:style-name="ce6" office:value-type="float" office:value="-26.496" calcext:value-type="float">
            <text:p>-26.496</text:p>
          </table:table-cell>
          <table:table-cell table:style-name="ce6" office:value-type="float" office:value="-26.49" calcext:value-type="float">
            <text:p>-26.49</text:p>
          </table:table-cell>
          <table:table-cell table:style-name="ce6" office:value-type="float" office:value="-26.484" calcext:value-type="float">
            <text:p>-26.484</text:p>
          </table:table-cell>
          <table:table-cell table:style-name="ce7" table:formula="of:=AVERAGE([.C20:.G20])" office:value-type="float" office:value="-26.495" calcext:value-type="float">
            <text:p>-26.495</text:p>
          </table:table-cell>
          <table:table-cell table:style-name="ce8" table:formula="of:=COM.MICROSOFT.STDEV.P([.C20:.G20])" office:value-type="float" office:value="0.00726636084983416" calcext:value-type="float">
            <text:p>0.0072663608</text:p>
          </table:table-cell>
          <table:table-cell table:style-name="ce7" table:formula="of:=[.H20]/1000" office:value-type="float" office:value="-0.026495" calcext:value-type="float">
            <text:p>-0.026495</text:p>
          </table:table-cell>
          <table:table-cell table:style-name="ce8" table:formula="of:=[.I20]/1000" office:value-type="float" office:value="0.00000726636084983416" calcext:value-type="float">
            <text:p>7.26636084983416E-006</text:p>
          </table:table-cell>
          <table:table-cell/>
          <table:table-cell table:style-name="ce5" office:value-type="string" calcext:value-type="string">
            <text:p>R_H1</text:p>
          </table:table-cell>
          <table:table-cell table:style-name="ce7" table:formula="of:=(([.C14]-[.C15])-([.C18]-[.C19]))/(4*1000*[.$D$25]*[.$D$31])" office:value-type="float" office:value="12.9734922580701" calcext:value-type="float">
            <text:p>12.9734922581</text:p>
          </table:table-cell>
          <table:table-cell table:style-name="ce7" table:formula="of:=(([.D14]-[.D15])-([.D18]-[.D19]))/(4*1000*[.$D$25]*[.$D$31])" office:value-type="float" office:value="12.9722847700991" calcext:value-type="float">
            <text:p>12.9722847701</text:p>
          </table:table-cell>
          <table:table-cell table:style-name="ce7" table:formula="of:=(([.E14]-[.E15])-([.E18]-[.E19]))/(4*1000*[.$D$25]*[.$D$31])" office:value-type="float" office:value="12.9708357845339" calcext:value-type="float">
            <text:p>12.9708357845</text:p>
          </table:table-cell>
          <table:table-cell table:style-name="ce7" table:formula="of:=(([.F14]-[.F15])-([.F18]-[.F19]))/(4*1000*[.$D$25]*[.$D$31])" office:value-type="float" office:value="12.968541557389" calcext:value-type="float">
            <text:p>12.9685415574</text:p>
          </table:table-cell>
          <table:table-cell table:style-name="ce7" table:formula="of:=(([.G14]-[.G15])-([.G18]-[.G19]))/(4*1000*[.$D$25]*[.$D$31])" office:value-type="float" office:value="12.9634701079108" calcext:value-type="float">
            <text:p>12.9634701079</text:p>
          </table:table-cell>
          <table:table-cell/>
          <table:table-cell table:style-name="ce11" table:formula="of:=AVERAGE([.N20:.R20])" office:value-type="float" office:value="12.9697248956006" calcext:value-type="float">
            <text:p>1.2970E+01</text:p>
          </table:table-cell>
          <table:table-cell table:style-name="ce12" table:formula="of:=COM.MICROSOFT.STDEV.P([.N20:.R20])" office:value-type="float" office:value="0.0035356105558951" calcext:value-type="float">
            <text:p>3.5E-03</text:p>
          </table:table-cell>
          <table:table-cell table:number-columns-repeated="1003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5" office:value-type="string" calcext:value-type="string">
            <text:p>B-</text:p>
          </table:table-cell>
          <table:table-cell table:style-name="ce6" office:value-type="float" office:value="26.495" calcext:value-type="float">
            <text:p>26.495</text:p>
          </table:table-cell>
          <table:table-cell table:style-name="ce6" office:value-type="float" office:value="26.499" calcext:value-type="float">
            <text:p>26.499</text:p>
          </table:table-cell>
          <table:table-cell table:style-name="ce6" office:value-type="float" office:value="26.492" calcext:value-type="float">
            <text:p>26.492</text:p>
          </table:table-cell>
          <table:table-cell table:style-name="ce6" office:value-type="float" office:value="26.486" calcext:value-type="float">
            <text:p>26.486</text:p>
          </table:table-cell>
          <table:table-cell table:style-name="ce6" office:value-type="float" office:value="26.479" calcext:value-type="float">
            <text:p>26.479</text:p>
          </table:table-cell>
          <table:table-cell table:style-name="ce7" table:formula="of:=AVERAGE([.C21:.G21])" office:value-type="float" office:value="26.4902" calcext:value-type="float">
            <text:p>26.4902</text:p>
          </table:table-cell>
          <table:table-cell table:style-name="ce8" table:formula="of:=COM.MICROSOFT.STDEV.P([.C21:.G21])" office:value-type="float" office:value="0.00702566722810017" calcext:value-type="float">
            <text:p>0.0070256672</text:p>
          </table:table-cell>
          <table:table-cell table:style-name="ce7" table:formula="of:=[.H21]/1000" office:value-type="float" office:value="0.0264902" calcext:value-type="float">
            <text:p>0.0264902</text:p>
          </table:table-cell>
          <table:table-cell table:style-name="ce8" table:formula="of:=[.I21]/1000" office:value-type="float" office:value="0.00000702566722810017" calcext:value-type="float">
            <text:p>7.02566722810017E-006</text:p>
          </table:table-cell>
          <table:table-cell/>
          <table:table-cell table:style-name="ce5" office:value-type="string" calcext:value-type="string">
            <text:p>R_H2</text:p>
          </table:table-cell>
          <table:table-cell table:style-name="ce7" table:formula="of:=(([.C16]-[.C17])-([.C20]-[.C21]))/(4*1000*[.$D$25]*[.$D$31])" office:value-type="float" office:value="12.967334069418" calcext:value-type="float">
            <text:p>12.9673340694</text:p>
          </table:table-cell>
          <table:table-cell table:style-name="ce7" table:formula="of:=(([.D16]-[.D17])-([.D20]-[.D21]))/(4*1000*[.$D$25]*[.$D$31])" office:value-type="float" office:value="12.966126581447" calcext:value-type="float">
            <text:p>12.9661265814</text:p>
          </table:table-cell>
          <table:table-cell table:style-name="ce7" table:formula="of:=(([.E16]-[.E17])-([.E20]-[.E21]))/(4*1000*[.$D$25]*[.$D$31])" office:value-type="float" office:value="12.9643153494905" calcext:value-type="float">
            <text:p>12.9643153495</text:p>
          </table:table-cell>
          <table:table-cell table:style-name="ce7" table:formula="of:=(([.F16]-[.F17])-([.F20]-[.F21]))/(4*1000*[.$D$25]*[.$D$31])" office:value-type="float" office:value="12.9623833687369" calcext:value-type="float">
            <text:p>12.9623833687</text:p>
          </table:table-cell>
          <table:table-cell table:style-name="ce7" table:formula="of:=(([.G16]-[.G17])-([.G20]-[.G21]))/(4*1000*[.$D$25]*[.$D$31])" office:value-type="float" office:value="12.9575534168529" calcext:value-type="float">
            <text:p>12.9575534169</text:p>
          </table:table-cell>
          <table:table-cell/>
          <table:table-cell table:style-name="ce11" table:formula="of:=AVERAGE([.N21:.R21])" office:value-type="float" office:value="12.963542557189" calcext:value-type="float">
            <text:p>1.2964E+01</text:p>
          </table:table-cell>
          <table:table-cell table:style-name="ce12" table:formula="of:=COM.MICROSOFT.STDEV.P([.N21:.R21])" office:value-type="float" office:value="0.00343113608366927" calcext:value-type="float">
            <text:p>3.4E-03</text:p>
          </table:table-cell>
          <table:table-cell table:number-columns-repeated="1003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5" office:value-type="float" office:value="0" calcext:value-type="float">
            <text:p>0</text:p>
          </table:table-cell>
          <table:table-cell table:number-columns-repeated="2" table:style-name="ce6" office:value-type="float" office:value="-0.33" calcext:value-type="float">
            <text:p>-0.33</text:p>
          </table:table-cell>
          <table:table-cell table:style-name="ce6" office:value-type="float" office:value="-0.331" calcext:value-type="float">
            <text:p>-0.331</text:p>
          </table:table-cell>
          <table:table-cell table:style-name="ce6" office:value-type="float" office:value="-0.329" calcext:value-type="float">
            <text:p>-0.329</text:p>
          </table:table-cell>
          <table:table-cell table:style-name="ce6" office:value-type="float" office:value="-0.331" calcext:value-type="float">
            <text:p>-0.331</text:p>
          </table:table-cell>
          <table:table-cell table:style-name="ce7" table:formula="of:=AVERAGE([.C22:.G22])" office:value-type="float" office:value="-0.3302" calcext:value-type="float">
            <text:p>-0.3302</text:p>
          </table:table-cell>
          <table:table-cell table:style-name="ce8" table:formula="of:=COM.MICROSOFT.STDEV.P([.C22:.G22])" office:value-type="float" office:value="0.000748331477354789" calcext:value-type="float">
            <text:p>0.0007483315</text:p>
          </table:table-cell>
          <table:table-cell table:style-name="ce7" table:formula="of:=[.H22]/1000" office:value-type="float" office:value="-0.0003302" calcext:value-type="float">
            <text:p>-0.0003302</text:p>
          </table:table-cell>
          <table:table-cell table:style-name="ce8" table:formula="of:=[.I22]/1000" office:value-type="float" office:value="0.000000748331477354789" calcext:value-type="float">
            <text:p>7.48331477354789E-007</text:p>
          </table:table-cell>
          <table:table-cell table:number-columns-repeated="1013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office:value-type="float" office:value="0" calcext:value-type="float">
            <text:p>0</text:p>
          </table:table-cell>
          <table:table-cell table:style-name="ce6" office:value-type="float" office:value="0.394" calcext:value-type="float">
            <text:p>0.394</text:p>
          </table:table-cell>
          <table:table-cell table:number-columns-repeated="2" table:style-name="ce6" office:value-type="float" office:value="0.393" calcext:value-type="float">
            <text:p>0.393</text:p>
          </table:table-cell>
          <table:table-cell table:style-name="ce6" office:value-type="float" office:value="0.394" calcext:value-type="float">
            <text:p>0.394</text:p>
          </table:table-cell>
          <table:table-cell table:style-name="ce6" office:value-type="float" office:value="0.393" calcext:value-type="float">
            <text:p>0.393</text:p>
          </table:table-cell>
          <table:table-cell table:style-name="ce7" table:formula="of:=AVERAGE([.C23:.G23])" office:value-type="float" office:value="0.3934" calcext:value-type="float">
            <text:p>0.3934</text:p>
          </table:table-cell>
          <table:table-cell table:style-name="ce8" table:formula="of:=COM.MICROSOFT.STDEV.P([.C23:.G23])" office:value-type="float" office:value="0.000489897948556636" calcext:value-type="float">
            <text:p>0.0004898979</text:p>
          </table:table-cell>
          <table:table-cell table:style-name="ce7" table:formula="of:=[.H23]/1000" office:value-type="float" office:value="0.0003934" calcext:value-type="float">
            <text:p>0.0003934</text:p>
          </table:table-cell>
          <table:table-cell table:style-name="ce8" table:formula="of:=[.I23]/1000" office:value-type="float" office:value="0.000000489897948556636" calcext:value-type="float">
            <text:p>4.89897948556636E-007</text:p>
          </table:table-cell>
          <table:table-cell/>
          <table:table-cell table:style-name="ce5" office:value-type="string" calcext:value-type="string">
            <text:p>R_H</text:p>
          </table:table-cell>
          <table:table-cell table:style-name="ce7" table:formula="of:=AVERAGE([.N20:.N21])" office:value-type="float" office:value="12.9704131637441" calcext:value-type="float">
            <text:p>12.9704131637</text:p>
          </table:table-cell>
          <table:table-cell table:style-name="ce7" table:formula="of:=AVERAGE([.O20:.O21])" office:value-type="float" office:value="12.9692056757731" calcext:value-type="float">
            <text:p>12.9692056758</text:p>
          </table:table-cell>
          <table:table-cell table:style-name="ce7" table:formula="of:=AVERAGE([.P20:.P21])" office:value-type="float" office:value="12.9675755670122" calcext:value-type="float">
            <text:p>12.967575567</text:p>
          </table:table-cell>
          <table:table-cell table:style-name="ce7" table:formula="of:=AVERAGE([.Q20:.Q21])" office:value-type="float" office:value="12.9654624630629" calcext:value-type="float">
            <text:p>12.9654624631</text:p>
          </table:table-cell>
          <table:table-cell table:style-name="ce7" table:formula="of:=AVERAGE([.R20:.R21])" office:value-type="float" office:value="12.9605117623818" calcext:value-type="float">
            <text:p>12.9605117624</text:p>
          </table:table-cell>
          <table:table-cell/>
          <table:table-cell table:style-name="ce9" table:formula="of:=([.T20]+[.T21])/2" office:value-type="float" office:value="12.9666337263948" calcext:value-type="float">
            <text:p>1.30E+01</text:p>
          </table:table-cell>
          <table:table-cell table:style-name="ce10" table:formula="of:=([.U20]+[.U21])/2" office:value-type="float" office:value="0.00348337331978218" calcext:value-type="float">
            <text:p>3.48E-03</text:p>
          </table:table-cell>
          <table:table-cell table:number-columns-repeated="1003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office:value-type="string" calcext:value-type="string">
            <text:p>delta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float" office:value="0.138" calcext:value-type="float">
            <text:p>0.138</text:p>
          </table:table-cell>
          <table:table-cell office:value-type="float" office:value="0.001" calcext:value-type="float">
            <text:p>0.001</text:p>
          </table:table-cell>
          <table:table-cell table:number-columns-repeated="12"/>
          <table:table-cell table:style-name="ce7" table:formula="of:=AVERAGE([.N23:.R23])" office:value-type="float" office:value="12.9666337263948" calcext:value-type="float">
            <text:p>12.9666337264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string" calcext:value-type="string">
            <text:p>d</text:p>
          </table:table-cell>
          <table:table-cell office:value-type="string" calcext:value-type="string">
            <text:p>delta</text:p>
          </table:table-cell>
          <table:table-cell table:number-columns-repeated="12"/>
          <table:table-cell table:style-name="ce8" table:formula="of:=COM.MICROSOFT.STDEV.P([.N23:.R23])" office:value-type="float" office:value="0.00348242545357796" calcext:value-type="float">
            <text:p>0.0034824255</text:p>
          </table:table-cell>
          <table:table-cell table:number-columns-repeated="1006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1">
          <table:table-cell table:number-columns-repeated="3"/>
          <table:table-cell office:value-type="string" calcext:value-type="string">
            <text:p>Spannung</text:p>
          </table:table-cell>
          <table:table-cell office:value-type="string" calcext:value-type="string">
            <text:p>delta</text:p>
          </table:table-cell>
          <table:table-cell table:number-columns-repeated="7"/>
          <table:table-cell table:style-name="ce4" office:value-type="string" calcext:value-type="string">
            <text:p>Beweglichkeit</text:p>
          </table:table-cell>
          <table:table-cell table:number-columns-repeated="1011"/>
        </table:table-row>
        <table:table-row table:style-name="ro1">
          <table:table-cell table:number-columns-repeated="4"/>
          <table:table-cell office:value-type="float" office:value="0.000001" calcext:value-type="float">
            <text:p>0.000001</text:p>
          </table:table-cell>
          <table:table-cell table:number-columns-repeated="4"/>
          <table:table-cell office:value-type="string" calcext:value-type="string">
            <text:p>m</text:p>
          </table:table-cell>
          <table:table-cell table:number-columns-repeated="2"/>
          <table:table-cell table:style-name="ce5" office:value-type="string" calcext:value-type="string">
            <text:p>rho</text:p>
          </table:table-cell>
          <table:table-cell table:style-name="ce7" table:formula="of:=[.AF7]" office:value-type="float" office:value="27.098381021398" calcext:value-type="float">
            <text:p>27.0983810214</text:p>
          </table:table-cell>
          <table:table-cell table:style-name="ce10" table:formula="of:=[.AG7]" office:value-type="float" office:value="0.00180958902313053" calcext:value-type="float">
            <text:p>1.81E-03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strom</text:p>
          </table:table-cell>
          <table:table-cell office:value-type="string" calcext:value-type="string">
            <text:p>delta</text:p>
          </table:table-cell>
          <table:table-cell table:number-columns-repeated="7"/>
          <table:table-cell table:style-name="ce5" office:value-type="string" calcext:value-type="string">
            <text:p>sigma</text:p>
          </table:table-cell>
          <table:table-cell table:style-name="ce7" table:formula="of:=1/[.N29]" office:value-type="float" office:value="0.0369025735969377" calcext:value-type="float">
            <text:p>0.0369025736</text:p>
          </table:table-cell>
          <table:table-cell table:style-name="ce10" table:formula="of:=[.O29]/[.N29]^2" office:value-type="float" office:value="0.00000246429821964471" calcext:value-type="float">
            <text:p>2.46E-06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float" office:value="0.015003" calcext:value-type="float">
            <text:p>0.015003</text:p>
          </table:table-cell>
          <table:table-cell office:value-type="float" office:value="0.000005" calcext:value-type="float">
            <text:p>0.000005</text:p>
          </table:table-cell>
          <table:table-cell table:number-columns-repeated="7"/>
          <table:table-cell table:style-name="ce5" office:value-type="string" calcext:value-type="string">
            <text:p>R_HS</text:p>
          </table:table-cell>
          <table:table-cell table:style-name="ce7" table:formula="of:=[.R25]" office:value-type="float" office:value="12.9666337263948" calcext:value-type="float">
            <text:p>12.9666337264</text:p>
          </table:table-cell>
          <table:table-cell table:style-name="ce8" table:formula="of:=[.R26]" office:value-type="float" office:value="0.00348242545357796" calcext:value-type="float">
            <text:p>0.0034824255</text:p>
          </table:table-cell>
          <table:table-cell table:number-columns-repeated="1009"/>
        </table:table-row>
        <table:table-row table:style-name="ro1">
          <table:table-cell table:number-columns-repeated="3"/>
          <table:table-cell office:value-type="string" calcext:value-type="string">
            <text:p>e</text:p>
          </table:table-cell>
          <table:table-cell table:number-columns-repeated="8"/>
          <table:table-cell table:style-name="ce5" office:value-type="string" calcext:value-type="string">
            <text:p>mu_HS</text:p>
          </table:table-cell>
          <table:table-cell table:style-name="ce7" table:formula="of:=ABS([.N31]/[.N29])" office:value-type="float" office:value="0.47850215539282" calcext:value-type="float">
            <text:p>0.4785021554</text:p>
          </table:table-cell>
          <table:table-cell table:style-name="ce8" table:formula="of:=SQRT(([.O31]/[.N29])^2+([.N31]*[.O29]/[.N29]^2)^2)" office:value-type="float" office:value="0.000132423467111682" calcext:value-type="float">
            <text:p>0.0001324235</text:p>
          </table:table-cell>
          <table:table-cell table:number-columns-repeated="1009"/>
        </table:table-row>
        <table:table-row table:style-name="ro1">
          <table:table-cell table:number-columns-repeated="3"/>
          <table:table-cell table:formula="of:=1.602*10^-19" office:value-type="float" office:value="1.602E-019" calcext:value-type="float">
            <text:p>1.602E-019</text:p>
          </table:table-cell>
          <table:table-cell table:number-columns-repeated="8"/>
          <table:table-cell table:style-name="ce5" office:value-type="string" calcext:value-type="string">
            <text:p>p_S</text:p>
          </table:table-cell>
          <table:table-cell table:style-name="ce7" table:formula="of:=1/([.D33]*[.N31])" office:value-type="float" office:value="4.81404610105291E+017" calcext:value-type="float">
            <text:p>481404610105291000</text:p>
          </table:table-cell>
          <table:table-cell table:style-name="ce8" table:formula="of:=[.O31]/([.D33]*[.N31]^2)" office:value-type="float" office:value="129289968628315" calcext:value-type="float">
            <text:p>129289968628315</text:p>
          </table:table-cell>
          <table:table-cell table:number-columns-repeated="1009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ag 2" table:style-name="ta3">
        <office:forms form:automatic-focus="false" form:apply-design-mode="false"/>
        <table:table-column table:style-name="co12" table:default-cell-style-name="Default"/>
        <table:table-column table:style-name="co5" table:default-cell-style-name="Default"/>
        <table:table-column table:style-name="co22" table:number-columns-repeated="13" table:default-cell-style-name="Default"/>
        <table:table-column table:style-name="co13" table:number-columns-repeated="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13" table:number-columns-repeated="1005" table:default-cell-style-name="Default"/>
        <table:table-row table:style-name="ro1">
          <table:table-cell table:style-name="ce4" office:value-type="string" calcext:value-type="string">
            <text:p>Messung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float" office:value="13" calcext:value-type="float">
            <text:p>13</text:p>
          </table:table-cell>
          <table:table-cell table:style-name="ce4" office:value-type="float" office:value="14" calcext:value-type="float">
            <text:p>14</text:p>
          </table:table-cell>
          <table:table-cell/>
          <table:table-cell office:value-type="string" calcext:value-type="string">
            <text:p>15,007 mA</text:p>
          </table:table-cell>
          <table:table-cell table:number-columns-repeated="1007"/>
        </table:table-row>
        <table:table-row table:style-name="ro1">
          <table:table-cell table:style-name="ce5" office:value-type="string" calcext:value-type="string">
            <text:p>t_1</text:p>
          </table:table-cell>
          <table:table-cell table:style-name="ce6" office:value-type="float" office:value="-206" calcext:value-type="float">
            <text:p>-206</text:p>
          </table:table-cell>
          <table:table-cell table:style-name="ce6" office:value-type="float" office:value="-196" calcext:value-type="float">
            <text:p>-196</text:p>
          </table:table-cell>
          <table:table-cell table:style-name="ce6" office:value-type="float" office:value="-183" calcext:value-type="float">
            <text:p>-183</text:p>
          </table:table-cell>
          <table:table-cell table:style-name="ce6" office:value-type="float" office:value="-172" calcext:value-type="float">
            <text:p>-172</text:p>
          </table:table-cell>
          <table:table-cell table:style-name="ce6" office:value-type="float" office:value="-163" calcext:value-type="float">
            <text:p>-163</text:p>
          </table:table-cell>
          <table:table-cell table:style-name="ce6" office:value-type="float" office:value="-153" calcext:value-type="float">
            <text:p>-153</text:p>
          </table:table-cell>
          <table:table-cell table:style-name="ce6" office:value-type="float" office:value="-140" calcext:value-type="float">
            <text:p>-140</text:p>
          </table:table-cell>
          <table:table-cell table:style-name="ce6" office:value-type="float" office:value="-125" calcext:value-type="float">
            <text:p>-125</text:p>
          </table:table-cell>
          <table:table-cell table:style-name="ce6" office:value-type="float" office:value="-110" calcext:value-type="float">
            <text:p>-110</text:p>
          </table:table-cell>
          <table:table-cell table:style-name="ce6" office:value-type="float" office:value="-93" calcext:value-type="float">
            <text:p>-93</text:p>
          </table:table-cell>
          <table:table-cell table:style-name="ce6" office:value-type="float" office:value="-79" calcext:value-type="float">
            <text:p>-79</text:p>
          </table:table-cell>
          <table:table-cell table:style-name="ce6" office:value-type="float" office:value="-64" calcext:value-type="float">
            <text:p>-64</text:p>
          </table:table-cell>
          <table:table-cell table:style-name="ce6" office:value-type="float" office:value="-27" calcext:value-type="float">
            <text:p>-2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t_2</text:p>
          </table:table-cell>
          <table:table-cell table:style-name="ce6" office:value-type="float" office:value="-205" calcext:value-type="float">
            <text:p>-205</text:p>
          </table:table-cell>
          <table:table-cell table:style-name="ce6" office:value-type="float" office:value="-195" calcext:value-type="float">
            <text:p>-195</text:p>
          </table:table-cell>
          <table:table-cell table:style-name="ce6" office:value-type="float" office:value="-183" calcext:value-type="float">
            <text:p>-183</text:p>
          </table:table-cell>
          <table:table-cell table:style-name="ce6" office:value-type="float" office:value="-173" calcext:value-type="float">
            <text:p>-173</text:p>
          </table:table-cell>
          <table:table-cell table:style-name="ce6" office:value-type="float" office:value="-160" calcext:value-type="float">
            <text:p>-160</text:p>
          </table:table-cell>
          <table:table-cell table:style-name="ce6" office:value-type="float" office:value="-151" calcext:value-type="float">
            <text:p>-151</text:p>
          </table:table-cell>
          <table:table-cell table:style-name="ce6" office:value-type="float" office:value="-140" calcext:value-type="float">
            <text:p>-140</text:p>
          </table:table-cell>
          <table:table-cell table:style-name="ce6" office:value-type="float" office:value="-125" calcext:value-type="float">
            <text:p>-125</text:p>
          </table:table-cell>
          <table:table-cell table:style-name="ce6" office:value-type="float" office:value="-109" calcext:value-type="float">
            <text:p>-109</text:p>
          </table:table-cell>
          <table:table-cell table:style-name="ce6" office:value-type="float" office:value="-93" calcext:value-type="float">
            <text:p>-93</text:p>
          </table:table-cell>
          <table:table-cell table:style-name="ce6" office:value-type="float" office:value="-79" calcext:value-type="float">
            <text:p>-79</text:p>
          </table:table-cell>
          <table:table-cell table:style-name="ce6" office:value-type="float" office:value="-62" calcext:value-type="float">
            <text:p>-62</text:p>
          </table:table-cell>
          <table:table-cell table:style-name="ce6" office:value-type="float" office:value="-27" calcext:value-type="float">
            <text:p>-27</text:p>
          </table:table-cell>
          <table:table-cell table:style-name="ce6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style-name="ce5" office:value-type="string" calcext:value-type="string">
            <text:p>&lt;t&gt;</text:p>
          </table:table-cell>
          <table:table-cell table:style-name="ce7" table:formula="of:=AVERAGE([.B2:.B3])" office:value-type="float" office:value="-205.5" calcext:value-type="float">
            <text:p>-205.5</text:p>
          </table:table-cell>
          <table:table-cell table:style-name="ce7" table:formula="of:=AVERAGE([.C2:.C3])" office:value-type="float" office:value="-195.5" calcext:value-type="float">
            <text:p>-195.5</text:p>
          </table:table-cell>
          <table:table-cell table:style-name="ce7" table:formula="of:=AVERAGE([.D2:.D3])" office:value-type="float" office:value="-183" calcext:value-type="float">
            <text:p>-183</text:p>
          </table:table-cell>
          <table:table-cell table:style-name="ce7" table:formula="of:=AVERAGE([.E2:.E3])" office:value-type="float" office:value="-172.5" calcext:value-type="float">
            <text:p>-172.5</text:p>
          </table:table-cell>
          <table:table-cell table:style-name="ce7" table:formula="of:=AVERAGE([.F2:.F3])" office:value-type="float" office:value="-161.5" calcext:value-type="float">
            <text:p>-161.5</text:p>
          </table:table-cell>
          <table:table-cell table:style-name="ce7" table:formula="of:=AVERAGE([.G2:.G3])" office:value-type="float" office:value="-152" calcext:value-type="float">
            <text:p>-152</text:p>
          </table:table-cell>
          <table:table-cell table:style-name="ce7" table:formula="of:=AVERAGE([.H2:.H3])" office:value-type="float" office:value="-140" calcext:value-type="float">
            <text:p>-140</text:p>
          </table:table-cell>
          <table:table-cell table:style-name="ce7" table:formula="of:=AVERAGE([.I2:.I3])" office:value-type="float" office:value="-125" calcext:value-type="float">
            <text:p>-125</text:p>
          </table:table-cell>
          <table:table-cell table:style-name="ce7" table:formula="of:=AVERAGE([.J2:.J3])" office:value-type="float" office:value="-109.5" calcext:value-type="float">
            <text:p>-109.5</text:p>
          </table:table-cell>
          <table:table-cell table:style-name="ce7" table:formula="of:=AVERAGE([.K2:.K3])" office:value-type="float" office:value="-93" calcext:value-type="float">
            <text:p>-93</text:p>
          </table:table-cell>
          <table:table-cell table:style-name="ce7" table:formula="of:=AVERAGE([.L2:.L3])" office:value-type="float" office:value="-79" calcext:value-type="float">
            <text:p>-79</text:p>
          </table:table-cell>
          <table:table-cell table:style-name="ce7" table:formula="of:=AVERAGE([.M2:.M3])" office:value-type="float" office:value="-63" calcext:value-type="float">
            <text:p>-63</text:p>
          </table:table-cell>
          <table:table-cell table:style-name="ce7" table:formula="of:=AVERAGE([.N2:.N3])" office:value-type="float" office:value="-27" calcext:value-type="float">
            <text:p>-27</text:p>
          </table:table-cell>
          <table:table-cell table:style-name="ce7" table:formula="of:=AVERAGE([.O2:.O3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/>
          <table:table-cell table:style-name="ce8" table:formula="of:=COM.MICROSOFT.STDEV.P([.B2:.B3])" office:value-type="float" office:value="0.5" calcext:value-type="float">
            <text:p>0.5</text:p>
          </table:table-cell>
          <table:table-cell table:style-name="ce8" table:formula="of:=COM.MICROSOFT.STDEV.P([.C2:.C3])" office:value-type="float" office:value="0.5" calcext:value-type="float">
            <text:p>0.5</text:p>
          </table:table-cell>
          <table:table-cell table:style-name="ce8" table:formula="of:=COM.MICROSOFT.STDEV.P([.D2:.D3])" office:value-type="float" office:value="0" calcext:value-type="float">
            <text:p>0</text:p>
          </table:table-cell>
          <table:table-cell table:style-name="ce8" table:formula="of:=COM.MICROSOFT.STDEV.P([.E2:.E3])" office:value-type="float" office:value="0.5" calcext:value-type="float">
            <text:p>0.5</text:p>
          </table:table-cell>
          <table:table-cell table:style-name="ce8" table:formula="of:=COM.MICROSOFT.STDEV.P([.F2:.F3])" office:value-type="float" office:value="1.5" calcext:value-type="float">
            <text:p>1.5</text:p>
          </table:table-cell>
          <table:table-cell table:style-name="ce8" table:formula="of:=COM.MICROSOFT.STDEV.P([.G2:.G3])" office:value-type="float" office:value="1" calcext:value-type="float">
            <text:p>1</text:p>
          </table:table-cell>
          <table:table-cell table:style-name="ce8" table:formula="of:=COM.MICROSOFT.STDEV.P([.H2:.H3])" office:value-type="float" office:value="0" calcext:value-type="float">
            <text:p>0</text:p>
          </table:table-cell>
          <table:table-cell table:style-name="ce8" table:formula="of:=COM.MICROSOFT.STDEV.P([.I2:.I3])" office:value-type="float" office:value="0" calcext:value-type="float">
            <text:p>0</text:p>
          </table:table-cell>
          <table:table-cell table:style-name="ce8" table:formula="of:=COM.MICROSOFT.STDEV.P([.J2:.J3])" office:value-type="float" office:value="0.5" calcext:value-type="float">
            <text:p>0.5</text:p>
          </table:table-cell>
          <table:table-cell table:style-name="ce8" table:formula="of:=COM.MICROSOFT.STDEV.P([.K2:.K3])" office:value-type="float" office:value="0" calcext:value-type="float">
            <text:p>0</text:p>
          </table:table-cell>
          <table:table-cell table:style-name="ce8" table:formula="of:=COM.MICROSOFT.STDEV.P([.L2:.L3])" office:value-type="float" office:value="0" calcext:value-type="float">
            <text:p>0</text:p>
          </table:table-cell>
          <table:table-cell table:style-name="ce8" table:formula="of:=COM.MICROSOFT.STDEV.P([.M2:.M3])" office:value-type="float" office:value="1" calcext:value-type="float">
            <text:p>1</text:p>
          </table:table-cell>
          <table:table-cell table:style-name="ce8" table:formula="of:=COM.MICROSOFT.STDEV.P([.N2:.N3])" office:value-type="float" office:value="0" calcext:value-type="float">
            <text:p>0</text:p>
          </table:table-cell>
          <table:table-cell table:style-name="ce8" table:formula="of:=COM.MICROSOFT.STDEV.P([.O2:.O3])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</text:p>
          </table:table-cell>
          <table:table-cell office:value-type="string" calcext:value-type="string">
            <text:p>delta</text:p>
          </table:table-cell>
          <table:table-cell table:number-columns-repeated="1005"/>
        </table:table-row>
        <table:table-row table:style-name="ro1">
          <table:table-cell table:number-columns-repeated="17"/>
          <table:table-cell office:value-type="float" office:value="0.138" calcext:value-type="float">
            <text:p>0.138</text:p>
          </table:table-cell>
          <table:table-cell office:value-type="float" office:value="0.001" calcext:value-type="float">
            <text:p>0.001</text:p>
          </table:table-cell>
          <table:table-cell table:number-columns-repeated="1005"/>
        </table:table-row>
        <table:table-row table:style-name="ro1">
          <table:table-cell table:style-name="ce4" office:value-type="string" calcext:value-type="string">
            <text:p>Schaltung</text:p>
          </table:table-cell>
          <table:table-cell table:number-columns-repeated="14" table:style-name="ce4" office:value-type="string" calcext:value-type="string">
            <text:p>$U / mV$</text:p>
          </table:table-cell>
          <table:table-cell table:number-columns-repeated="2"/>
          <table:table-cell office:value-type="string" calcext:value-type="string">
            <text:p>d</text:p>
          </table:table-cell>
          <table:table-cell office:value-type="string" calcext:value-type="string">
            <text:p>delta</text:p>
          </table:table-cell>
          <table:table-cell table:number-columns-repeated="1005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float" office:value="-82.382" calcext:value-type="float">
            <text:p>-82.382</text:p>
          </table:table-cell>
          <table:table-cell table:style-name="ce6" office:value-type="float" office:value="-82.54" calcext:value-type="float">
            <text:p>-82.54</text:p>
          </table:table-cell>
          <table:table-cell table:style-name="ce6" office:value-type="float" office:value="-82.9" calcext:value-type="float">
            <text:p>-82.9</text:p>
          </table:table-cell>
          <table:table-cell table:style-name="ce6" office:value-type="float" office:value="-83.3" calcext:value-type="float">
            <text:p>-83.3</text:p>
          </table:table-cell>
          <table:table-cell table:style-name="ce6" office:value-type="float" office:value="-83.596" calcext:value-type="float">
            <text:p>-83.596</text:p>
          </table:table-cell>
          <table:table-cell table:style-name="ce6" office:value-type="float" office:value="-83.793" calcext:value-type="float">
            <text:p>-83.793</text:p>
          </table:table-cell>
          <table:table-cell table:style-name="ce6" office:value-type="float" office:value="-84.02" calcext:value-type="float">
            <text:p>-84.02</text:p>
          </table:table-cell>
          <table:table-cell table:style-name="ce6" office:value-type="float" office:value="-84.54" calcext:value-type="float">
            <text:p>-84.54</text:p>
          </table:table-cell>
          <table:table-cell table:style-name="ce6" office:value-type="float" office:value="-85.195" calcext:value-type="float">
            <text:p>-85.195</text:p>
          </table:table-cell>
          <table:table-cell table:style-name="ce6" office:value-type="float" office:value="-85.71" calcext:value-type="float">
            <text:p>-85.71</text:p>
          </table:table-cell>
          <table:table-cell table:style-name="ce6" office:value-type="float" office:value="-86.432" calcext:value-type="float">
            <text:p>-86.432</text:p>
          </table:table-cell>
          <table:table-cell table:style-name="ce6" office:value-type="float" office:value="-87.258" calcext:value-type="float">
            <text:p>-87.258</text:p>
          </table:table-cell>
          <table:table-cell table:style-name="ce6" office:value-type="float" office:value="-88.869" calcext:value-type="float">
            <text:p>-88.869</text:p>
          </table:table-cell>
          <table:table-cell table:style-name="ce6" office:value-type="float" office:value="-90.2" calcext:value-type="float">
            <text:p>-90.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05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6" office:value-type="float" office:value="82.505" calcext:value-type="float">
            <text:p>82.505</text:p>
          </table:table-cell>
          <table:table-cell table:style-name="ce6" office:value-type="float" office:value="82.665" calcext:value-type="float">
            <text:p>82.665</text:p>
          </table:table-cell>
          <table:table-cell table:style-name="ce6" office:value-type="float" office:value="83.027" calcext:value-type="float">
            <text:p>83.027</text:p>
          </table:table-cell>
          <table:table-cell table:style-name="ce6" office:value-type="float" office:value="83.412" calcext:value-type="float">
            <text:p>83.412</text:p>
          </table:table-cell>
          <table:table-cell table:style-name="ce6" office:value-type="float" office:value="83.712" calcext:value-type="float">
            <text:p>83.712</text:p>
          </table:table-cell>
          <table:table-cell table:style-name="ce6" office:value-type="float" office:value="83.9" calcext:value-type="float">
            <text:p>83.9</text:p>
          </table:table-cell>
          <table:table-cell table:style-name="ce6" office:value-type="float" office:value="84.12" calcext:value-type="float">
            <text:p>84.12</text:p>
          </table:table-cell>
          <table:table-cell table:style-name="ce6" office:value-type="float" office:value="84.615" calcext:value-type="float">
            <text:p>84.615</text:p>
          </table:table-cell>
          <table:table-cell table:style-name="ce6" office:value-type="float" office:value="85.274" calcext:value-type="float">
            <text:p>85.274</text:p>
          </table:table-cell>
          <table:table-cell table:style-name="ce6" office:value-type="float" office:value="85.75" calcext:value-type="float">
            <text:p>85.75</text:p>
          </table:table-cell>
          <table:table-cell table:style-name="ce6" office:value-type="float" office:value="86.476" calcext:value-type="float">
            <text:p>86.476</text:p>
          </table:table-cell>
          <table:table-cell table:style-name="ce6" office:value-type="float" office:value="87.288" calcext:value-type="float">
            <text:p>87.288</text:p>
          </table:table-cell>
          <table:table-cell table:style-name="ce6" office:value-type="float" office:value="88.869" calcext:value-type="float">
            <text:p>88.869</text:p>
          </table:table-cell>
          <table:table-cell table:style-name="ce6" office:value-type="float" office:value="90.166" calcext:value-type="float">
            <text:p>90.166</text:p>
          </table:table-cell>
          <table:table-cell table:number-columns-repeated="2"/>
          <table:table-cell office:value-type="string" calcext:value-type="string">
            <text:p>Spannung</text:p>
          </table:table-cell>
          <table:table-cell office:value-type="string" calcext:value-type="string">
            <text:p>delta</text:p>
          </table:table-cell>
          <table:table-cell table:number-columns-repeated="1005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6" office:value-type="float" office:value="-82.077" calcext:value-type="float">
            <text:p>-82.077</text:p>
          </table:table-cell>
          <table:table-cell table:style-name="ce6" office:value-type="float" office:value="-82.24" calcext:value-type="float">
            <text:p>-82.24</text:p>
          </table:table-cell>
          <table:table-cell table:style-name="ce6" office:value-type="float" office:value="-82.608" calcext:value-type="float">
            <text:p>-82.608</text:p>
          </table:table-cell>
          <table:table-cell table:style-name="ce6" office:value-type="float" office:value="-82.987" calcext:value-type="float">
            <text:p>-82.987</text:p>
          </table:table-cell>
          <table:table-cell table:style-name="ce6" office:value-type="float" office:value="-83.305" calcext:value-type="float">
            <text:p>-83.305</text:p>
          </table:table-cell>
          <table:table-cell table:style-name="ce6" office:value-type="float" office:value="-83.495" calcext:value-type="float">
            <text:p>-83.495</text:p>
          </table:table-cell>
          <table:table-cell table:style-name="ce6" office:value-type="float" office:value="-83.714" calcext:value-type="float">
            <text:p>-83.714</text:p>
          </table:table-cell>
          <table:table-cell table:style-name="ce6" office:value-type="float" office:value="-84.2" calcext:value-type="float">
            <text:p>-84.2</text:p>
          </table:table-cell>
          <table:table-cell table:style-name="ce6" office:value-type="float" office:value="-84.888" calcext:value-type="float">
            <text:p>-84.888</text:p>
          </table:table-cell>
          <table:table-cell table:style-name="ce6" office:value-type="float" office:value="-85.344" calcext:value-type="float">
            <text:p>-85.344</text:p>
          </table:table-cell>
          <table:table-cell table:style-name="ce6" office:value-type="float" office:value="-86.102" calcext:value-type="float">
            <text:p>-86.102</text:p>
          </table:table-cell>
          <table:table-cell table:style-name="ce6" office:value-type="float" office:value="-86.907" calcext:value-type="float">
            <text:p>-86.907</text:p>
          </table:table-cell>
          <table:table-cell table:style-name="ce6" office:value-type="float" office:value="-88.523" calcext:value-type="float">
            <text:p>-88.523</text:p>
          </table:table-cell>
          <table:table-cell table:style-name="ce6" office:value-type="float" office:value="-89.837" calcext:value-type="float">
            <text:p>-89.837</text:p>
          </table:table-cell>
          <table:table-cell table:number-columns-repeated="3"/>
          <table:table-cell office:value-type="float" office:value="0.000001" calcext:value-type="float">
            <text:p>0.000001</text:p>
          </table:table-cell>
          <table:table-cell table:number-columns-repeated="1005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6" office:value-type="float" office:value="82.111" calcext:value-type="float">
            <text:p>82.111</text:p>
          </table:table-cell>
          <table:table-cell table:style-name="ce6" office:value-type="float" office:value="82.277" calcext:value-type="float">
            <text:p>82.277</text:p>
          </table:table-cell>
          <table:table-cell table:style-name="ce6" office:value-type="float" office:value="82.65" calcext:value-type="float">
            <text:p>82.65</text:p>
          </table:table-cell>
          <table:table-cell table:style-name="ce6" office:value-type="float" office:value="83.025" calcext:value-type="float">
            <text:p>83.025</text:p>
          </table:table-cell>
          <table:table-cell table:style-name="ce6" office:value-type="float" office:value="83.321" calcext:value-type="float">
            <text:p>83.321</text:p>
          </table:table-cell>
          <table:table-cell table:style-name="ce6" office:value-type="float" office:value="83.55" calcext:value-type="float">
            <text:p>83.55</text:p>
          </table:table-cell>
          <table:table-cell table:style-name="ce6" office:value-type="float" office:value="83.755" calcext:value-type="float">
            <text:p>83.755</text:p>
          </table:table-cell>
          <table:table-cell table:style-name="ce6" office:value-type="float" office:value="84.228" calcext:value-type="float">
            <text:p>84.228</text:p>
          </table:table-cell>
          <table:table-cell table:style-name="ce6" office:value-type="float" office:value="84.928" calcext:value-type="float">
            <text:p>84.928</text:p>
          </table:table-cell>
          <table:table-cell table:style-name="ce6" office:value-type="float" office:value="85.372" calcext:value-type="float">
            <text:p>85.372</text:p>
          </table:table-cell>
          <table:table-cell table:style-name="ce6" office:value-type="float" office:value="86.129" calcext:value-type="float">
            <text:p>86.129</text:p>
          </table:table-cell>
          <table:table-cell table:style-name="ce6" office:value-type="float" office:value="86.924" calcext:value-type="float">
            <text:p>86.924</text:p>
          </table:table-cell>
          <table:table-cell table:style-name="ce6" office:value-type="float" office:value="88.527" calcext:value-type="float">
            <text:p>88.527</text:p>
          </table:table-cell>
          <table:table-cell table:style-name="ce6" office:value-type="float" office:value="89.802" calcext:value-type="float">
            <text:p>89.802</text:p>
          </table:table-cell>
          <table:table-cell table:number-columns-repeated="2"/>
          <table:table-cell office:value-type="string" calcext:value-type="string">
            <text:p>strom</text:p>
          </table:table-cell>
          <table:table-cell office:value-type="string" calcext:value-type="string">
            <text:p>delta</text:p>
          </table:table-cell>
          <table:table-cell table:number-columns-repeated="1005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6" office:value-type="float" office:value="-82.429" calcext:value-type="float">
            <text:p>-82.429</text:p>
          </table:table-cell>
          <table:table-cell table:style-name="ce6" office:value-type="float" office:value="-82.598" calcext:value-type="float">
            <text:p>-82.598</text:p>
          </table:table-cell>
          <table:table-cell table:style-name="ce6" office:value-type="float" office:value="-82.97" calcext:value-type="float">
            <text:p>-82.97</text:p>
          </table:table-cell>
          <table:table-cell table:style-name="ce6" office:value-type="float" office:value="-83.335" calcext:value-type="float">
            <text:p>-83.335</text:p>
          </table:table-cell>
          <table:table-cell table:style-name="ce6" office:value-type="float" office:value="-83.627" calcext:value-type="float">
            <text:p>-83.627</text:p>
          </table:table-cell>
          <table:table-cell table:style-name="ce6" office:value-type="float" office:value="-83.884" calcext:value-type="float">
            <text:p>-83.884</text:p>
          </table:table-cell>
          <table:table-cell table:style-name="ce6" office:value-type="float" office:value="-84.058" calcext:value-type="float">
            <text:p>-84.058</text:p>
          </table:table-cell>
          <table:table-cell table:style-name="ce6" office:value-type="float" office:value="-84.52" calcext:value-type="float">
            <text:p>-84.52</text:p>
          </table:table-cell>
          <table:table-cell table:style-name="ce6" office:value-type="float" office:value="-85.243" calcext:value-type="float">
            <text:p>-85.243</text:p>
          </table:table-cell>
          <table:table-cell table:style-name="ce6" office:value-type="float" office:value="-85.688" calcext:value-type="float">
            <text:p>-85.688</text:p>
          </table:table-cell>
          <table:table-cell table:style-name="ce6" office:value-type="float" office:value="-86.455" calcext:value-type="float">
            <text:p>-86.455</text:p>
          </table:table-cell>
          <table:table-cell table:style-name="ce6" office:value-type="float" office:value="-87.253" calcext:value-type="float">
            <text:p>-87.253</text:p>
          </table:table-cell>
          <table:table-cell table:style-name="ce6" office:value-type="float" office:value="-88.875" calcext:value-type="float">
            <text:p>-88.875</text:p>
          </table:table-cell>
          <table:table-cell table:style-name="ce6" office:value-type="float" office:value="-90.157" calcext:value-type="float">
            <text:p>-90.157</text:p>
          </table:table-cell>
          <table:table-cell table:number-columns-repeated="2"/>
          <table:table-cell office:value-type="float" office:value="0.015003" calcext:value-type="float">
            <text:p>0.015003</text:p>
          </table:table-cell>
          <table:table-cell office:value-type="float" office:value="0.000005" calcext:value-type="float">
            <text:p>0.000005</text:p>
          </table:table-cell>
          <table:table-cell table:number-columns-repeated="1005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6" office:value-type="float" office:value="82.458" calcext:value-type="float">
            <text:p>82.458</text:p>
          </table:table-cell>
          <table:table-cell table:style-name="ce6" office:value-type="float" office:value="82.622" calcext:value-type="float">
            <text:p>82.622</text:p>
          </table:table-cell>
          <table:table-cell table:style-name="ce6" office:value-type="float" office:value="82.99" calcext:value-type="float">
            <text:p>82.99</text:p>
          </table:table-cell>
          <table:table-cell table:style-name="ce6" office:value-type="float" office:value="83.349" calcext:value-type="float">
            <text:p>83.349</text:p>
          </table:table-cell>
          <table:table-cell table:style-name="ce6" office:value-type="float" office:value="83.64" calcext:value-type="float">
            <text:p>83.64</text:p>
          </table:table-cell>
          <table:table-cell table:style-name="ce6" office:value-type="float" office:value="83.902" calcext:value-type="float">
            <text:p>83.902</text:p>
          </table:table-cell>
          <table:table-cell table:style-name="ce6" office:value-type="float" office:value="84.066" calcext:value-type="float">
            <text:p>84.066</text:p>
          </table:table-cell>
          <table:table-cell table:style-name="ce6" office:value-type="float" office:value="84.513" calcext:value-type="float">
            <text:p>84.513</text:p>
          </table:table-cell>
          <table:table-cell table:style-name="ce6" office:value-type="float" office:value="85.251" calcext:value-type="float">
            <text:p>85.251</text:p>
          </table:table-cell>
          <table:table-cell table:style-name="ce6" office:value-type="float" office:value="85.693" calcext:value-type="float">
            <text:p>85.693</text:p>
          </table:table-cell>
          <table:table-cell table:style-name="ce6" office:value-type="float" office:value="86.463" calcext:value-type="float">
            <text:p>86.463</text:p>
          </table:table-cell>
          <table:table-cell table:style-name="ce6" office:value-type="float" office:value="87.265" calcext:value-type="float">
            <text:p>87.265</text:p>
          </table:table-cell>
          <table:table-cell table:style-name="ce6" office:value-type="float" office:value="88.91" calcext:value-type="float">
            <text:p>88.91</text:p>
          </table:table-cell>
          <table:table-cell table:style-name="ce6" office:value-type="float" office:value="90.182" calcext:value-type="float">
            <text:p>90.182</text:p>
          </table:table-cell>
          <table:table-cell table:number-columns-repeated="2"/>
          <table:table-cell office:value-type="string" calcext:value-type="string">
            <text:p>e</text:p>
          </table:table-cell>
          <table:table-cell table:number-columns-repeated="1006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6" office:value-type="float" office:value="-82.193" calcext:value-type="float">
            <text:p>-82.193</text:p>
          </table:table-cell>
          <table:table-cell table:style-name="ce6" office:value-type="float" office:value="-82.364" calcext:value-type="float">
            <text:p>-82.364</text:p>
          </table:table-cell>
          <table:table-cell table:style-name="ce6" office:value-type="float" office:value="-82.73" calcext:value-type="float">
            <text:p>-82.73</text:p>
          </table:table-cell>
          <table:table-cell table:style-name="ce6" office:value-type="float" office:value="-83.081" calcext:value-type="float">
            <text:p>-83.081</text:p>
          </table:table-cell>
          <table:table-cell table:style-name="ce6" office:value-type="float" office:value="-83.378" calcext:value-type="float">
            <text:p>-83.378</text:p>
          </table:table-cell>
          <table:table-cell table:style-name="ce6" office:value-type="float" office:value="-83.63" calcext:value-type="float">
            <text:p>-83.63</text:p>
          </table:table-cell>
          <table:table-cell table:style-name="ce6" office:value-type="float" office:value="-83.786" calcext:value-type="float">
            <text:p>-83.786</text:p>
          </table:table-cell>
          <table:table-cell table:style-name="ce6" office:value-type="float" office:value="-84.223" calcext:value-type="float">
            <text:p>-84.223</text:p>
          </table:table-cell>
          <table:table-cell table:style-name="ce6" office:value-type="float" office:value="-84.934" calcext:value-type="float">
            <text:p>-84.934</text:p>
          </table:table-cell>
          <table:table-cell table:style-name="ce6" office:value-type="float" office:value="-85.393" calcext:value-type="float">
            <text:p>-85.393</text:p>
          </table:table-cell>
          <table:table-cell table:style-name="ce6" office:value-type="float" office:value="-86.151" calcext:value-type="float">
            <text:p>-86.151</text:p>
          </table:table-cell>
          <table:table-cell table:style-name="ce6" office:value-type="float" office:value="-86.94" calcext:value-type="float">
            <text:p>-86.94</text:p>
          </table:table-cell>
          <table:table-cell table:style-name="ce6" office:value-type="float" office:value="-88.563" calcext:value-type="float">
            <text:p>-88.563</text:p>
          </table:table-cell>
          <table:table-cell table:style-name="ce6" office:value-type="float" office:value="-89.8" calcext:value-type="float">
            <text:p>-89.8</text:p>
          </table:table-cell>
          <table:table-cell table:number-columns-repeated="2"/>
          <table:table-cell table:formula="of:=1.602*10^-19" office:value-type="float" office:value="1.602E-019" calcext:value-type="float">
            <text:p>1.602E-019</text:p>
          </table:table-cell>
          <table:table-cell table:number-columns-repeated="1006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6" office:value-type="float" office:value="81.992" calcext:value-type="float">
            <text:p>81.992</text:p>
          </table:table-cell>
          <table:table-cell table:style-name="ce6" office:value-type="float" office:value="82.172" calcext:value-type="float">
            <text:p>82.172</text:p>
          </table:table-cell>
          <table:table-cell table:style-name="ce6" office:value-type="float" office:value="82.48" calcext:value-type="float">
            <text:p>82.48</text:p>
          </table:table-cell>
          <table:table-cell table:style-name="ce6" office:value-type="float" office:value="82.905" calcext:value-type="float">
            <text:p>82.905</text:p>
          </table:table-cell>
          <table:table-cell table:style-name="ce6" office:value-type="float" office:value="83.218" calcext:value-type="float">
            <text:p>83.218</text:p>
          </table:table-cell>
          <table:table-cell table:style-name="ce6" office:value-type="float" office:value="83.467" calcext:value-type="float">
            <text:p>83.467</text:p>
          </table:table-cell>
          <table:table-cell table:style-name="ce6" office:value-type="float" office:value="83.628" calcext:value-type="float">
            <text:p>83.628</text:p>
          </table:table-cell>
          <table:table-cell table:style-name="ce6" office:value-type="float" office:value="84.076" calcext:value-type="float">
            <text:p>84.076</text:p>
          </table:table-cell>
          <table:table-cell table:style-name="ce6" office:value-type="float" office:value="84.805" calcext:value-type="float">
            <text:p>84.805</text:p>
          </table:table-cell>
          <table:table-cell table:style-name="ce6" office:value-type="float" office:value="85.28" calcext:value-type="float">
            <text:p>85.28</text:p>
          </table:table-cell>
          <table:table-cell table:style-name="ce6" office:value-type="float" office:value="86.057" calcext:value-type="float">
            <text:p>86.057</text:p>
          </table:table-cell>
          <table:table-cell table:style-name="ce6" office:value-type="float" office:value="86.865" calcext:value-type="float">
            <text:p>86.865</text:p>
          </table:table-cell>
          <table:table-cell table:style-name="ce6" office:value-type="float" office:value="88.547" calcext:value-type="float">
            <text:p>88.547</text:p>
          </table:table-cell>
          <table:table-cell table:style-name="ce6" office:value-type="float" office:value="89.823" calcext:value-type="float">
            <text:p>89.823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6" office:value-type="float" office:value="26.978" calcext:value-type="float">
            <text:p>26.978</text:p>
          </table:table-cell>
          <table:table-cell table:style-name="ce6" office:value-type="float" office:value="27.03" calcext:value-type="float">
            <text:p>27.03</text:p>
          </table:table-cell>
          <table:table-cell table:style-name="ce6" office:value-type="float" office:value="27.041" calcext:value-type="float">
            <text:p>27.041</text:p>
          </table:table-cell>
          <table:table-cell table:style-name="ce6" office:value-type="float" office:value="27.048" calcext:value-type="float">
            <text:p>27.048</text:p>
          </table:table-cell>
          <table:table-cell table:style-name="ce6" office:value-type="float" office:value="27.044" calcext:value-type="float">
            <text:p>27.044</text:p>
          </table:table-cell>
          <table:table-cell table:style-name="ce6" office:value-type="float" office:value="27.047" calcext:value-type="float">
            <text:p>27.047</text:p>
          </table:table-cell>
          <table:table-cell table:style-name="ce6" office:value-type="float" office:value="27.028" calcext:value-type="float">
            <text:p>27.028</text:p>
          </table:table-cell>
          <table:table-cell table:style-name="ce6" office:value-type="float" office:value="26.99" calcext:value-type="float">
            <text:p>26.99</text:p>
          </table:table-cell>
          <table:table-cell table:style-name="ce6" office:value-type="float" office:value="26.922" calcext:value-type="float">
            <text:p>26.922</text:p>
          </table:table-cell>
          <table:table-cell table:style-name="ce6" office:value-type="float" office:value="26.879" calcext:value-type="float">
            <text:p>26.879</text:p>
          </table:table-cell>
          <table:table-cell table:style-name="ce6" office:value-type="float" office:value="26.831" calcext:value-type="float">
            <text:p>26.831</text:p>
          </table:table-cell>
          <table:table-cell table:style-name="ce6" office:value-type="float" office:value="26.779" calcext:value-type="float">
            <text:p>26.779</text:p>
          </table:table-cell>
          <table:table-cell table:style-name="ce6" office:value-type="float" office:value="26.621" calcext:value-type="float">
            <text:p>26.621</text:p>
          </table:table-cell>
          <table:table-cell table:style-name="ce6" office:value-type="float" office:value="26.483" calcext:value-type="float">
            <text:p>26.483</text:p>
          </table:table-cell>
          <table:table-cell table:number-columns-repeated="1009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6" office:value-type="float" office:value="-27.15" calcext:value-type="float">
            <text:p>-27.15</text:p>
          </table:table-cell>
          <table:table-cell table:style-name="ce6" office:value-type="float" office:value="-27.205" calcext:value-type="float">
            <text:p>-27.205</text:p>
          </table:table-cell>
          <table:table-cell table:style-name="ce6" office:value-type="float" office:value="-27.214" calcext:value-type="float">
            <text:p>-27.214</text:p>
          </table:table-cell>
          <table:table-cell table:style-name="ce6" office:value-type="float" office:value="-27.219" calcext:value-type="float">
            <text:p>-27.219</text:p>
          </table:table-cell>
          <table:table-cell table:style-name="ce6" office:value-type="float" office:value="-27.2" calcext:value-type="float">
            <text:p>-27.2</text:p>
          </table:table-cell>
          <table:table-cell table:style-name="ce6" office:value-type="float" office:value="-27.197" calcext:value-type="float">
            <text:p>-27.197</text:p>
          </table:table-cell>
          <table:table-cell table:style-name="ce6" office:value-type="float" office:value="-27.173" calcext:value-type="float">
            <text:p>-27.173</text:p>
          </table:table-cell>
          <table:table-cell table:style-name="ce6" office:value-type="float" office:value="-27.127" calcext:value-type="float">
            <text:p>-27.127</text:p>
          </table:table-cell>
          <table:table-cell table:style-name="ce6" office:value-type="float" office:value="-27.04" calcext:value-type="float">
            <text:p>-27.04</text:p>
          </table:table-cell>
          <table:table-cell table:style-name="ce6" office:value-type="float" office:value="-26.983" calcext:value-type="float">
            <text:p>-26.983</text:p>
          </table:table-cell>
          <table:table-cell table:style-name="ce6" office:value-type="float" office:value="-26.916" calcext:value-type="float">
            <text:p>-26.916</text:p>
          </table:table-cell>
          <table:table-cell table:style-name="ce6" office:value-type="float" office:value="-26.85" calcext:value-type="float">
            <text:p>-26.85</text:p>
          </table:table-cell>
          <table:table-cell table:style-name="ce6" office:value-type="float" office:value="-26.63" calcext:value-type="float">
            <text:p>-26.63</text:p>
          </table:table-cell>
          <table:table-cell table:style-name="ce6" office:value-type="float" office:value="-26.443" calcext:value-type="float">
            <text:p>-26.443</text:p>
          </table:table-cell>
          <table:table-cell table:number-columns-repeated="1009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6" office:value-type="float" office:value="27.808" calcext:value-type="float">
            <text:p>27.808</text:p>
          </table:table-cell>
          <table:table-cell table:style-name="ce6" office:value-type="float" office:value="27.849" calcext:value-type="float">
            <text:p>27.849</text:p>
          </table:table-cell>
          <table:table-cell table:style-name="ce6" office:value-type="float" office:value="27.848" calcext:value-type="float">
            <text:p>27.848</text:p>
          </table:table-cell>
          <table:table-cell table:style-name="ce6" office:value-type="float" office:value="27.85" calcext:value-type="float">
            <text:p>27.85</text:p>
          </table:table-cell>
          <table:table-cell table:style-name="ce6" office:value-type="float" office:value="27.832" calcext:value-type="float">
            <text:p>27.832</text:p>
          </table:table-cell>
          <table:table-cell table:style-name="ce6" office:value-type="float" office:value="27.828" calcext:value-type="float">
            <text:p>27.828</text:p>
          </table:table-cell>
          <table:table-cell table:style-name="ce6" office:value-type="float" office:value="27.806" calcext:value-type="float">
            <text:p>27.806</text:p>
          </table:table-cell>
          <table:table-cell table:style-name="ce6" office:value-type="float" office:value="27.761" calcext:value-type="float">
            <text:p>27.761</text:p>
          </table:table-cell>
          <table:table-cell table:style-name="ce6" office:value-type="float" office:value="27.684" calcext:value-type="float">
            <text:p>27.684</text:p>
          </table:table-cell>
          <table:table-cell table:style-name="ce6" office:value-type="float" office:value="27.631" calcext:value-type="float">
            <text:p>27.631</text:p>
          </table:table-cell>
          <table:table-cell table:style-name="ce6" office:value-type="float" office:value="27.573" calcext:value-type="float">
            <text:p>27.573</text:p>
          </table:table-cell>
          <table:table-cell table:style-name="ce6" office:value-type="float" office:value="27.518" calcext:value-type="float">
            <text:p>27.518</text:p>
          </table:table-cell>
          <table:table-cell table:style-name="ce6" office:value-type="float" office:value="27.317" calcext:value-type="float">
            <text:p>27.317</text:p>
          </table:table-cell>
          <table:table-cell table:style-name="ce6" office:value-type="float" office:value="27.154" calcext:value-type="float">
            <text:p>27.154</text:p>
          </table:table-cell>
          <table:table-cell>
            <draw:frame table:end-cell-address="'Tag 2'.AD37" table:end-x="0.2965in" table:end-y="0.0311in" draw:z-index="1" draw:name="Chart 2" draw:style-name="gr1" draw:text-style-name="P1" svg:width="11.4587in" svg:height="3.7236in" svg:x="0.6933in" svg:y="0.0575in">
              <draw:object draw:notify-on-update-of-ranges="'Tag 2'.B71:'Tag 2'.O71 'Tag 2'.B28:'Tag 2'.O28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08"/>
        </table:table-row>
        <table:table-row table:style-name="ro1">
          <table:table-cell table:style-name="ce5" office:value-type="float" office:value="4" calcext:value-type="float">
            <text:p>4</text:p>
          </table:table-cell>
          <table:table-cell table:style-name="ce6" office:value-type="float" office:value="-27.742" calcext:value-type="float">
            <text:p>-27.742</text:p>
          </table:table-cell>
          <table:table-cell table:style-name="ce6" office:value-type="float" office:value="-27.787" calcext:value-type="float">
            <text:p>-27.787</text:p>
          </table:table-cell>
          <table:table-cell table:style-name="ce6" office:value-type="float" office:value="-27.786" calcext:value-type="float">
            <text:p>-27.786</text:p>
          </table:table-cell>
          <table:table-cell table:style-name="ce6" office:value-type="float" office:value="-27.789" calcext:value-type="float">
            <text:p>-27.789</text:p>
          </table:table-cell>
          <table:table-cell table:style-name="ce6" office:value-type="float" office:value="-27.775" calcext:value-type="float">
            <text:p>-27.775</text:p>
          </table:table-cell>
          <table:table-cell table:style-name="ce6" office:value-type="float" office:value="-27.771" calcext:value-type="float">
            <text:p>-27.771</text:p>
          </table:table-cell>
          <table:table-cell table:style-name="ce6" office:value-type="float" office:value="-27.746" calcext:value-type="float">
            <text:p>-27.746</text:p>
          </table:table-cell>
          <table:table-cell table:style-name="ce6" office:value-type="float" office:value="-27.707" calcext:value-type="float">
            <text:p>-27.707</text:p>
          </table:table-cell>
          <table:table-cell table:style-name="ce6" office:value-type="float" office:value="-27.63" calcext:value-type="float">
            <text:p>-27.63</text:p>
          </table:table-cell>
          <table:table-cell table:style-name="ce6" office:value-type="float" office:value="-27.584" calcext:value-type="float">
            <text:p>-27.584</text:p>
          </table:table-cell>
          <table:table-cell table:style-name="ce6" office:value-type="float" office:value="-27.533" calcext:value-type="float">
            <text:p>-27.533</text:p>
          </table:table-cell>
          <table:table-cell table:style-name="ce6" office:value-type="float" office:value="-27.481" calcext:value-type="float">
            <text:p>-27.481</text:p>
          </table:table-cell>
          <table:table-cell table:style-name="ce6" office:value-type="float" office:value="-27.303" calcext:value-type="float">
            <text:p>-27.303</text:p>
          </table:table-cell>
          <table:table-cell table:style-name="ce6" office:value-type="float" office:value="-27.16" calcext:value-type="float">
            <text:p>-27.16</text:p>
          </table:table-cell>
          <table:table-cell table:number-columns-repeated="1009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6" office:value-type="float" office:value="-27.889" calcext:value-type="float">
            <text:p>-27.889</text:p>
          </table:table-cell>
          <table:table-cell table:style-name="ce6" office:value-type="float" office:value="-27.923" calcext:value-type="float">
            <text:p>-27.923</text:p>
          </table:table-cell>
          <table:table-cell table:style-name="ce6" office:value-type="float" office:value="-27.941" calcext:value-type="float">
            <text:p>-27.941</text:p>
          </table:table-cell>
          <table:table-cell table:style-name="ce6" office:value-type="float" office:value="-27.938" calcext:value-type="float">
            <text:p>-27.938</text:p>
          </table:table-cell>
          <table:table-cell table:number-columns-repeated="2" table:style-name="ce6" office:value-type="float" office:value="-27.914" calcext:value-type="float">
            <text:p>-27.914</text:p>
          </table:table-cell>
          <table:table-cell table:style-name="ce6" office:value-type="float" office:value="-27.88" calcext:value-type="float">
            <text:p>-27.88</text:p>
          </table:table-cell>
          <table:table-cell table:style-name="ce6" office:value-type="float" office:value="-27.832" calcext:value-type="float">
            <text:p>-27.832</text:p>
          </table:table-cell>
          <table:table-cell table:style-name="ce6" office:value-type="float" office:value="-27.754" calcext:value-type="float">
            <text:p>-27.754</text:p>
          </table:table-cell>
          <table:table-cell table:style-name="ce6" office:value-type="float" office:value="-27.7" calcext:value-type="float">
            <text:p>-27.7</text:p>
          </table:table-cell>
          <table:table-cell table:style-name="ce6" office:value-type="float" office:value="-27.639" calcext:value-type="float">
            <text:p>-27.639</text:p>
          </table:table-cell>
          <table:table-cell table:style-name="ce6" office:value-type="float" office:value="-27.563" calcext:value-type="float">
            <text:p>-27.563</text:p>
          </table:table-cell>
          <table:table-cell table:style-name="ce6" office:value-type="float" office:value="-27.352" calcext:value-type="float">
            <text:p>-27.352</text:p>
          </table:table-cell>
          <table:table-cell table:style-name="ce6" office:value-type="float" office:value="-27.177" calcext:value-type="float">
            <text:p>-27.177</text:p>
          </table:table-cell>
          <table:table-cell table:number-columns-repeated="1009"/>
        </table:table-row>
        <table:table-row table:style-name="ro1">
          <table:table-cell table:style-name="ce5" office:value-type="float" office:value="6" calcext:value-type="float">
            <text:p>6</text:p>
          </table:table-cell>
          <table:table-cell table:style-name="ce6" office:value-type="float" office:value="27.722" calcext:value-type="float">
            <text:p>27.722</text:p>
          </table:table-cell>
          <table:table-cell table:style-name="ce6" office:value-type="float" office:value="27.752" calcext:value-type="float">
            <text:p>27.752</text:p>
          </table:table-cell>
          <table:table-cell table:style-name="ce6" office:value-type="float" office:value="27.773" calcext:value-type="float">
            <text:p>27.773</text:p>
          </table:table-cell>
          <table:table-cell table:style-name="ce6" office:value-type="float" office:value="27.774" calcext:value-type="float">
            <text:p>27.774</text:p>
          </table:table-cell>
          <table:table-cell table:style-name="ce6" office:value-type="float" office:value="27.761" calcext:value-type="float">
            <text:p>27.761</text:p>
          </table:table-cell>
          <table:table-cell table:style-name="ce6" office:value-type="float" office:value="27.766" calcext:value-type="float">
            <text:p>27.766</text:p>
          </table:table-cell>
          <table:table-cell table:style-name="ce6" office:value-type="float" office:value="27.74" calcext:value-type="float">
            <text:p>27.74</text:p>
          </table:table-cell>
          <table:table-cell table:style-name="ce6" office:value-type="float" office:value="27.699" calcext:value-type="float">
            <text:p>27.699</text:p>
          </table:table-cell>
          <table:table-cell table:style-name="ce6" office:value-type="float" office:value="27.642" calcext:value-type="float">
            <text:p>27.642</text:p>
          </table:table-cell>
          <table:table-cell table:style-name="ce6" office:value-type="float" office:value="27.6" calcext:value-type="float">
            <text:p>27.6</text:p>
          </table:table-cell>
          <table:table-cell table:style-name="ce6" office:value-type="float" office:value="27.558" calcext:value-type="float">
            <text:p>27.558</text:p>
          </table:table-cell>
          <table:table-cell table:style-name="ce6" office:value-type="float" office:value="27.5" calcext:value-type="float">
            <text:p>27.5</text:p>
          </table:table-cell>
          <table:table-cell table:style-name="ce6" office:value-type="float" office:value="27.345" calcext:value-type="float">
            <text:p>27.345</text:p>
          </table:table-cell>
          <table:table-cell table:style-name="ce6" office:value-type="float" office:value="27.219" calcext:value-type="float">
            <text:p>27.219</text:p>
          </table:table-cell>
          <table:table-cell table:number-columns-repeated="1009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table:style-name="ce6" office:value-type="float" office:value="-27.085" calcext:value-type="float">
            <text:p>-27.085</text:p>
          </table:table-cell>
          <table:table-cell table:style-name="ce6" office:value-type="float" office:value="-27.12" calcext:value-type="float">
            <text:p>-27.12</text:p>
          </table:table-cell>
          <table:table-cell table:style-name="ce6" office:value-type="float" office:value="-27.14" calcext:value-type="float">
            <text:p>-27.14</text:p>
          </table:table-cell>
          <table:table-cell table:style-name="ce6" office:value-type="float" office:value="-27.143" calcext:value-type="float">
            <text:p>-27.143</text:p>
          </table:table-cell>
          <table:table-cell table:style-name="ce6" office:value-type="float" office:value="-27.122" calcext:value-type="float">
            <text:p>-27.122</text:p>
          </table:table-cell>
          <table:table-cell table:style-name="ce6" office:value-type="float" office:value="-27.125" calcext:value-type="float">
            <text:p>-27.125</text:p>
          </table:table-cell>
          <table:table-cell table:style-name="ce6" office:value-type="float" office:value="-27.095" calcext:value-type="float">
            <text:p>-27.095</text:p>
          </table:table-cell>
          <table:table-cell table:style-name="ce6" office:value-type="float" office:value="-27.052" calcext:value-type="float">
            <text:p>-27.052</text:p>
          </table:table-cell>
          <table:table-cell table:style-name="ce6" office:value-type="float" office:value="-26.98" calcext:value-type="float">
            <text:p>-26.98</text:p>
          </table:table-cell>
          <table:table-cell table:style-name="ce6" office:value-type="float" office:value="-26.928" calcext:value-type="float">
            <text:p>-26.928</text:p>
          </table:table-cell>
          <table:table-cell table:style-name="ce6" office:value-type="float" office:value="-26.88" calcext:value-type="float">
            <text:p>-26.88</text:p>
          </table:table-cell>
          <table:table-cell table:style-name="ce6" office:value-type="float" office:value="-26.811" calcext:value-type="float">
            <text:p>-26.811</text:p>
          </table:table-cell>
          <table:table-cell table:style-name="ce6" office:value-type="float" office:value="-26.628" calcext:value-type="float">
            <text:p>-26.628</text:p>
          </table:table-cell>
          <table:table-cell table:style-name="ce6" office:value-type="float" office:value="-26.48" calcext:value-type="float">
            <text:p>-26.48</text:p>
          </table:table-cell>
          <table:table-cell table:number-columns-repeated="1009"/>
        </table:table-row>
        <table:table-row table:style-name="ro1">
          <table:table-cell table:style-name="ce5" office:value-type="float" office:value="8" calcext:value-type="float">
            <text:p>8</text:p>
          </table:table-cell>
          <table:table-cell table:style-name="ce6" office:value-type="float" office:value="27.15" calcext:value-type="float">
            <text:p>27.15</text:p>
          </table:table-cell>
          <table:table-cell table:style-name="ce6" office:value-type="float" office:value="27.18" calcext:value-type="float">
            <text:p>27.18</text:p>
          </table:table-cell>
          <table:table-cell table:style-name="ce6" office:value-type="float" office:value="27.198" calcext:value-type="float">
            <text:p>27.198</text:p>
          </table:table-cell>
          <table:table-cell table:style-name="ce6" office:value-type="float" office:value="27.199" calcext:value-type="float">
            <text:p>27.199</text:p>
          </table:table-cell>
          <table:table-cell table:style-name="ce6" office:value-type="float" office:value="27.175" calcext:value-type="float">
            <text:p>27.175</text:p>
          </table:table-cell>
          <table:table-cell table:style-name="ce6" office:value-type="float" office:value="27.177" calcext:value-type="float">
            <text:p>27.177</text:p>
          </table:table-cell>
          <table:table-cell table:style-name="ce6" office:value-type="float" office:value="27.15" calcext:value-type="float">
            <text:p>27.15</text:p>
          </table:table-cell>
          <table:table-cell table:style-name="ce6" office:value-type="float" office:value="27.101" calcext:value-type="float">
            <text:p>27.101</text:p>
          </table:table-cell>
          <table:table-cell table:style-name="ce6" office:value-type="float" office:value="27.028" calcext:value-type="float">
            <text:p>27.028</text:p>
          </table:table-cell>
          <table:table-cell table:style-name="ce6" office:value-type="float" office:value="26.973" calcext:value-type="float">
            <text:p>26.973</text:p>
          </table:table-cell>
          <table:table-cell table:style-name="ce6" office:value-type="float" office:value="26.918" calcext:value-type="float">
            <text:p>26.918</text:p>
          </table:table-cell>
          <table:table-cell table:style-name="ce6" office:value-type="float" office:value="26.842" calcext:value-type="float">
            <text:p>26.842</text:p>
          </table:table-cell>
          <table:table-cell table:style-name="ce6" office:value-type="float" office:value="26.642" calcext:value-type="float">
            <text:p>26.642</text:p>
          </table:table-cell>
          <table:table-cell table:style-name="ce6" office:value-type="float" office:value="26.471" calcext:value-type="float">
            <text:p>26.471</text:p>
          </table:table-cell>
          <table:table-cell table:number-columns-repeated="1009"/>
        </table:table-row>
        <table:table-row table:style-name="ro1">
          <table:table-cell table:style-name="ce5" office:value-type="float" office:value="9" calcext:value-type="float">
            <text:p>9</text:p>
          </table:table-cell>
          <table:table-cell table:style-name="ce6" office:value-type="float" office:value="-0.44" calcext:value-type="float">
            <text:p>-0.44</text:p>
          </table:table-cell>
          <table:table-cell table:style-name="ce6" office:value-type="float" office:value="-0.439" calcext:value-type="float">
            <text:p>-0.439</text:p>
          </table:table-cell>
          <table:table-cell table:style-name="ce6" office:value-type="float" office:value="-0.435" calcext:value-type="float">
            <text:p>-0.435</text:p>
          </table:table-cell>
          <table:table-cell table:style-name="ce6" office:value-type="float" office:value="-0.431" calcext:value-type="float">
            <text:p>-0.431</text:p>
          </table:table-cell>
          <table:table-cell table:style-name="ce6" office:value-type="float" office:value="-0.426" calcext:value-type="float">
            <text:p>-0.426</text:p>
          </table:table-cell>
          <table:table-cell table:style-name="ce6" office:value-type="float" office:value="-0.421" calcext:value-type="float">
            <text:p>-0.421</text:p>
          </table:table-cell>
          <table:table-cell table:style-name="ce6" office:value-type="float" office:value="-0.416" calcext:value-type="float">
            <text:p>-0.416</text:p>
          </table:table-cell>
          <table:table-cell table:style-name="ce6" office:value-type="float" office:value="-0.414" calcext:value-type="float">
            <text:p>-0.414</text:p>
          </table:table-cell>
          <table:table-cell table:style-name="ce6" office:value-type="float" office:value="-0.404" calcext:value-type="float">
            <text:p>-0.404</text:p>
          </table:table-cell>
          <table:table-cell table:style-name="ce6" office:value-type="float" office:value="-0.399" calcext:value-type="float">
            <text:p>-0.399</text:p>
          </table:table-cell>
          <table:table-cell table:style-name="ce6" office:value-type="float" office:value="-0.391" calcext:value-type="float">
            <text:p>-0.391</text:p>
          </table:table-cell>
          <table:table-cell table:style-name="ce6" office:value-type="float" office:value="-0.384" calcext:value-type="float">
            <text:p>-0.384</text:p>
          </table:table-cell>
          <table:table-cell table:style-name="ce6" office:value-type="float" office:value="-0.36" calcext:value-type="float">
            <text:p>-0.36</text:p>
          </table:table-cell>
          <table:table-cell table:style-name="ce6" office:value-type="float" office:value="-0.339" calcext:value-type="float">
            <text:p>-0.339</text:p>
          </table:table-cell>
          <table:table-cell table:number-columns-repeated="1009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6" office:value-type="float" office:value="0.268" calcext:value-type="float">
            <text:p>0.268</text:p>
          </table:table-cell>
          <table:table-cell table:number-columns-repeated="3" table:style-name="ce6" office:value-type="float" office:value="0.263" calcext:value-type="float">
            <text:p>0.263</text:p>
          </table:table-cell>
          <table:table-cell table:style-name="ce6" office:value-type="float" office:value="0.266" calcext:value-type="float">
            <text:p>0.266</text:p>
          </table:table-cell>
          <table:table-cell table:style-name="ce6" office:value-type="float" office:value="0.269" calcext:value-type="float">
            <text:p>0.269</text:p>
          </table:table-cell>
          <table:table-cell table:style-name="ce6" office:value-type="float" office:value="0.272" calcext:value-type="float">
            <text:p>0.272</text:p>
          </table:table-cell>
          <table:table-cell table:style-name="ce6" office:value-type="float" office:value="0.275" calcext:value-type="float">
            <text:p>0.275</text:p>
          </table:table-cell>
          <table:table-cell table:style-name="ce6" office:value-type="float" office:value="0.287" calcext:value-type="float">
            <text:p>0.287</text:p>
          </table:table-cell>
          <table:table-cell table:style-name="ce6" office:value-type="float" office:value="0.296" calcext:value-type="float">
            <text:p>0.296</text:p>
          </table:table-cell>
          <table:table-cell table:style-name="ce6" office:value-type="float" office:value="0.304" calcext:value-type="float">
            <text:p>0.304</text:p>
          </table:table-cell>
          <table:table-cell table:style-name="ce6" office:value-type="float" office:value="0.318" calcext:value-type="float">
            <text:p>0.318</text:p>
          </table:table-cell>
          <table:table-cell table:style-name="ce6" office:value-type="float" office:value="0.47" calcext:value-type="float">
            <text:p>0.47</text:p>
          </table:table-cell>
          <table:table-cell table:style-name="ce6" office:value-type="float" office:value="0.376" calcext:value-type="float">
            <text:p>0.376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^-1</text:p>
          </table:table-cell>
          <table:table-cell table:style-name="ce7" table:formula="of:=1/([.B4]+273.15)" office:value-type="float" office:value="0.0147819660014782" calcext:value-type="float">
            <text:p>0.014781966</text:p>
          </table:table-cell>
          <table:table-cell table:style-name="ce7" table:formula="of:=1/([.C4]+273.15)" office:value-type="float" office:value="0.0128783000643915" calcext:value-type="float">
            <text:p>0.0128783001</text:p>
          </table:table-cell>
          <table:table-cell table:style-name="ce7" table:formula="of:=1/([.D4]+273.15)" office:value-type="float" office:value="0.0110926234054354" calcext:value-type="float">
            <text:p>0.0110926234</text:p>
          </table:table-cell>
          <table:table-cell table:style-name="ce7" table:formula="of:=1/([.E4]+273.15)" office:value-type="float" office:value="0.00993541977148535" calcext:value-type="float">
            <text:p>0.0099354198</text:p>
          </table:table-cell>
          <table:table-cell table:style-name="ce7" table:formula="of:=1/([.F4]+273.15)" office:value-type="float" office:value="0.00895656068069861" calcext:value-type="float">
            <text:p>0.0089565607</text:p>
          </table:table-cell>
          <table:table-cell table:style-name="ce7" table:formula="of:=1/([.G4]+273.15)" office:value-type="float" office:value="0.00825423029302518" calcext:value-type="float">
            <text:p>0.0082542303</text:p>
          </table:table-cell>
          <table:table-cell table:style-name="ce7" table:formula="of:=1/([.H4]+273.15)" office:value-type="float" office:value="0.00751032669921142" calcext:value-type="float">
            <text:p>0.0075103267</text:p>
          </table:table-cell>
          <table:table-cell table:style-name="ce7" table:formula="of:=1/([.I4]+273.15)" office:value-type="float" office:value="0.00674991562605468" calcext:value-type="float">
            <text:p>0.0067499156</text:p>
          </table:table-cell>
          <table:table-cell table:style-name="ce7" table:formula="of:=1/([.J4]+273.15)" office:value-type="float" office:value="0.00611060189428659" calcext:value-type="float">
            <text:p>0.0061106019</text:p>
          </table:table-cell>
          <table:table-cell table:style-name="ce7" table:formula="of:=1/([.K4]+273.15)" office:value-type="float" office:value="0.00555092978073827" calcext:value-type="float">
            <text:p>0.0055509298</text:p>
          </table:table-cell>
          <table:table-cell table:style-name="ce7" table:formula="of:=1/([.L4]+273.15)" office:value-type="float" office:value="0.00515065670873036" calcext:value-type="float">
            <text:p>0.0051506567</text:p>
          </table:table-cell>
          <table:table-cell table:style-name="ce7" table:formula="of:=1/([.M4]+273.15)" office:value-type="float" office:value="0.00475850582916964" calcext:value-type="float">
            <text:p>0.0047585058</text:p>
          </table:table-cell>
          <table:table-cell table:style-name="ce7" table:formula="of:=1/([.N4]+273.15)" office:value-type="float" office:value="0.00406256347755434" calcext:value-type="float">
            <text:p>0.0040625635</text:p>
          </table:table-cell>
          <table:table-cell table:style-name="ce7" table:formula="of:=1/([.O4]+273.15)" office:value-type="float" office:value="0.00366099212886692" calcext:value-type="float">
            <text:p>0.0036609921</text:p>
          </table:table-cell>
          <table:table-cell table:number-columns-repeated="1009"/>
        </table:table-row>
        <table:table-row table:style-name="ro1">
          <table:table-cell/>
          <table:table-cell table:style-name="ce8" table:formula="of:=[.B5]/([.B4]+273.15)^2" office:value-type="float" office:value="0.000109253259434429" calcext:value-type="float">
            <text:p>0.0001092533</text:p>
          </table:table-cell>
          <table:table-cell table:style-name="ce8" table:formula="of:=[.C5]/([.C4]+273.15)^2" office:value-type="float" office:value="0.0000829253062742531" calcext:value-type="float">
            <text:p>8.29253062742531E-005</text:p>
          </table:table-cell>
          <table:table-cell table:style-name="ce8" table:formula="of:=[.D5]/([.D4]+273.15)^2" office:value-type="float" office:value="0" calcext:value-type="float">
            <text:p>0</text:p>
          </table:table-cell>
          <table:table-cell table:style-name="ce8" table:formula="of:=[.E5]/([.E4]+273.15)^2" office:value-type="float" office:value="0.000049356283017811" calcext:value-type="float">
            <text:p>4.9356283017811E-005</text:p>
          </table:table-cell>
          <table:table-cell table:style-name="ce8" table:formula="of:=[.F5]/([.F4]+273.15)^2" office:value-type="float" office:value="0.000120329968840555" calcext:value-type="float">
            <text:p>0.00012033</text:p>
          </table:table-cell>
          <table:table-cell table:style-name="ce8" table:formula="of:=[.G5]/([.G4]+273.15)^2" office:value-type="float" office:value="0.0000681323177302945" calcext:value-type="float">
            <text:p>6.81323177302945E-005</text:p>
          </table:table-cell>
          <table:table-cell table:style-name="ce8" table:formula="of:=[.H5]/([.H4]+273.15)^2" office:value-type="float" office:value="0" calcext:value-type="float">
            <text:p>0</text:p>
          </table:table-cell>
          <table:table-cell table:style-name="ce8" table:formula="of:=[.I5]/([.I4]+273.15)^2" office:value-type="float" office:value="0" calcext:value-type="float">
            <text:p>0</text:p>
          </table:table-cell>
          <table:table-cell table:style-name="ce8" table:formula="of:=[.J5]/([.J4]+273.15)^2" office:value-type="float" office:value="0.0000186697277552294" calcext:value-type="float">
            <text:p>1.86697277552294E-005</text:p>
          </table:table-cell>
          <table:table-cell table:style-name="ce8" table:formula="of:=[.K5]/([.K4]+273.15)^2" office:value-type="float" office:value="0" calcext:value-type="float">
            <text:p>0</text:p>
          </table:table-cell>
          <table:table-cell table:style-name="ce8" table:formula="of:=[.L5]/([.L4]+273.15)^2" office:value-type="float" office:value="0" calcext:value-type="float">
            <text:p>0</text:p>
          </table:table-cell>
          <table:table-cell table:style-name="ce8" table:formula="of:=[.M5]/([.M4]+273.15)^2" office:value-type="float" office:value="0.0000226433777262415" calcext:value-type="float">
            <text:p>2.26433777262415E-005</text:p>
          </table:table-cell>
          <table:table-cell table:style-name="ce8" table:formula="of:=[.N5]/([.N4]+273.15)^2" office:value-type="float" office:value="0" calcext:value-type="float">
            <text:p>0</text:p>
          </table:table-cell>
          <table:table-cell table:style-name="ce8" table:formula="of:=[.O5]/([.O4]+273.15)^2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R12,34</text:p>
          </table:table-cell>
          <table:table-cell table:style-name="ce7" table:formula="of:=ABS([.B8]-[.B9])/(2*[.$R$12])/1000" office:value-type="float" office:value="5.49513430647204" calcext:value-type="float">
            <text:p>5.4951343065</text:p>
          </table:table-cell>
          <table:table-cell table:style-name="ce7" table:formula="of:=ABS([.C8]-[.C9])/(2*[.$R$12])/1000" office:value-type="float" office:value="5.50573218689595" calcext:value-type="float">
            <text:p>5.5057321869</text:p>
          </table:table-cell>
          <table:table-cell table:style-name="ce7" table:formula="of:=ABS([.D8]-[.D9])/(2*[.$R$12])/1000" office:value-type="float" office:value="5.52979404119176" calcext:value-type="float">
            <text:p>5.5297940412</text:p>
          </table:table-cell>
          <table:table-cell table:style-name="ce7" table:formula="of:=ABS([.E8]-[.E9])/(2*[.$R$12])/1000" office:value-type="float" office:value="5.55595547557155" calcext:value-type="float">
            <text:p>5.5559554756</text:p>
          </table:table-cell>
          <table:table-cell table:style-name="ce7" table:formula="of:=ABS([.F8]-[.F9])/(2*[.$R$12])/1000" office:value-type="float" office:value="5.57581816969939" calcext:value-type="float">
            <text:p>5.5758181697</text:p>
          </table:table-cell>
          <table:table-cell table:style-name="ce7" table:formula="of:=ABS([.G8]-[.G9])/(2*[.$R$12])/1000" office:value-type="float" office:value="5.58864893687929" calcext:value-type="float">
            <text:p>5.5886489369</text:p>
          </table:table-cell>
          <table:table-cell table:style-name="ce7" table:formula="of:=ABS([.H8]-[.H9])/(2*[.$R$12])/1000" office:value-type="float" office:value="5.60354595747517" calcext:value-type="float">
            <text:p>5.6035459575</text:p>
          </table:table-cell>
          <table:table-cell table:style-name="ce7" table:formula="of:=ABS([.I8]-[.I9])/(2*[.$R$12])/1000" office:value-type="float" office:value="5.6373725254949" calcext:value-type="float">
            <text:p>5.6373725255</text:p>
          </table:table-cell>
          <table:table-cell table:style-name="ce7" table:formula="of:=ABS([.J8]-[.J9])/(2*[.$R$12])/1000" office:value-type="float" office:value="5.68116376724655" calcext:value-type="float">
            <text:p>5.6811637672</text:p>
          </table:table-cell>
          <table:table-cell table:style-name="ce7" table:formula="of:=ABS([.K8]-[.K9])/(2*[.$R$12])/1000" office:value-type="float" office:value="5.71419049523429" calcext:value-type="float">
            <text:p>5.7141904952</text:p>
          </table:table-cell>
          <table:table-cell table:style-name="ce7" table:formula="of:=ABS([.L8]-[.L9])/(2*[.$R$12])/1000" office:value-type="float" office:value="5.7624475104979" calcext:value-type="float">
            <text:p>5.7624475105</text:p>
          </table:table-cell>
          <table:table-cell table:style-name="ce7" table:formula="of:=ABS([.M8]-[.M9])/(2*[.$R$12])/1000" office:value-type="float" office:value="5.81703659268146" calcext:value-type="float">
            <text:p>5.8170365927</text:p>
          </table:table-cell>
          <table:table-cell table:style-name="ce7" table:formula="of:=ABS([.N8]-[.N9])/(2*[.$R$12])/1000" office:value-type="float" office:value="5.92341531693661" calcext:value-type="float">
            <text:p>5.9234153169</text:p>
          </table:table-cell>
          <table:table-cell table:style-name="ce7" table:formula="of:=ABS([.O8]-[.O9])/(2*[.$R$12])/1000" office:value-type="float" office:value="6.01099780043991" calcext:value-type="float">
            <text:p>6.0109978004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5" office:value-type="string" calcext:value-type="string">
            <text:p>R23,41</text:p>
          </table:table-cell>
          <table:table-cell table:style-name="ce7" table:formula="of:=ABS([.B10]-[.B11])/(2*[.$R$12])/1000" office:value-type="float" office:value="5.47183896554022" calcext:value-type="float">
            <text:p>5.4718389655</text:p>
          </table:table-cell>
          <table:table-cell table:style-name="ce7" table:formula="of:=ABS([.C10]-[.C11])/(2*[.$R$12])/1000" office:value-type="float" office:value="5.48280343931214" calcext:value-type="float">
            <text:p>5.4828034393</text:p>
          </table:table-cell>
          <table:table-cell table:style-name="ce7" table:formula="of:=ABS([.D10]-[.D11])/(2*[.$R$12])/1000" office:value-type="float" office:value="5.50749850029994" calcext:value-type="float">
            <text:p>5.5074985003</text:p>
          </table:table-cell>
          <table:table-cell table:style-name="ce7" table:formula="of:=ABS([.E10]-[.E11])/(2*[.$R$12])/1000" office:value-type="float" office:value="5.53262680797174" calcext:value-type="float">
            <text:p>5.532626808</text:p>
          </table:table-cell>
          <table:table-cell table:style-name="ce7" table:formula="of:=ABS([.F10]-[.F11])/(2*[.$R$12])/1000" office:value-type="float" office:value="5.55308938212358" calcext:value-type="float">
            <text:p>5.5530893821</text:p>
          </table:table-cell>
          <table:table-cell table:style-name="ce7" table:formula="of:=ABS([.G10]-[.G11])/(2*[.$R$12])/1000" office:value-type="float" office:value="5.56705325601546" calcext:value-type="float">
            <text:p>5.567053256</text:p>
          </table:table-cell>
          <table:table-cell table:style-name="ce7" table:formula="of:=ABS([.H10]-[.H11])/(2*[.$R$12])/1000" office:value-type="float" office:value="5.58118376324735" calcext:value-type="float">
            <text:p>5.5811837632</text:p>
          </table:table-cell>
          <table:table-cell table:style-name="ce7" table:formula="of:=ABS([.I10]-[.I11])/(2*[.$R$12])/1000" office:value-type="float" office:value="5.61314403785909" calcext:value-type="float">
            <text:p>5.6131440379</text:p>
          </table:table-cell>
          <table:table-cell table:style-name="ce7" table:formula="of:=ABS([.J10]-[.J11])/(2*[.$R$12])/1000" office:value-type="float" office:value="5.65940145304273" calcext:value-type="float">
            <text:p>5.659401453</text:p>
          </table:table-cell>
          <table:table-cell table:style-name="ce7" table:formula="of:=ABS([.K10]-[.K11])/(2*[.$R$12])/1000" office:value-type="float" office:value="5.68939545424249" calcext:value-type="float">
            <text:p>5.6893954542</text:p>
          </table:table-cell>
          <table:table-cell table:style-name="ce7" table:formula="of:=ABS([.L10]-[.L11])/(2*[.$R$12])/1000" office:value-type="float" office:value="5.73988535626208" calcext:value-type="float">
            <text:p>5.7398853563</text:p>
          </table:table-cell>
          <table:table-cell table:style-name="ce7" table:formula="of:=ABS([.M10]-[.M11])/(2*[.$R$12])/1000" office:value-type="float" office:value="5.79320802506166" calcext:value-type="float">
            <text:p>5.7932080251</text:p>
          </table:table-cell>
          <table:table-cell table:style-name="ce7" table:formula="of:=ABS([.N10]-[.N11])/(2*[.$R$12])/1000" office:value-type="float" office:value="5.9004865693528" calcext:value-type="float">
            <text:p>5.9004865694</text:p>
          </table:table-cell>
          <table:table-cell table:style-name="ce7" table:formula="of:=ABS([.O10]-[.O11])/(2*[.$R$12])/1000" office:value-type="float" office:value="5.98676931280411" calcext:value-type="float">
            <text:p>5.9867693128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5" office:value-type="string" calcext:value-type="string">
            <text:p>R34, 12</text:p>
          </table:table-cell>
          <table:table-cell table:style-name="ce7" table:formula="of:=ABS([.B12]-[.B13])/(2*[.$R$12])/1000" office:value-type="float" office:value="5.49513430647204" calcext:value-type="float">
            <text:p>5.4951343065</text:p>
          </table:table-cell>
          <table:table-cell table:style-name="ce7" table:formula="of:=ABS([.C12]-[.C13])/(2*[.$R$12])/1000" office:value-type="float" office:value="5.50623208691595" calcext:value-type="float">
            <text:p>5.5062320869</text:p>
          </table:table-cell>
          <table:table-cell table:style-name="ce7" table:formula="of:=ABS([.D12]-[.D13])/(2*[.$R$12])/1000" office:value-type="float" office:value="5.53089382123575" calcext:value-type="float">
            <text:p>5.5308938212</text:p>
          </table:table-cell>
          <table:table-cell table:style-name="ce7" table:formula="of:=ABS([.E12]-[.E13])/(2*[.$R$12])/1000" office:value-type="float" office:value="5.55502232886756" calcext:value-type="float">
            <text:p>5.5550223289</text:p>
          </table:table-cell>
          <table:table-cell table:style-name="ce7" table:formula="of:=ABS([.F12]-[.F13])/(2*[.$R$12])/1000" office:value-type="float" office:value="5.5744517763114" calcext:value-type="float">
            <text:p>5.5744517763</text:p>
          </table:table-cell>
          <table:table-cell table:style-name="ce7" table:formula="of:=ABS([.G12]-[.G13])/(2*[.$R$12])/1000" office:value-type="float" office:value="5.59174831700327" calcext:value-type="float">
            <text:p>5.591748317</text:p>
          </table:table-cell>
          <table:table-cell table:style-name="ce7" table:formula="of:=ABS([.H12]-[.H13])/(2*[.$R$12])/1000" office:value-type="float" office:value="5.60301273078718" calcext:value-type="float">
            <text:p>5.6030127308</text:p>
          </table:table-cell>
          <table:table-cell table:style-name="ce7" table:formula="of:=ABS([.I12]-[.I13])/(2*[.$R$12])/1000" office:value-type="float" office:value="5.63330667199893" calcext:value-type="float">
            <text:p>5.633306672</text:p>
          </table:table-cell>
          <table:table-cell table:style-name="ce7" table:formula="of:=ABS([.J12]-[.J13])/(2*[.$R$12])/1000" office:value-type="float" office:value="5.68199693394654" calcext:value-type="float">
            <text:p>5.6819969339</text:p>
          </table:table-cell>
          <table:table-cell table:style-name="ce7" table:formula="of:=ABS([.K12]-[.K13])/(2*[.$R$12])/1000" office:value-type="float" office:value="5.71155768846231" calcext:value-type="float">
            <text:p>5.7115576885</text:p>
          </table:table-cell>
          <table:table-cell table:style-name="ce7" table:formula="of:=ABS([.L12]-[.L13])/(2*[.$R$12])/1000" office:value-type="float" office:value="5.7627807771779" calcext:value-type="float">
            <text:p>5.7627807772</text:p>
          </table:table-cell>
          <table:table-cell table:style-name="ce7" table:formula="of:=ABS([.M12]-[.M13])/(2*[.$R$12])/1000" office:value-type="float" office:value="5.81610344597747" calcext:value-type="float">
            <text:p>5.816103446</text:p>
          </table:table-cell>
          <table:table-cell table:style-name="ce7" table:formula="of:=ABS([.N12]-[.N13])/(2*[.$R$12])/1000" office:value-type="float" office:value="5.9249816703326" calcext:value-type="float">
            <text:p>5.9249816703</text:p>
          </table:table-cell>
          <table:table-cell table:style-name="ce7" table:formula="of:=ABS([.O12]-[.O13])/(2*[.$R$12])/1000" office:value-type="float" office:value="6.01009798040392" calcext:value-type="float">
            <text:p>6.0100979804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5" office:value-type="string" calcext:value-type="string">
            <text:p>R41,23</text:p>
          </table:table-cell>
          <table:table-cell table:style-name="ce7" table:formula="of:=ABS([.B14]-[.B15])/(2*[.$R$12])/1000" office:value-type="float" office:value="5.47173898553623" calcext:value-type="float">
            <text:p>5.4717389855</text:p>
          </table:table-cell>
          <table:table-cell table:style-name="ce7" table:formula="of:=ABS([.C14]-[.C15])/(2*[.$R$12])/1000" office:value-type="float" office:value="5.48343664600413" calcext:value-type="float">
            <text:p>5.483436646</text:p>
          </table:table-cell>
          <table:table-cell table:style-name="ce7" table:formula="of:=ABS([.D14]-[.D15])/(2*[.$R$12])/1000" office:value-type="float" office:value="5.50589882023595" calcext:value-type="float">
            <text:p>5.5058988202</text:p>
          </table:table-cell>
          <table:table-cell table:style-name="ce7" table:formula="of:=ABS([.E14]-[.E15])/(2*[.$R$12])/1000" office:value-type="float" office:value="5.53176031460375" calcext:value-type="float">
            <text:p>5.5317603146</text:p>
          </table:table-cell>
          <table:table-cell table:style-name="ce7" table:formula="of:=ABS([.F14]-[.F15])/(2*[.$R$12])/1000" office:value-type="float" office:value="5.55208958208358" calcext:value-type="float">
            <text:p>5.5520895821</text:p>
          </table:table-cell>
          <table:table-cell table:style-name="ce7" table:formula="of:=ABS([.G14]-[.G15])/(2*[.$R$12])/1000" office:value-type="float" office:value="5.56878624275145" calcext:value-type="float">
            <text:p>5.5687862428</text:p>
          </table:table-cell>
          <table:table-cell table:style-name="ce7" table:formula="of:=ABS([.H14]-[.H15])/(2*[.$R$12])/1000" office:value-type="float" office:value="5.57935079650736" calcext:value-type="float">
            <text:p>5.5793507965</text:p>
          </table:table-cell>
          <table:table-cell table:style-name="ce7" table:formula="of:=ABS([.I14]-[.I15])/(2*[.$R$12])/1000" office:value-type="float" office:value="5.60884489768713" calcext:value-type="float">
            <text:p>5.6088448977</text:p>
          </table:table-cell>
          <table:table-cell table:style-name="ce7" table:formula="of:=ABS([.J14]-[.J15])/(2*[.$R$12])/1000" office:value-type="float" office:value="5.65683529960675" calcext:value-type="float">
            <text:p>5.6568352996</text:p>
          </table:table-cell>
          <table:table-cell table:style-name="ce7" table:formula="of:=ABS([.K14]-[.K15])/(2*[.$R$12])/1000" office:value-type="float" office:value="5.6879624075185" calcext:value-type="float">
            <text:p>5.6879624075</text:p>
          </table:table-cell>
          <table:table-cell table:style-name="ce7" table:formula="of:=ABS([.L14]-[.L15])/(2*[.$R$12])/1000" office:value-type="float" office:value="5.73911884289809" calcext:value-type="float">
            <text:p>5.7391188429</text:p>
          </table:table-cell>
          <table:table-cell table:style-name="ce7" table:formula="of:=ABS([.M14]-[.M15])/(2*[.$R$12])/1000" office:value-type="float" office:value="5.79234153169366" calcext:value-type="float">
            <text:p>5.7923415317</text:p>
          </table:table-cell>
          <table:table-cell table:style-name="ce7" table:formula="of:=ABS([.N14]-[.N15])/(2*[.$R$12])/1000" office:value-type="float" office:value="5.90248616943278" calcext:value-type="float">
            <text:p>5.9024861694</text:p>
          </table:table-cell>
          <table:table-cell table:style-name="ce7" table:formula="of:=ABS([.O14]-[.O15])/(2*[.$R$12])/1000" office:value-type="float" office:value="5.98623608611611" calcext:value-type="float">
            <text:p>5.9862360861</text:p>
          </table:table-cell>
          <table:table-cell table:number-columns-repeated="1009"/>
        </table:table-row>
        <table:table-row table:style-name="ro1">
          <table:table-cell/>
          <table:table-cell table:style-name="ce8" table:number-columns-repeated="14"/>
          <table:table-cell table:number-columns-repeated="1009"/>
        </table:table-row>
        <table:table-row table:style-name="ro1">
          <table:table-cell table:number-columns-repeated="15"/>
          <table:table-cell>
            <draw:frame table:end-cell-address="'Tag 2'.AC58" table:end-x="0.7051in" table:end-y="0.0417in" draw:z-index="2" draw:name="Chart 3" draw:style-name="gr1" draw:text-style-name="P1" svg:width="11.3961in" svg:height="3.8693in" svg:x="0.3303in" svg:y="0.1307in">
              <draw:object draw:notify-on-update-of-ranges="'Tag 2'.B69:'Tag 2'.O69 'Tag 2'.B28:'Tag 2'.O2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08"/>
        </table:table-row>
        <table:table-row table:style-name="ro1">
          <table:table-cell table:style-name="ce5" office:value-type="string" calcext:value-type="string">
            <text:p>R12,34/R23,41</text:p>
          </table:table-cell>
          <table:table-cell table:style-name="ce7" table:formula="of:=[.B31]/[.B33]" office:value-type="float" office:value="1.00425731478549" calcext:value-type="float">
            <text:p>1.0042573148</text:p>
          </table:table-cell>
          <table:table-cell table:style-name="ce7" table:formula="of:=[.C31]/[.C33]" office:value-type="float" office:value="1.00418193864464" calcext:value-type="float">
            <text:p>1.0041819386</text:p>
          </table:table-cell>
          <table:table-cell table:style-name="ce7" table:formula="of:=[.D31]/[.D33]" office:value-type="float" office:value="1.00404821551755" calcext:value-type="float">
            <text:p>1.0040482155</text:p>
          </table:table-cell>
          <table:table-cell table:style-name="ce7" table:formula="of:=[.E31]/[.E33]" office:value-type="float" office:value="1.00421656265812" calcext:value-type="float">
            <text:p>1.0042165627</text:p>
          </table:table-cell>
          <table:table-cell table:style-name="ce7" table:formula="of:=[.F31]/[.F33]" office:value-type="float" office:value="1.00409299869168" calcext:value-type="float">
            <text:p>1.0040929987</text:p>
          </table:table-cell>
          <table:table-cell table:style-name="ce7" table:formula="of:=[.G31]/[.G33]" office:value-type="float" office:value="1.0038791942291" calcext:value-type="float">
            <text:p>1.0038791942</text:p>
          </table:table-cell>
          <table:table-cell table:style-name="ce7" table:formula="of:=[.H31]/[.H33]" office:value-type="float" office:value="1.00400671168992" calcext:value-type="float">
            <text:p>1.0040067117</text:p>
          </table:table-cell>
          <table:table-cell table:style-name="ce7" table:formula="of:=[.I31]/[.I33]" office:value-type="float" office:value="1.00431638444914" calcext:value-type="float">
            <text:p>1.0043163844</text:p>
          </table:table-cell>
          <table:table-cell table:style-name="ce7" table:formula="of:=[.J31]/[.J33]" office:value-type="float" office:value="1.00384533848401" calcext:value-type="float">
            <text:p>1.0038453385</text:p>
          </table:table-cell>
          <table:table-cell table:style-name="ce7" table:formula="of:=[.K31]/[.K33]" office:value-type="float" office:value="1.00435811523232" calcext:value-type="float">
            <text:p>1.0043581152</text:p>
          </table:table-cell>
          <table:table-cell table:style-name="ce7" table:formula="of:=[.L31]/[.L33]" office:value-type="float" office:value="1.0039307673996" calcext:value-type="float">
            <text:p>1.0039307674</text:p>
          </table:table-cell>
          <table:table-cell table:style-name="ce7" table:formula="of:=[.M31]/[.M33]" office:value-type="float" office:value="1.00411319039757" calcext:value-type="float">
            <text:p>1.0041131904</text:p>
          </table:table-cell>
          <table:table-cell table:style-name="ce7" table:formula="of:=[.N31]/[.N33]" office:value-type="float" office:value="1.00388590793561" calcext:value-type="float">
            <text:p>1.0038859079</text:p>
          </table:table-cell>
          <table:table-cell table:style-name="ce7" table:formula="of:=[.O31]/[.O33]" office:value-type="float" office:value="1.00404700538302" calcext:value-type="float">
            <text:p>1.0040470054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5" office:value-type="string" calcext:value-type="string">
            <text:p>R34,12/R41,23</text:p>
          </table:table-cell>
          <table:table-cell table:style-name="ce7" table:formula="of:=[.B35]/[.B37]" office:value-type="float" office:value="1.00427566464659" calcext:value-type="float">
            <text:p>1.0042756646</text:p>
          </table:table-cell>
          <table:table-cell table:style-name="ce7" table:formula="of:=[.C35]/[.C37]" office:value-type="float" office:value="1.00415714494093" calcext:value-type="float">
            <text:p>1.0041571449</text:p>
          </table:table-cell>
          <table:table-cell table:style-name="ce7" table:formula="of:=[.D35]/[.D37]" office:value-type="float" office:value="1.00453967677501" calcext:value-type="float">
            <text:p>1.0045396768</text:p>
          </table:table-cell>
          <table:table-cell table:style-name="ce7" table:formula="of:=[.E35]/[.E37]" office:value-type="float" office:value="1.00420517393033" calcext:value-type="float">
            <text:p>1.0042051739</text:p>
          </table:table-cell>
          <table:table-cell table:style-name="ce7" table:formula="of:=[.F35]/[.F37]" office:value-type="float" office:value="1.00402770774809" calcext:value-type="float">
            <text:p>1.0040277077</text:p>
          </table:table-cell>
          <table:table-cell table:style-name="ce7" table:formula="of:=[.G35]/[.G37]" office:value-type="float" office:value="1.00412335350126" calcext:value-type="float">
            <text:p>1.0041233535</text:p>
          </table:table-cell>
          <table:table-cell table:style-name="ce7" table:formula="of:=[.H35]/[.H37]" office:value-type="float" office:value="1.0042409834303" calcext:value-type="float">
            <text:p>1.0042409834</text:p>
          </table:table-cell>
          <table:table-cell table:style-name="ce7" table:formula="of:=[.I35]/[.I37]" office:value-type="float" office:value="1.00436128556914" calcext:value-type="float">
            <text:p>1.0043612856</text:p>
          </table:table-cell>
          <table:table-cell table:style-name="ce7" table:formula="of:=[.J35]/[.J37]" office:value-type="float" office:value="1.00444800546722" calcext:value-type="float">
            <text:p>1.0044480055</text:p>
          </table:table-cell>
          <table:table-cell table:style-name="ce7" table:formula="of:=[.K35]/[.K37]" office:value-type="float" office:value="1.00414828355979" calcext:value-type="float">
            <text:p>1.0041482836</text:p>
          </table:table-cell>
          <table:table-cell table:style-name="ce7" table:formula="of:=[.L35]/[.L37]" office:value-type="float" office:value="1.00412292111865" calcext:value-type="float">
            <text:p>1.0041229211</text:p>
          </table:table-cell>
          <table:table-cell table:style-name="ce7" table:formula="of:=[.M35]/[.M37]" office:value-type="float" office:value="1.00410229855298" calcext:value-type="float">
            <text:p>1.0041022986</text:p>
          </table:table-cell>
          <table:table-cell table:style-name="ce7" table:formula="of:=[.N35]/[.N37]" office:value-type="float" office:value="1.00381119078539" calcext:value-type="float">
            <text:p>1.0038111908</text:p>
          </table:table-cell>
          <table:table-cell table:style-name="ce7" table:formula="of:=[.O35]/[.O37]" office:value-type="float" office:value="1.00398612649828" calcext:value-type="float">
            <text:p>1.0039861265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8" table:number-columns-repeated="14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rho1</text:p>
          </table:table-cell>
          <table:table-cell table:style-name="ce7" table:formula="of:=(PI()*[.$R$8]/(LN(2)))*(([.B31]+[.B33])/2)*1" office:value-type="float" office:value="24.8531362672763" calcext:value-type="float">
            <text:p>24.8531362673</text:p>
          </table:table-cell>
          <table:table-cell table:style-name="ce7" table:formula="of:=(PI()*[.$R$8]/(LN(2)))*(([.C31]+[.C33])/2)*1" office:value-type="float" office:value="24.9020004446368" calcext:value-type="float">
            <text:p>24.9020004446</text:p>
          </table:table-cell>
          <table:table-cell table:style-name="ce7" table:formula="of:=(PI()*[.$R$8]/(LN(2)))*(([.D31]+[.D33])/2)*1" office:value-type="float" office:value="25.0124923943718" calcext:value-type="float">
            <text:p>25.0124923944</text:p>
          </table:table-cell>
          <table:table-cell table:style-name="ce7" table:formula="of:=(PI()*[.$R$8]/(LN(2)))*(([.E31]+[.E33])/2)*1" office:value-type="float" office:value="25.1287241856514" calcext:value-type="float">
            <text:p>25.1287241857</text:p>
          </table:table-cell>
          <table:table-cell table:style-name="ce7" table:formula="of:=(PI()*[.$R$8]/(LN(2)))*(([.F31]+[.F33])/2)*1" office:value-type="float" office:value="25.220108504981" calcext:value-type="float">
            <text:p>25.220108505</text:p>
          </table:table-cell>
          <table:table-cell table:style-name="ce7" table:formula="of:=(PI()*[.$R$8]/(LN(2)))*(([.G31]+[.G33])/2)*1" office:value-type="float" office:value="25.2808299865852" calcext:value-type="float">
            <text:p>25.2808299866</text:p>
          </table:table-cell>
          <table:table-cell table:style-name="ce7" table:formula="of:=(PI()*[.$R$8]/(LN(2)))*(([.H31]+[.H33])/2)*1" office:value-type="float" office:value="25.3466115916564" calcext:value-type="float">
            <text:p>25.3466115917</text:p>
          </table:table-cell>
          <table:table-cell table:style-name="ce7" table:formula="of:=(PI()*[.$R$8]/(LN(2)))*(([.I31]+[.I33])/2)*1" office:value-type="float" office:value="25.4956964233561" calcext:value-type="float">
            <text:p>25.4956964234</text:p>
          </table:table-cell>
          <table:table-cell table:style-name="ce7" table:formula="of:=(PI()*[.$R$8]/(LN(2)))*(([.J31]+[.J33])/2)*1" office:value-type="float" office:value="25.6997628951154" calcext:value-type="float">
            <text:p>25.6997628951</text:p>
          </table:table-cell>
          <table:table-cell table:style-name="ce7" table:formula="of:=(PI()*[.$R$8]/(LN(2)))*(([.K31]+[.K33])/2)*1" office:value-type="float" office:value="25.8425792156546" calcext:value-type="float">
            <text:p>25.8425792157</text:p>
          </table:table-cell>
          <table:table-cell table:style-name="ce7" table:formula="of:=(PI()*[.$R$8]/(LN(2)))*(([.L31]+[.L33])/2)*1" office:value-type="float" office:value="26.0663575116659" calcext:value-type="float">
            <text:p>26.0663575117</text:p>
          </table:table-cell>
          <table:table-cell table:style-name="ce7" table:formula="of:=(PI()*[.$R$8]/(LN(2)))*(([.M31]+[.M33])/2)*1" office:value-type="float" office:value="26.3109049711613" calcext:value-type="float">
            <text:p>26.3109049712</text:p>
          </table:table-cell>
          <table:table-cell table:style-name="ce7" table:formula="of:=(PI()*[.$R$8]/(LN(2)))*(([.N31]+[.N33])/2)*1" office:value-type="float" office:value="26.7950908151467" calcext:value-type="float">
            <text:p>26.7950908151</text:p>
          </table:table-cell>
          <table:table-cell table:style-name="ce7" table:formula="of:=(PI()*[.$R$8]/(LN(2)))*(([.O31]+[.O33])/2)*1" office:value-type="float" office:value="27.1891007274961" calcext:value-type="float">
            <text:p>27.1891007275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5" office:value-type="string" calcext:value-type="string">
            <text:p>rho2</text:p>
          </table:table-cell>
          <table:table-cell table:style-name="ce7" table:formula="of:=(PI()*[.$R$8]/(LN(2)))*(([.B35]+[.B37])/2)*1" office:value-type="float" office:value="24.8529096945837" calcext:value-type="float">
            <text:p>24.8529096946</text:p>
          </table:table-cell>
          <table:table-cell table:style-name="ce7" table:formula="of:=(PI()*[.$R$8]/(LN(2)))*(([.C35]+[.C37])/2)*1" office:value-type="float" office:value="24.9045682684858" calcext:value-type="float">
            <text:p>24.9045682685</text:p>
          </table:table-cell>
          <table:table-cell table:style-name="ce7" table:formula="of:=(PI()*[.$R$8]/(LN(2)))*(([.D35]+[.D37])/2)*1" office:value-type="float" office:value="25.011359530909" calcext:value-type="float">
            <text:p>25.0113595309</text:p>
          </table:table-cell>
          <table:table-cell table:style-name="ce7" table:formula="of:=(PI()*[.$R$8]/(LN(2)))*(([.E35]+[.E37])/2)*1" office:value-type="float" office:value="25.1246458771854" calcext:value-type="float">
            <text:p>25.1246458772</text:p>
          </table:table-cell>
          <table:table-cell table:style-name="ce7" table:formula="of:=(PI()*[.$R$8]/(LN(2)))*(([.F35]+[.F37])/2)*1" office:value-type="float" office:value="25.2147462845906" calcext:value-type="float">
            <text:p>25.2147462846</text:p>
          </table:table-cell>
          <table:table-cell table:style-name="ce7" table:formula="of:=(PI()*[.$R$8]/(LN(2)))*(([.G35]+[.G37])/2)*1" office:value-type="float" office:value="25.2917810000586" calcext:value-type="float">
            <text:p>25.2917810001</text:p>
          </table:table-cell>
          <table:table-cell table:style-name="ce7" table:formula="of:=(PI()*[.$R$8]/(LN(2)))*(([.H35]+[.H37])/2)*1" office:value-type="float" office:value="25.341249371266" calcext:value-type="float">
            <text:p>25.3412493713</text:p>
          </table:table-cell>
          <table:table-cell table:style-name="ce7" table:formula="of:=(PI()*[.$R$8]/(LN(2)))*(([.I35]+[.I37])/2)*1" office:value-type="float" office:value="25.4767398414126" calcext:value-type="float">
            <text:p>25.4767398414</text:p>
          </table:table-cell>
          <table:table-cell table:style-name="ce7" table:formula="of:=(PI()*[.$R$8]/(LN(2)))*(([.J35]+[.J37])/2)*1" office:value-type="float" office:value="25.6958356351112" calcext:value-type="float">
            <text:p>25.6958356351</text:p>
          </table:table-cell>
          <table:table-cell table:style-name="ce7" table:formula="of:=(PI()*[.$R$8]/(LN(2)))*(([.K35]+[.K37])/2)*1" office:value-type="float" office:value="25.8333652594907" calcext:value-type="float">
            <text:p>25.8333652595</text:p>
          </table:table-cell>
          <table:table-cell table:style-name="ce7" table:formula="of:=(PI()*[.$R$8]/(LN(2)))*(([.L35]+[.L37])/2)*1" office:value-type="float" office:value="26.0653756966649" calcext:value-type="float">
            <text:p>26.0653756967</text:p>
          </table:table-cell>
          <table:table-cell table:style-name="ce7" table:formula="of:=(PI()*[.$R$8]/(LN(2)))*(([.M35]+[.M37])/2)*1" office:value-type="float" office:value="26.3068266626954" calcext:value-type="float">
            <text:p>26.3068266627</text:p>
          </table:table-cell>
          <table:table-cell table:style-name="ce7" table:formula="of:=(PI()*[.$R$8]/(LN(2)))*(([.N35]+[.N37])/2)*1" office:value-type="float" office:value="26.8031719078478" calcext:value-type="float">
            <text:p>26.8031719078</text:p>
          </table:table-cell>
          <table:table-cell table:style-name="ce7" table:formula="of:=(PI()*[.$R$8]/(LN(2)))*(([.O35]+[.O37])/2)*1" office:value-type="float" office:value="27.1858531855696" calcext:value-type="float">
            <text:p>27.1858531856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8" table:number-columns-repeated="14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rho</text:p>
          </table:table-cell>
          <table:table-cell table:style-name="ce7" table:formula="of:=AVERAGE([.B45:.B47])" office:value-type="float" office:value="24.85302298093" calcext:value-type="float">
            <text:p>24.8530229809</text:p>
          </table:table-cell>
          <table:table-cell table:style-name="ce7" table:formula="of:=AVERAGE([.C45:.C47])" office:value-type="float" office:value="24.9032843565613" calcext:value-type="float">
            <text:p>24.9032843566</text:p>
          </table:table-cell>
          <table:table-cell table:style-name="ce7" table:formula="of:=AVERAGE([.D45:.D47])" office:value-type="float" office:value="25.0119259626404" calcext:value-type="float">
            <text:p>25.0119259626</text:p>
          </table:table-cell>
          <table:table-cell table:style-name="ce7" table:formula="of:=AVERAGE([.E45:.E47])" office:value-type="float" office:value="25.1266850314184" calcext:value-type="float">
            <text:p>25.1266850314</text:p>
          </table:table-cell>
          <table:table-cell table:style-name="ce7" table:formula="of:=AVERAGE([.F45:.F47])" office:value-type="float" office:value="25.2174273947858" calcext:value-type="float">
            <text:p>25.2174273948</text:p>
          </table:table-cell>
          <table:table-cell table:style-name="ce7" table:formula="of:=AVERAGE([.G45:.G47])" office:value-type="float" office:value="25.2863054933219" calcext:value-type="float">
            <text:p>25.2863054933</text:p>
          </table:table-cell>
          <table:table-cell table:style-name="ce7" table:formula="of:=AVERAGE([.H45:.H47])" office:value-type="float" office:value="25.3439304814612" calcext:value-type="float">
            <text:p>25.3439304815</text:p>
          </table:table-cell>
          <table:table-cell table:style-name="ce7" table:formula="of:=AVERAGE([.I45:.I47])" office:value-type="float" office:value="25.4862181323844" calcext:value-type="float">
            <text:p>25.4862181324</text:p>
          </table:table-cell>
          <table:table-cell table:style-name="ce7" table:formula="of:=AVERAGE([.J45:.J47])" office:value-type="float" office:value="25.6977992651133" calcext:value-type="float">
            <text:p>25.6977992651</text:p>
          </table:table-cell>
          <table:table-cell table:style-name="ce7" table:formula="of:=AVERAGE([.K45:.K47])" office:value-type="float" office:value="25.8379722375727" calcext:value-type="float">
            <text:p>25.8379722376</text:p>
          </table:table-cell>
          <table:table-cell table:style-name="ce7" table:formula="of:=AVERAGE([.L45:.L47])" office:value-type="float" office:value="26.0658666041654" calcext:value-type="float">
            <text:p>26.0658666042</text:p>
          </table:table-cell>
          <table:table-cell table:style-name="ce7" table:formula="of:=AVERAGE([.M45:.M47])" office:value-type="float" office:value="26.3088658169283" calcext:value-type="float">
            <text:p>26.3088658169</text:p>
          </table:table-cell>
          <table:table-cell table:style-name="ce7" table:formula="of:=AVERAGE([.N45:.N47])" office:value-type="float" office:value="26.7991313614973" calcext:value-type="float">
            <text:p>26.7991313615</text:p>
          </table:table-cell>
          <table:table-cell table:style-name="ce7" table:formula="of:=AVERAGE([.O45:.O47])" office:value-type="float" office:value="27.1874769565329" calcext:value-type="float">
            <text:p>27.1874769565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8" table:number-columns-repeated="14"/>
          <table:table-cell table:number-columns-repeated="1009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5" office:value-type="string" calcext:value-type="string">
            <text:p>R_H1</text:p>
          </table:table-cell>
          <table:table-cell table:style-name="ce7" table:formula="of:=(([.B17]-[.B18])-([.B21]-[.B22]))/(4*1000*[.$R$6]*[.$R$12])" office:value-type="float" office:value="13.2508522450099" calcext:value-type="float">
            <text:p>13.250852245</text:p>
          </table:table-cell>
          <table:table-cell table:style-name="ce7" table:formula="of:=(([.C17]-[.C18])-([.C21]-[.C22]))/(4*1000*[.$R$6]*[.$R$12])" office:value-type="float" office:value="13.2715002893141" calcext:value-type="float">
            <text:p>13.2715002893</text:p>
          </table:table-cell>
          <table:table-cell table:style-name="ce7" table:formula="of:=(([.D17]-[.D18])-([.D21]-[.D22]))/(4*1000*[.$R$6]*[.$R$12])" office:value-type="float" office:value="13.278624468343" calcext:value-type="float">
            <text:p>13.2786244683</text:p>
          </table:table-cell>
          <table:table-cell table:style-name="ce7" table:formula="of:=(([.E17]-[.E18])-([.E21]-[.E22]))/(4*1000*[.$R$6]*[.$R$12])" office:value-type="float" office:value="13.2798319563141" calcext:value-type="float">
            <text:p>13.2798319563</text:p>
          </table:table-cell>
          <table:table-cell table:style-name="ce7" table:formula="of:=(([.F17]-[.F18])-([.F21]-[.F22]))/(4*1000*[.$R$6]*[.$R$12])" office:value-type="float" office:value="13.272587028488" calcext:value-type="float">
            <text:p>13.2725870285</text:p>
          </table:table-cell>
          <table:table-cell table:style-name="ce7" table:formula="of:=(([.G17]-[.G18])-([.G21]-[.G22]))/(4*1000*[.$R$6]*[.$R$12])" office:value-type="float" office:value="13.2731907724735" calcext:value-type="float">
            <text:p>13.2731907725</text:p>
          </table:table-cell>
          <table:table-cell table:style-name="ce7" table:formula="of:=(([.H17]-[.H18])-([.H21]-[.H22]))/(4*1000*[.$R$6]*[.$R$12])" office:value-type="float" office:value="13.2607536463722" calcext:value-type="float">
            <text:p>13.2607536464</text:p>
          </table:table-cell>
          <table:table-cell table:style-name="ce7" table:formula="of:=(([.I17]-[.I18])-([.I21]-[.I22]))/(4*1000*[.$R$6]*[.$R$12])" office:value-type="float" office:value="13.2398641044738" calcext:value-type="float">
            <text:p>13.2398641045</text:p>
          </table:table-cell>
          <table:table-cell table:style-name="ce7" table:formula="of:=(([.J17]-[.J18])-([.J21]-[.J22]))/(4*1000*[.$R$6]*[.$R$12])" office:value-type="float" office:value="13.2048469533147" calcext:value-type="float">
            <text:p>13.2048469533</text:p>
          </table:table-cell>
          <table:table-cell table:style-name="ce7" table:formula="of:=(([.K17]-[.K18])-([.K21]-[.K22]))/(4*1000*[.$R$6]*[.$R$12])" office:value-type="float" office:value="13.181180189083" calcext:value-type="float">
            <text:p>13.1811801891</text:p>
          </table:table-cell>
          <table:table-cell table:style-name="ce7" table:formula="of:=(([.L17]-[.L18])-([.L21]-[.L22]))/(4*1000*[.$R$6]*[.$R$12])" office:value-type="float" office:value="13.1548569513151" calcext:value-type="float">
            <text:p>13.1548569513</text:p>
          </table:table-cell>
          <table:table-cell table:style-name="ce7" table:formula="of:=(([.M17]-[.M18])-([.M21]-[.M22]))/(4*1000*[.$R$6]*[.$R$12])" office:value-type="float" office:value="13.1244282544457" calcext:value-type="float">
            <text:p>13.1244282544</text:p>
          </table:table-cell>
          <table:table-cell table:style-name="ce7" table:formula="of:=(([.N17]-[.N18])-([.N21]-[.N22]))/(4*1000*[.$R$6]*[.$R$12])" office:value-type="float" office:value="13.034591149403" calcext:value-type="float">
            <text:p>13.0345911494</text:p>
          </table:table-cell>
          <table:table-cell table:style-name="ce7" table:formula="of:=(([.O17]-[.O18])-([.O21]-[.O22]))/(4*1000*[.$R$6]*[.$R$12])" office:value-type="float" office:value="12.9590024024181" calcext:value-type="float">
            <text:p>12.9590024024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5" office:value-type="string" calcext:value-type="string">
            <text:p>R_H2</text:p>
          </table:table-cell>
          <table:table-cell table:style-name="ce7" table:formula="of:=(([.B19]-[.B20])-([.B23]-[.B24]))/(4*1000*[.$R$6]*[.$R$12])" office:value-type="float" office:value="13.2564066896766" calcext:value-type="float">
            <text:p>13.2564066897</text:p>
          </table:table-cell>
          <table:table-cell table:style-name="ce7" table:formula="of:=(([.C19]-[.C20])-([.C23]-[.C24]))/(4*1000*[.$R$6]*[.$R$12])" office:value-type="float" office:value="13.2746397580387" calcext:value-type="float">
            <text:p>13.274639758</text:p>
          </table:table-cell>
          <table:table-cell table:style-name="ce7" table:formula="of:=(([.D19]-[.D20])-([.D23]-[.D24]))/(4*1000*[.$R$6]*[.$R$12])" office:value-type="float" office:value="13.2789867147343" calcext:value-type="float">
            <text:p>13.2789867147</text:p>
          </table:table-cell>
          <table:table-cell table:style-name="ce7" table:formula="of:=(([.E19]-[.E20])-([.E23]-[.E24]))/(4*1000*[.$R$6]*[.$R$12])" office:value-type="float" office:value="13.2800734539083" calcext:value-type="float">
            <text:p>13.2800734539</text:p>
          </table:table-cell>
          <table:table-cell table:style-name="ce7" table:formula="of:=(([.F19]-[.F20])-([.F23]-[.F24]))/(4*1000*[.$R$6]*[.$R$12])" office:value-type="float" office:value="13.2707757965315" calcext:value-type="float">
            <text:p>13.2707757965</text:p>
          </table:table-cell>
          <table:table-cell table:style-name="ce7" table:formula="of:=(([.G19]-[.G20])-([.G23]-[.G24]))/(4*1000*[.$R$6]*[.$R$12])" office:value-type="float" office:value="13.2704135501402" calcext:value-type="float">
            <text:p>13.2704135501</text:p>
          </table:table-cell>
          <table:table-cell table:style-name="ce7" table:formula="of:=(([.H19]-[.H20])-([.H23]-[.H24]))/(4*1000*[.$R$6]*[.$R$12])" office:value-type="float" office:value="13.2578556752418" calcext:value-type="float">
            <text:p>13.2578556752</text:p>
          </table:table-cell>
          <table:table-cell table:style-name="ce7" table:formula="of:=(([.I19]-[.I20])-([.I23]-[.I24]))/(4*1000*[.$R$6]*[.$R$12])" office:value-type="float" office:value="13.2366038869521" calcext:value-type="float">
            <text:p>13.236603887</text:p>
          </table:table-cell>
          <table:table-cell table:style-name="ce7" table:formula="of:=(([.J19]-[.J20])-([.J23]-[.J24]))/(4*1000*[.$R$6]*[.$R$12])" office:value-type="float" office:value="13.200499996619" calcext:value-type="float">
            <text:p>13.2004999966</text:p>
          </table:table-cell>
          <table:table-cell table:style-name="ce7" table:formula="of:=(([.K19]-[.K20])-([.K23]-[.K24]))/(4*1000*[.$R$6]*[.$R$12])" office:value-type="float" office:value="13.1756257444163" calcext:value-type="float">
            <text:p>13.1756257444</text:p>
          </table:table-cell>
          <table:table-cell table:style-name="ce7" table:formula="of:=(([.L19]-[.L20])-([.L23]-[.L24]))/(4*1000*[.$R$6]*[.$R$12])" office:value-type="float" office:value="13.150026999431" calcext:value-type="float">
            <text:p>13.1500269994</text:p>
          </table:table-cell>
          <table:table-cell table:style-name="ce7" table:formula="of:=(([.M19]-[.M20])-([.M23]-[.M24]))/(4*1000*[.$R$6]*[.$R$12])" office:value-type="float" office:value="13.1195983025617" calcext:value-type="float">
            <text:p>13.1195983026</text:p>
          </table:table-cell>
          <table:table-cell table:style-name="ce7" table:formula="of:=(([.N19]-[.N20])-([.N23]-[.N24]))/(4*1000*[.$R$6]*[.$R$12])" office:value-type="float" office:value="13.0275877191711" calcext:value-type="float">
            <text:p>13.0275877192</text:p>
          </table:table-cell>
          <table:table-cell table:style-name="ce7" table:formula="of:=(([.O19]-[.O20])-([.O23]-[.O24]))/(4*1000*[.$R$6]*[.$R$12])" office:value-type="float" office:value="12.9521197209833" calcext:value-type="float">
            <text:p>12.952119721</text:p>
          </table:table-cell>
          <table:table-cell table:number-columns-repeated="1009"/>
        </table:table-row>
        <table:table-row table:style-name="ro1">
          <table:table-cell/>
          <table:table-cell table:style-name="ce8" table:number-columns-repeated="14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R_H</text:p>
          </table:table-cell>
          <table:table-cell table:style-name="ce7" table:formula="of:=AVERAGE([.B55:.B57])" office:value-type="float" office:value="13.2536294673432" calcext:value-type="float">
            <text:p>13.2536294673</text:p>
          </table:table-cell>
          <table:table-cell table:style-name="ce7" table:formula="of:=AVERAGE([.C55:.C57])" office:value-type="float" office:value="13.2730700236764" calcext:value-type="float">
            <text:p>13.2730700237</text:p>
          </table:table-cell>
          <table:table-cell table:style-name="ce7" table:formula="of:=AVERAGE([.D55:.D57])" office:value-type="float" office:value="13.2788055915387" calcext:value-type="float">
            <text:p>13.2788055915</text:p>
          </table:table-cell>
          <table:table-cell table:style-name="ce7" table:formula="of:=AVERAGE([.E55:.E57])" office:value-type="float" office:value="13.2799527051112" calcext:value-type="float">
            <text:p>13.2799527051</text:p>
          </table:table-cell>
          <table:table-cell table:style-name="ce7" table:formula="of:=AVERAGE([.F55:.F57])" office:value-type="float" office:value="13.2716814125098" calcext:value-type="float">
            <text:p>13.2716814125</text:p>
          </table:table-cell>
          <table:table-cell table:style-name="ce7" table:formula="of:=AVERAGE([.G55:.G57])" office:value-type="float" office:value="13.2718021613069" calcext:value-type="float">
            <text:p>13.2718021613</text:p>
          </table:table-cell>
          <table:table-cell table:style-name="ce7" table:formula="of:=AVERAGE([.H55:.H57])" office:value-type="float" office:value="13.259304660807" calcext:value-type="float">
            <text:p>13.2593046608</text:p>
          </table:table-cell>
          <table:table-cell table:style-name="ce7" table:formula="of:=AVERAGE([.I55:.I57])" office:value-type="float" office:value="13.2382339957129" calcext:value-type="float">
            <text:p>13.2382339957</text:p>
          </table:table-cell>
          <table:table-cell table:style-name="ce7" table:formula="of:=AVERAGE([.J55:.J57])" office:value-type="float" office:value="13.2026734749668" calcext:value-type="float">
            <text:p>13.202673475</text:p>
          </table:table-cell>
          <table:table-cell table:style-name="ce7" table:formula="of:=AVERAGE([.K55:.K57])" office:value-type="float" office:value="13.1784029667496" calcext:value-type="float">
            <text:p>13.1784029667</text:p>
          </table:table-cell>
          <table:table-cell table:style-name="ce7" table:formula="of:=AVERAGE([.L55:.L57])" office:value-type="float" office:value="13.152441975373" calcext:value-type="float">
            <text:p>13.1524419754</text:p>
          </table:table-cell>
          <table:table-cell table:style-name="ce7" table:formula="of:=AVERAGE([.M55:.M57])" office:value-type="float" office:value="13.1220132785037" calcext:value-type="float">
            <text:p>13.1220132785</text:p>
          </table:table-cell>
          <table:table-cell table:style-name="ce7" table:formula="of:=AVERAGE([.N55:.N57])" office:value-type="float" office:value="13.0310894342871" calcext:value-type="float">
            <text:p>13.0310894343</text:p>
          </table:table-cell>
          <table:table-cell table:style-name="ce7" table:formula="of:=AVERAGE([.O55:.O57])" office:value-type="float" office:value="12.9555610617007" calcext:value-type="float">
            <text:p>12.9555610617</text:p>
          </table:table-cell>
          <table:table-cell>
            <draw:frame table:end-cell-address="'Tag 2'.AE77" table:end-x="0.2917in" table:end-y="0.1988in" draw:z-index="0" draw:name="Chart 1" draw:style-name="gr1" draw:text-style-name="P1" svg:width="12.6835in" svg:height="3.7236in" svg:x="0.2976in" svg:y="0.0169in">
              <draw:object draw:notify-on-update-of-ranges="'Tag 2'.B65:'Tag 2'.O65 'Tag 2'.B28:'Tag 2'.O28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08"/>
        </table:table-row>
        <table:table-row table:style-name="ro1">
          <table:table-cell/>
          <table:table-cell table:style-name="ce8" table:number-columns-repeated="14"/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5" office:value-type="string" calcext:value-type="string">
            <text:p>rho</text:p>
          </table:table-cell>
          <table:table-cell table:style-name="ce7" table:formula="of:=[.B50]" office:value-type="float" office:value="24.85302298093" calcext:value-type="float">
            <text:p>24.8530229809</text:p>
          </table:table-cell>
          <table:table-cell table:style-name="ce7" table:formula="of:=[.C50]" office:value-type="float" office:value="24.9032843565613" calcext:value-type="float">
            <text:p>24.9032843566</text:p>
          </table:table-cell>
          <table:table-cell table:style-name="ce7" table:formula="of:=[.D50]" office:value-type="float" office:value="25.0119259626404" calcext:value-type="float">
            <text:p>25.0119259626</text:p>
          </table:table-cell>
          <table:table-cell table:style-name="ce7" table:formula="of:=[.E50]" office:value-type="float" office:value="25.1266850314184" calcext:value-type="float">
            <text:p>25.1266850314</text:p>
          </table:table-cell>
          <table:table-cell table:style-name="ce7" table:formula="of:=[.F50]" office:value-type="float" office:value="25.2174273947858" calcext:value-type="float">
            <text:p>25.2174273948</text:p>
          </table:table-cell>
          <table:table-cell table:style-name="ce7" table:formula="of:=[.G50]" office:value-type="float" office:value="25.2863054933219" calcext:value-type="float">
            <text:p>25.2863054933</text:p>
          </table:table-cell>
          <table:table-cell table:style-name="ce7" table:formula="of:=[.H50]" office:value-type="float" office:value="25.3439304814612" calcext:value-type="float">
            <text:p>25.3439304815</text:p>
          </table:table-cell>
          <table:table-cell table:style-name="ce7" table:formula="of:=[.I50]" office:value-type="float" office:value="25.4862181323844" calcext:value-type="float">
            <text:p>25.4862181324</text:p>
          </table:table-cell>
          <table:table-cell table:style-name="ce7" table:formula="of:=[.J50]" office:value-type="float" office:value="25.6977992651133" calcext:value-type="float">
            <text:p>25.6977992651</text:p>
          </table:table-cell>
          <table:table-cell table:style-name="ce7" table:formula="of:=[.K50]" office:value-type="float" office:value="25.8379722375727" calcext:value-type="float">
            <text:p>25.8379722376</text:p>
          </table:table-cell>
          <table:table-cell table:style-name="ce7" table:formula="of:=[.L50]" office:value-type="float" office:value="26.0658666041654" calcext:value-type="float">
            <text:p>26.0658666042</text:p>
          </table:table-cell>
          <table:table-cell table:style-name="ce7" table:formula="of:=[.M50]" office:value-type="float" office:value="26.3088658169283" calcext:value-type="float">
            <text:p>26.3088658169</text:p>
          </table:table-cell>
          <table:table-cell table:style-name="ce7" table:formula="of:=[.N50]" office:value-type="float" office:value="26.7991313614973" calcext:value-type="float">
            <text:p>26.7991313615</text:p>
          </table:table-cell>
          <table:table-cell table:style-name="ce7" table:formula="of:=[.O50]" office:value-type="float" office:value="27.1874769565329" calcext:value-type="float">
            <text:p>27.1874769565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5" office:value-type="string" calcext:value-type="string">
            <text:p>sigma</text:p>
          </table:table-cell>
          <table:table-cell table:style-name="ce7" table:formula="of:=1/[.B63]" office:value-type="float" office:value="0.0402365539502905" calcext:value-type="float">
            <text:p>0.040236554</text:p>
          </table:table-cell>
          <table:table-cell table:style-name="ce7" table:formula="of:=1/[.C63]" office:value-type="float" office:value="0.0401553460050553" calcext:value-type="float">
            <text:p>0.040155346</text:p>
          </table:table-cell>
          <table:table-cell table:style-name="ce7" table:formula="of:=1/[.D63]" office:value-type="float" office:value="0.0399809275580646" calcext:value-type="float">
            <text:p>0.0399809276</text:p>
          </table:table-cell>
          <table:table-cell table:style-name="ce7" table:formula="of:=1/[.E63]" office:value-type="float" office:value="0.0397983259132512" calcext:value-type="float">
            <text:p>0.0397983259</text:p>
          </table:table-cell>
          <table:table-cell table:style-name="ce7" table:formula="of:=1/[.F63]" office:value-type="float" office:value="0.0396551156604804" calcext:value-type="float">
            <text:p>0.0396551157</text:p>
          </table:table-cell>
          <table:table-cell table:style-name="ce7" table:formula="of:=1/[.G63]" office:value-type="float" office:value="0.0395470979445415" calcext:value-type="float">
            <text:p>0.0395470979</text:p>
          </table:table-cell>
          <table:table-cell table:style-name="ce7" table:formula="of:=1/[.H63]" office:value-type="float" office:value="0.0394571789380298" calcext:value-type="float">
            <text:p>0.0394571789</text:p>
          </table:table-cell>
          <table:table-cell table:style-name="ce7" table:formula="of:=1/[.I63]" office:value-type="float" office:value="0.0392368924571566" calcext:value-type="float">
            <text:p>0.0392368925</text:p>
          </table:table-cell>
          <table:table-cell table:style-name="ce7" table:formula="of:=1/[.J63]" office:value-type="float" office:value="0.0389138380949833" calcext:value-type="float">
            <text:p>0.0389138381</text:p>
          </table:table-cell>
          <table:table-cell table:style-name="ce7" table:formula="of:=1/[.K63]" office:value-type="float" office:value="0.0387027275517324" calcext:value-type="float">
            <text:p>0.0387027276</text:p>
          </table:table-cell>
          <table:table-cell table:style-name="ce7" table:formula="of:=1/[.L63]" office:value-type="float" office:value="0.0383643488699584" calcext:value-type="float">
            <text:p>0.0383643489</text:p>
          </table:table-cell>
          <table:table-cell table:style-name="ce7" table:formula="of:=1/[.M63]" office:value-type="float" office:value="0.038010000391448" calcext:value-type="float">
            <text:p>0.0380100004</text:p>
          </table:table-cell>
          <table:table-cell table:style-name="ce7" table:formula="of:=1/[.N63]" office:value-type="float" office:value="0.0373146422736938" calcext:value-type="float">
            <text:p>0.0373146423</text:p>
          </table:table-cell>
          <table:table-cell table:style-name="ce7" table:formula="of:=1/[.O63]" office:value-type="float" office:value="0.0367816403706307" calcext:value-type="float">
            <text:p>0.0367816404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5" office:value-type="string" calcext:value-type="string">
            <text:p>R_HS</text:p>
          </table:table-cell>
          <table:table-cell table:style-name="ce7" table:formula="of:=[.B60]" office:value-type="float" office:value="13.2536294673432" calcext:value-type="float">
            <text:p>13.2536294673</text:p>
          </table:table-cell>
          <table:table-cell table:style-name="ce7" table:formula="of:=[.C60]" office:value-type="float" office:value="13.2730700236764" calcext:value-type="float">
            <text:p>13.2730700237</text:p>
          </table:table-cell>
          <table:table-cell table:style-name="ce7" table:formula="of:=[.D60]" office:value-type="float" office:value="13.2788055915387" calcext:value-type="float">
            <text:p>13.2788055915</text:p>
          </table:table-cell>
          <table:table-cell table:style-name="ce7" table:formula="of:=[.E60]" office:value-type="float" office:value="13.2799527051112" calcext:value-type="float">
            <text:p>13.2799527051</text:p>
          </table:table-cell>
          <table:table-cell table:style-name="ce7" table:formula="of:=[.F60]" office:value-type="float" office:value="13.2716814125098" calcext:value-type="float">
            <text:p>13.2716814125</text:p>
          </table:table-cell>
          <table:table-cell table:style-name="ce7" table:formula="of:=[.G60]" office:value-type="float" office:value="13.2718021613069" calcext:value-type="float">
            <text:p>13.2718021613</text:p>
          </table:table-cell>
          <table:table-cell table:style-name="ce7" table:formula="of:=[.H60]" office:value-type="float" office:value="13.259304660807" calcext:value-type="float">
            <text:p>13.2593046608</text:p>
          </table:table-cell>
          <table:table-cell table:style-name="ce7" table:formula="of:=[.I60]" office:value-type="float" office:value="13.2382339957129" calcext:value-type="float">
            <text:p>13.2382339957</text:p>
          </table:table-cell>
          <table:table-cell table:style-name="ce7" table:formula="of:=[.J60]" office:value-type="float" office:value="13.2026734749668" calcext:value-type="float">
            <text:p>13.202673475</text:p>
          </table:table-cell>
          <table:table-cell table:style-name="ce7" table:formula="of:=[.K60]" office:value-type="float" office:value="13.1784029667496" calcext:value-type="float">
            <text:p>13.1784029667</text:p>
          </table:table-cell>
          <table:table-cell table:style-name="ce7" table:formula="of:=[.L60]" office:value-type="float" office:value="13.152441975373" calcext:value-type="float">
            <text:p>13.1524419754</text:p>
          </table:table-cell>
          <table:table-cell table:style-name="ce7" table:formula="of:=[.M60]" office:value-type="float" office:value="13.1220132785037" calcext:value-type="float">
            <text:p>13.1220132785</text:p>
          </table:table-cell>
          <table:table-cell table:style-name="ce7" table:formula="of:=[.N60]" office:value-type="float" office:value="13.0310894342871" calcext:value-type="float">
            <text:p>13.0310894343</text:p>
          </table:table-cell>
          <table:table-cell table:style-name="ce7" table:formula="of:=[.O60]" office:value-type="float" office:value="12.9555610617007" calcext:value-type="float">
            <text:p>12.9555610617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5" office:value-type="string" calcext:value-type="string">
            <text:p>mu_HS</text:p>
          </table:table-cell>
          <table:table-cell table:style-name="ce7" table:formula="of:=ABS([.B67]/[.B63])" office:value-type="float" office:value="0.533280377099917" calcext:value-type="float">
            <text:p>0.5332803771</text:p>
          </table:table-cell>
          <table:table-cell table:style-name="ce7" table:formula="of:=ABS([.C67]/[.C63])" office:value-type="float" office:value="0.532984719350054" calcext:value-type="float">
            <text:p>0.5329847194</text:p>
          </table:table-cell>
          <table:table-cell table:style-name="ce7" table:formula="of:=ABS([.D67]/[.D63])" office:value-type="float" office:value="0.530898964412931" calcext:value-type="float">
            <text:p>0.5308989644</text:p>
          </table:table-cell>
          <table:table-cell table:style-name="ce7" table:formula="of:=ABS([.E67]/[.E63])" office:value-type="float" office:value="0.528519885870575" calcext:value-type="float">
            <text:p>0.5285198859</text:p>
          </table:table-cell>
          <table:table-cell table:style-name="ce7" table:formula="of:=ABS([.F67]/[.F63])" office:value-type="float" office:value="0.526290061422123" calcext:value-type="float">
            <text:p>0.5262900614</text:p>
          </table:table-cell>
          <table:table-cell table:style-name="ce7" table:formula="of:=ABS([.G67]/[.G63])" office:value-type="float" office:value="0.524861259973781" calcext:value-type="float">
            <text:p>0.52486126</text:p>
          </table:table-cell>
          <table:table-cell table:style-name="ce7" table:formula="of:=ABS([.H67]/[.H63])" office:value-type="float" office:value="0.523174756595312" calcext:value-type="float">
            <text:p>0.5231747566</text:p>
          </table:table-cell>
          <table:table-cell table:style-name="ce7" table:formula="of:=ABS([.I67]/[.I63])" office:value-type="float" office:value="0.519427163612463" calcext:value-type="float">
            <text:p>0.5194271636</text:p>
          </table:table-cell>
          <table:table-cell table:style-name="ce7" table:formula="of:=ABS([.J67]/[.J63])" office:value-type="float" office:value="0.51376669802579" calcext:value-type="float">
            <text:p>0.513766698</text:p>
          </table:table-cell>
          <table:table-cell table:style-name="ce7" table:formula="of:=ABS([.K67]/[.K63])" office:value-type="float" office:value="0.510040139589053" calcext:value-type="float">
            <text:p>0.5100401396</text:p>
          </table:table-cell>
          <table:table-cell table:style-name="ce7" table:formula="of:=ABS([.L67]/[.L63])" office:value-type="float" office:value="0.504584872435096" calcext:value-type="float">
            <text:p>0.5045848724</text:p>
          </table:table-cell>
          <table:table-cell table:style-name="ce7" table:formula="of:=ABS([.M67]/[.M63])" office:value-type="float" office:value="0.498767729852513" calcext:value-type="float">
            <text:p>0.4987677299</text:p>
          </table:table-cell>
          <table:table-cell table:style-name="ce7" table:formula="of:=ABS([.N67]/[.N63])" office:value-type="float" office:value="0.486250440676933" calcext:value-type="float">
            <text:p>0.4862504407</text:p>
          </table:table-cell>
          <table:table-cell table:style-name="ce7" table:formula="of:=ABS([.O67]/[.O63])" office:value-type="float" office:value="0.476526787771221" calcext:value-type="float">
            <text:p>0.4765267878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8" table:number-columns-repeated="14"/>
          <table:table-cell table:number-columns-repeated="1009"/>
        </table:table-row>
        <table:table-row table:style-name="ro1">
          <table:table-cell table:style-name="ce5" office:value-type="string" calcext:value-type="string">
            <text:p>p_S</text:p>
          </table:table-cell>
          <table:table-cell table:style-name="ce7" table:formula="of:=1/([.$R$14]*[.B67])" office:value-type="float" office:value="4.70980214801832E+017" calcext:value-type="float">
            <text:p>470980214801832000</text:p>
          </table:table-cell>
          <table:table-cell table:style-name="ce7" table:formula="of:=1/([.$R$14]*[.C67])" office:value-type="float" office:value="4.70290388154241E+017" calcext:value-type="float">
            <text:p>470290388154241000</text:p>
          </table:table-cell>
          <table:table-cell table:style-name="ce7" table:formula="of:=1/([.$R$14]*[.D67])" office:value-type="float" office:value="4.70087253736945E+017" calcext:value-type="float">
            <text:p>470087253736945000</text:p>
          </table:table-cell>
          <table:table-cell table:style-name="ce7" table:formula="of:=1/([.$R$14]*[.E67])" office:value-type="float" office:value="4.70046647909426E+017" calcext:value-type="float">
            <text:p>470046647909426000</text:p>
          </table:table-cell>
          <table:table-cell table:style-name="ce7" table:formula="of:=1/([.$R$14]*[.F67])" office:value-type="float" office:value="4.70339594465353E+017" calcext:value-type="float">
            <text:p>470339594465353000</text:p>
          </table:table-cell>
          <table:table-cell table:style-name="ce7" table:formula="of:=1/([.$R$14]*[.G67])" office:value-type="float" office:value="4.70335315246934E+017" calcext:value-type="float">
            <text:p>470335315246934000</text:p>
          </table:table-cell>
          <table:table-cell table:style-name="ce7" table:formula="of:=1/([.$R$14]*[.H67])" office:value-type="float" office:value="4.70778627772575E+017" calcext:value-type="float">
            <text:p>470778627772575000</text:p>
          </table:table-cell>
          <table:table-cell table:style-name="ce7" table:formula="of:=1/([.$R$14]*[.I67])" office:value-type="float" office:value="4.71527943640721E+017" calcext:value-type="float">
            <text:p>471527943640721000</text:p>
          </table:table-cell>
          <table:table-cell table:style-name="ce7" table:formula="of:=1/([.$R$14]*[.J67])" office:value-type="float" office:value="4.72797972718846E+017" calcext:value-type="float">
            <text:p>472797972718846000</text:p>
          </table:table-cell>
          <table:table-cell table:style-name="ce7" table:formula="of:=1/([.$R$14]*[.K67])" office:value-type="float" office:value="4.73668719129538E+017" calcext:value-type="float">
            <text:p>473668719129538000</text:p>
          </table:table-cell>
          <table:table-cell table:style-name="ce7" table:formula="of:=1/([.$R$14]*[.L67])" office:value-type="float" office:value="4.746036717076E+017" calcext:value-type="float">
            <text:p>474603671707600000</text:p>
          </table:table-cell>
          <table:table-cell table:style-name="ce7" table:formula="of:=1/([.$R$14]*[.M67])" office:value-type="float" office:value="4.75704232342081E+017" calcext:value-type="float">
            <text:p>475704232342081000</text:p>
          </table:table-cell>
          <table:table-cell table:style-name="ce7" table:formula="of:=1/([.$R$14]*[.N67])" office:value-type="float" office:value="4.7902343736579E+017" calcext:value-type="float">
            <text:p>479023437365790000</text:p>
          </table:table-cell>
          <table:table-cell table:style-name="ce7" table:formula="of:=1/([.$R$14]*[.O67])" office:value-type="float" office:value="4.81816049780077E+017" calcext:value-type="float">
            <text:p>481816049780077000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7" table:formula="of:=LN([.B71]/10^17)" office:value-type="float" office:value="1.54964590035585" calcext:value-type="float">
            <text:p>1.5496459004</text:p>
          </table:table-cell>
          <table:table-cell table:style-name="ce7" table:formula="of:=LN([.C71]/10^17)" office:value-type="float" office:value="1.54818016506374" calcext:value-type="float">
            <text:p>1.5481801651</text:p>
          </table:table-cell>
          <table:table-cell table:style-name="ce7" table:formula="of:=LN([.D71]/10^17)" office:value-type="float" office:value="1.5477481377347" calcext:value-type="float">
            <text:p>1.5477481377</text:p>
          </table:table-cell>
          <table:table-cell table:style-name="ce7" table:formula="of:=LN([.E71]/10^17)" office:value-type="float" office:value="1.54766175466209" calcext:value-type="float">
            <text:p>1.5476617547</text:p>
          </table:table-cell>
          <table:table-cell table:style-name="ce7" table:formula="of:=LN([.F71]/10^17)" office:value-type="float" office:value="1.54828478922428" calcext:value-type="float">
            <text:p>1.5482847892</text:p>
          </table:table-cell>
          <table:table-cell table:style-name="ce7" table:formula="of:=LN([.G71]/10^17)" office:value-type="float" office:value="1.54827569103664" calcext:value-type="float">
            <text:p>1.548275691</text:p>
          </table:table-cell>
          <table:table-cell table:style-name="ce7" table:formula="of:=LN([.H71]/10^17)" office:value-type="float" office:value="1.54921779281234" calcext:value-type="float">
            <text:p>1.5492177928</text:p>
          </table:table-cell>
          <table:table-cell table:style-name="ce7" table:formula="of:=LN([.I71]/10^17)" office:value-type="float" office:value="1.5508081797391" calcext:value-type="float">
            <text:p>1.5508081797</text:p>
          </table:table-cell>
          <table:table-cell table:style-name="ce7" table:formula="of:=LN([.J71]/10^17)" office:value-type="float" office:value="1.55349799227491" calcext:value-type="float">
            <text:p>1.5534979923</text:p>
          </table:table-cell>
          <table:table-cell table:style-name="ce7" table:formula="of:=LN([.K71]/10^17)" office:value-type="float" office:value="1.55533798656917" calcext:value-type="float">
            <text:p>1.5553379866</text:p>
          </table:table-cell>
          <table:table-cell table:style-name="ce7" table:formula="of:=LN([.L71]/10^17)" office:value-type="float" office:value="1.55730989440927" calcext:value-type="float">
            <text:p>1.5573098944</text:p>
          </table:table-cell>
          <table:table-cell table:style-name="ce7" table:formula="of:=LN([.M71]/10^17)" office:value-type="float" office:value="1.55962611449293" calcext:value-type="float">
            <text:p>1.5596261145</text:p>
          </table:table-cell>
          <table:table-cell table:style-name="ce7" table:formula="of:=LN([.N71]/10^17)" office:value-type="float" office:value="1.56657934000824" calcext:value-type="float">
            <text:p>1.56657934</text:p>
          </table:table-cell>
          <table:table-cell table:style-name="ce7" table:formula="of:=LN([.O71]/10^17)" office:value-type="float" office:value="1.57239221575921" calcext:value-type="float">
            <text:p>1.5723922158</text:p>
          </table:table-cell>
          <table:table-cell table:number-columns-repeated="1009"/>
        </table:table-row>
        <table:table-row table:style-name="ro1">
          <table:table-cell table:style-name="ce5"/>
          <table:table-cell table:style-name="ce8" table:number-columns-repeated="14"/>
          <table:table-cell table:number-columns-repeated="1009"/>
        </table:table-row>
        <table:table-row table:style-name="ro1" table:number-rows-repeated="104850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number-style style:name="N124">
      <number:scientific-number number:decimal-places="4" number:min-integer-digits="1" number:min-exponent-digits="2"/>
    </number:number-style>
    <number:number-style style:name="N125">
      <number:scientific-number number:decimal-places="1" number:min-integer-digits="1" number:min-exponent-digits="2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text> </number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number:text> </number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number:text> </number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number:text> </number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number:text> </number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number:text> </number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Droid Sans Fallback" style:font-family-asian="'Droid Sans Fallback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Heading_20_4" style:display-name="Excel Built-in Heading 4" style:family="table-cell" style:parent-style-name="Default">
      <style:text-properties fo:color="#1f497d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Explanatory_20_Text" style:display-name="Excel Built-in Explanatory Text" style:family="table-cell" style:parent-style-name="Default">
      <style:text-properties fo:color="#7f7f7f" style:text-outline="false" style:text-line-through-style="none" style:text-line-through-type="none" style:font-name="Calibri" fo:font-family="Calibri" style:font-family-generic="swiss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size-complex="11pt" style:font-style-complex="italic" style:font-weight-complex="normal"/>
    </style:style>
    <style:style style:name="Excel_20_Built-in_20_Input" style:display-name="Excel Built-in Input" style:family="table-cell" style:parent-style-name="Default">
      <style:table-cell-properties fo:background-color="#ffcc99" style:diagonal-bl-tr="none" style:diagonal-tl-br="none" fo:border="0.74pt solid #7f7f7f"/>
      <style:text-properties fo:color="#3f3f7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  <style:style style:name="Excel_20_Built-in_20_Calculation" style:display-name="Excel Built-in Calculation" style:family="table-cell" style:parent-style-name="Default">
      <style:table-cell-properties fo:background-color="#f2f2f2" style:diagonal-bl-tr="none" style:diagonal-tl-br="none" fo:border="0.74pt solid #7f7f7f"/>
      <style:text-properties fo:color="#fa7d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size-complex="11pt" style:font-style-complex="normal" style:font-weight-complex="bold"/>
    </style:style>
    <style:style style:name="Excel_20_Built-in_20_Bad" style:display-name="Excel Built-in Bad" style:family="table-cell" style:parent-style-name="Default">
      <style:table-cell-properties fo:background-color="#ffc7ce"/>
      <style:text-properties fo:color="#9c0006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g_20_1_20_probe_20_1" style:display-name="PageStyle_Tag 1 probe 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ag_20_1_20_probe_20_2" style:display-name="PageStyle_Tag 1 probe 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ag_20_2" style:display-name="PageStyle_Tag 2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ustomer</meta:initial-creator>
    <meta:creation-date>2014-12-04T14:21:10</meta:creation-date>
    <dc:date>2014-12-13T14:38:00.809115276</dc:date>
    <meta:editing-duration>P0D</meta:editing-duration>
    <meta:generator>LibreOffice/4.2.7.2$Linux_X86_64 LibreOffice_project/420m0$Build-2</meta:generator>
    <meta:document-statistic meta:table-count="3" meta:cell-count="1506" meta:object-count="3"/>
    <meta:user-defined meta:name="AppVersion">14.0300</meta:user-defined>
    <meta:user-defined meta:name="Company">MyCompany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named-symbol" chart:symbol-name="diamond" chart:symbol-width="0.106cm" chart:symbol-height="0.106cm" chart:link-data-style-to-source="tru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32.217cm" svg:height="9.459cm" xlink:href=".." xlink:type="simple" chart:class="chart:scatter" chart:style-name="ch1">
        <chart:title svg:x="11.496cm" svg:y="0.324cm" chart:style-name="ch2">
          <text:p>leitfähigkeit - temperatur</text:p>
        </chart:title>
        <chart:plot-area chart:style-name="ch3" table:cell-range-address="'Tag 2'.B28:'Tag 2'.O28 'Tag 2'.B65:'Tag 2'.O65" chart:data-source-has-labels="row" svg:x="0.644cm" svg:y="1.664cm" svg:width="30.929cm" svg:height="7.606cm">
          <chartooo:coordinate-region svg:x="1.848cm" svg:y="1.89cm" svg:width="29.247cm" svg:height="6.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ag 2'.B65:'Tag 2'.O65" chart:label-cell-address="&quot;leitfähigkeit - temperatur&quot;" chart:class="chart:scatter">
            <chart:domain table:cell-range-address="'Tag 2'.B28:'Tag 2'.O28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28</text:p>
              </table:table-cell>
              <table:table-cell office:value-type="string">
                <text:p>leitfähigkeit - temperatu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47819660014782">
                <text:p>0.0147819660014782</text:p>
                <draw:g>
                  <svg:desc>'Tag 2'.B28:'Tag 2'.O28</svg:desc>
                </draw:g>
              </table:table-cell>
              <table:table-cell office:value-type="float" office:value="0.0402365539502905">
                <text:p>0.0402365539502905</text:p>
                <draw:g>
                  <svg:desc>'Tag 2'.B65:'Tag 2'.O6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28783000643915">
                <text:p>0.0128783000643915</text:p>
              </table:table-cell>
              <table:table-cell office:value-type="float" office:value="0.0401553460050553">
                <text:p>0.040155346005055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10926234054354">
                <text:p>0.0110926234054354</text:p>
              </table:table-cell>
              <table:table-cell office:value-type="float" office:value="0.0399809275580646">
                <text:p>0.03998092755806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93541977148535">
                <text:p>0.00993541977148535</text:p>
              </table:table-cell>
              <table:table-cell office:value-type="float" office:value="0.0397983259132512">
                <text:p>0.03979832591325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95656068069861">
                <text:p>0.00895656068069861</text:p>
              </table:table-cell>
              <table:table-cell office:value-type="float" office:value="0.0396551156604804">
                <text:p>0.03965511566048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825423029302518">
                <text:p>0.00825423029302518</text:p>
              </table:table-cell>
              <table:table-cell office:value-type="float" office:value="0.0395470979445415">
                <text:p>0.039547097944541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51032669921142">
                <text:p>0.00751032669921142</text:p>
              </table:table-cell>
              <table:table-cell office:value-type="float" office:value="0.0394571789380298">
                <text:p>0.039457178938029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674991562605468">
                <text:p>0.00674991562605468</text:p>
              </table:table-cell>
              <table:table-cell office:value-type="float" office:value="0.0392368924571566">
                <text:p>0.03923689245715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611060189428659">
                <text:p>0.00611060189428659</text:p>
              </table:table-cell>
              <table:table-cell office:value-type="float" office:value="0.0389138380949833">
                <text:p>0.038913838094983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555092978073827">
                <text:p>0.00555092978073827</text:p>
              </table:table-cell>
              <table:table-cell office:value-type="float" office:value="0.0387027275517324">
                <text:p>0.038702727551732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515065670873036">
                <text:p>0.00515065670873036</text:p>
              </table:table-cell>
              <table:table-cell office:value-type="float" office:value="0.0383643488699584">
                <text:p>0.03836434886995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475850582916964">
                <text:p>0.00475850582916964</text:p>
              </table:table-cell>
              <table:table-cell office:value-type="float" office:value="0.038010000391448">
                <text:p>0.03801000039144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406256347755434">
                <text:p>0.00406256347755434</text:p>
              </table:table-cell>
              <table:table-cell office:value-type="float" office:value="0.0373146422736938">
                <text:p>0.03731464227369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366099212886692">
                <text:p>0.00366099212886692</text:p>
              </table:table-cell>
              <table:table-cell office:value-type="float" office:value="0.0367816403706307">
                <text:p>0.03678164037063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named-symbol" chart:symbol-name="diamond" chart:symbol-width="0.106cm" chart:symbol-height="0.106cm" chart:link-data-style-to-source="tru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29.106cm" svg:height="9.459cm" xlink:href=".." xlink:type="simple" chart:class="chart:scatter" chart:style-name="ch1">
        <chart:title svg:x="7.083cm" svg:y="0.324cm" chart:style-name="ch2">
          <text:p>ladungsträgerkonzentration - Temperatur</text:p>
        </chart:title>
        <chart:plot-area chart:style-name="ch3" table:cell-range-address="'Tag 2'.B28:'Tag 2'.O28 'Tag 2'.B71:'Tag 2'.O71" chart:data-source-has-labels="row" svg:x="0.582cm" svg:y="1.664cm" svg:width="27.942cm" svg:height="7.606cm">
          <chartooo:coordinate-region svg:x="4.643cm" svg:y="1.89cm" svg:width="23.403cm" svg:height="6.6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ag 2'.B71:'Tag 2'.O71" chart:label-cell-address="&quot;ladungsträgerkonzentration - Temperatur&quot;" chart:class="chart:scatter">
            <chart:domain table:cell-range-address="'Tag 2'.B28:'Tag 2'.O28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28</text:p>
              </table:table-cell>
              <table:table-cell office:value-type="string">
                <text:p>ladungsträgerkonzentration - Temperatu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47819660014782">
                <text:p>0.0147819660014782</text:p>
                <draw:g>
                  <svg:desc>'Tag 2'.B28:'Tag 2'.O28</svg:desc>
                </draw:g>
              </table:table-cell>
              <table:table-cell office:value-type="float" office:value="4.70980214801832E+017">
                <text:p>4.70980214801832E+017</text:p>
                <draw:g>
                  <svg:desc>'Tag 2'.B71:'Tag 2'.O7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28783000643915">
                <text:p>0.0128783000643915</text:p>
              </table:table-cell>
              <table:table-cell office:value-type="float" office:value="4.70290388154241E+017">
                <text:p>4.70290388154241E+01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10926234054354">
                <text:p>0.0110926234054354</text:p>
              </table:table-cell>
              <table:table-cell office:value-type="float" office:value="4.70087253736945E+017">
                <text:p>4.70087253736945E+01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93541977148535">
                <text:p>0.00993541977148535</text:p>
              </table:table-cell>
              <table:table-cell office:value-type="float" office:value="4.70046647909426E+017">
                <text:p>4.70046647909426E+01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95656068069861">
                <text:p>0.00895656068069861</text:p>
              </table:table-cell>
              <table:table-cell office:value-type="float" office:value="4.70339594465353E+017">
                <text:p>4.70339594465353E+01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825423029302518">
                <text:p>0.00825423029302518</text:p>
              </table:table-cell>
              <table:table-cell office:value-type="float" office:value="4.70335315246934E+017">
                <text:p>4.70335315246934E+0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51032669921142">
                <text:p>0.00751032669921142</text:p>
              </table:table-cell>
              <table:table-cell office:value-type="float" office:value="4.70778627772575E+017">
                <text:p>4.70778627772575E+01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674991562605468">
                <text:p>0.00674991562605468</text:p>
              </table:table-cell>
              <table:table-cell office:value-type="float" office:value="4.71527943640721E+017">
                <text:p>4.71527943640721E+01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611060189428659">
                <text:p>0.00611060189428659</text:p>
              </table:table-cell>
              <table:table-cell office:value-type="float" office:value="4.72797972718846E+017">
                <text:p>4.72797972718846E+01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555092978073827">
                <text:p>0.00555092978073827</text:p>
              </table:table-cell>
              <table:table-cell office:value-type="float" office:value="4.73668719129538E+017">
                <text:p>4.73668719129538E+01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515065670873036">
                <text:p>0.00515065670873036</text:p>
              </table:table-cell>
              <table:table-cell office:value-type="float" office:value="4.746036717076E+017">
                <text:p>4.746036717076E+01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475850582916964">
                <text:p>0.00475850582916964</text:p>
              </table:table-cell>
              <table:table-cell office:value-type="float" office:value="4.75704232342081E+017">
                <text:p>4.75704232342081E+01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406256347755434">
                <text:p>0.00406256347755434</text:p>
              </table:table-cell>
              <table:table-cell office:value-type="float" office:value="4.7902343736579E+017">
                <text:p>4.7902343736579E+017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366099212886692">
                <text:p>0.00366099212886692</text:p>
              </table:table-cell>
              <table:table-cell office:value-type="float" office:value="4.81816049780077E+017">
                <text:p>4.81816049780077E+01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draw:fill="none"/>
    </style:style>
    <style:style style:name="ch2" style:family="chart">
      <style:chart-properties chart:auto-position="true" style:rotation-angle="0"/>
      <style:text-properties fo:color="#000000" style:text-position="0% 100%" fo:font-family="Calibri" fo:font-size="18pt" fo:font-weight="bold" style:font-size-asian="18pt" style:font-weight-asian="bold" style:font-size-complex="18pt" style:font-weight-complex="bold"/>
    </style:style>
    <style:style style:name="ch3" style:family="chart">
      <style:chart-properties chart:symbol-type="automatic" chart:include-hidden-cells="false" chart:auto-position="true" chart:auto-size="true" chart:treat-empty-cells="leave-gap"/>
    </style:style>
    <style:style style:name="ch4" style:family="chart" style:data-style-name="N0">
      <style:chart-properties chart:display-label="true" chart:logarithmic="false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0pt" style:font-size-asian="10pt" style:font-size-complex="10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named-symbol" chart:symbol-name="diamond" chart:symbol-width="0.106cm" chart:symbol-height="0.106cm" chart:link-data-style-to-source="true" chart:label-position="right">
        <chart:label-separator>
          <text:p>; </text:p>
        </chart:label-separator>
      </style:chart-properties>
      <style:graphic-properties draw:stroke="none" svg:stroke-width="0.079cm"/>
      <style:text-properties fo:color="#000000" style:text-position="0% 100%" fo:font-family="Calibri" fo:font-size="10pt" style:font-size-asian="10pt" style:font-size-complex="10pt"/>
    </style:style>
    <style:style style:name="ch7" style:family="chart">
      <style:graphic-properties draw:fill="solid" draw:fill-color="#ffffff"/>
    </style:style>
    <style:style style:name="ch8" style:family="chart">
      <style:graphic-properties draw:fill-color="#d9d9d9"/>
    </style:style>
  </office:automatic-styles>
  <office:body>
    <office:chart>
      <chart:chart svg:width="28.947cm" svg:height="9.829cm" xlink:href=".." xlink:type="simple" chart:class="chart:scatter" chart:style-name="ch1">
        <chart:title svg:x="9.517cm" svg:y="0.331cm" chart:style-name="ch2">
          <text:p>Beweglichkeit - Temperatur</text:p>
        </chart:title>
        <chart:plot-area chart:style-name="ch3" table:cell-range-address="'Tag 2'.B28:'Tag 2'.O28 'Tag 2'.B69:'Tag 2'.O69" chart:data-source-has-labels="row" svg:x="0.578cm" svg:y="1.678cm" svg:width="27.791cm" svg:height="7.955cm">
          <chartooo:coordinate-region svg:x="1.57cm" svg:y="1.904cm" svg:width="26.321cm" svg:height="7.02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Tag 2'.B69:'Tag 2'.O69" chart:label-cell-address="&quot;Beweglichkeit - Temperatur&quot;" chart:class="chart:scatter">
            <chart:domain table:cell-range-address="'Tag 2'.B28:'Tag 2'.O28"/>
            <chart:data-point chart:repeated="1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Row 28</text:p>
              </table:table-cell>
              <table:table-cell office:value-type="string">
                <text:p>Beweglichkeit - Temperatur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47819660014782">
                <text:p>0.0147819660014782</text:p>
                <draw:g>
                  <svg:desc>'Tag 2'.B28:'Tag 2'.O28</svg:desc>
                </draw:g>
              </table:table-cell>
              <table:table-cell office:value-type="float" office:value="0.533280377099917">
                <text:p>0.533280377099917</text:p>
                <draw:g>
                  <svg:desc>'Tag 2'.B69:'Tag 2'.O6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28783000643915">
                <text:p>0.0128783000643915</text:p>
              </table:table-cell>
              <table:table-cell office:value-type="float" office:value="0.532984719350054">
                <text:p>0.53298471935005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110926234054354">
                <text:p>0.0110926234054354</text:p>
              </table:table-cell>
              <table:table-cell office:value-type="float" office:value="0.530898964412931">
                <text:p>0.53089896441293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0993541977148535">
                <text:p>0.00993541977148535</text:p>
              </table:table-cell>
              <table:table-cell office:value-type="float" office:value="0.528519885870575">
                <text:p>0.52851988587057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0895656068069861">
                <text:p>0.00895656068069861</text:p>
              </table:table-cell>
              <table:table-cell office:value-type="float" office:value="0.526290061422123">
                <text:p>0.5262900614221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0825423029302518">
                <text:p>0.00825423029302518</text:p>
              </table:table-cell>
              <table:table-cell office:value-type="float" office:value="0.524861259973781">
                <text:p>0.52486125997378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0751032669921142">
                <text:p>0.00751032669921142</text:p>
              </table:table-cell>
              <table:table-cell office:value-type="float" office:value="0.523174756595312">
                <text:p>0.52317475659531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0674991562605468">
                <text:p>0.00674991562605468</text:p>
              </table:table-cell>
              <table:table-cell office:value-type="float" office:value="0.519427163612463">
                <text:p>0.51942716361246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0611060189428659">
                <text:p>0.00611060189428659</text:p>
              </table:table-cell>
              <table:table-cell office:value-type="float" office:value="0.51376669802579">
                <text:p>0.513766698025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0555092978073827">
                <text:p>0.00555092978073827</text:p>
              </table:table-cell>
              <table:table-cell office:value-type="float" office:value="0.510040139589053">
                <text:p>0.5100401395890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515065670873036">
                <text:p>0.00515065670873036</text:p>
              </table:table-cell>
              <table:table-cell office:value-type="float" office:value="0.504584872435096">
                <text:p>0.50458487243509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0475850582916964">
                <text:p>0.00475850582916964</text:p>
              </table:table-cell>
              <table:table-cell office:value-type="float" office:value="0.498767729852513">
                <text:p>0.4987677298525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0406256347755434">
                <text:p>0.00406256347755434</text:p>
              </table:table-cell>
              <table:table-cell office:value-type="float" office:value="0.486250440676933">
                <text:p>0.48625044067693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0366099212886692">
                <text:p>0.00366099212886692</text:p>
              </table:table-cell>
              <table:table-cell office:value-type="float" office:value="0.476526787771221">
                <text:p>0.47652678777122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